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list-style-name="L3">
      <style:graphic-properties draw:stroke="none" svg:stroke-color="#000000" draw:fill="none" draw:fill-color="#ffffff" draw:textarea-horizontal-align="left" draw:auto-grow-height="true" draw:auto-grow-width="false" fo:min-height="0cm" fo:min-width="28.71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fill-color="#ff9696"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textarea-vertical-align="middle" draw:auto-grow-height="false" fo:min-height="0.749cm" fo:min-width="0.499cm"/>
    </style:style>
    <style:style style:name="gr22"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3" style:family="graphic" style:parent-style-name="standard">
      <style:graphic-properties draw:fill-color="#ff8080" draw:textarea-vertical-align="middle" draw:auto-grow-height="false" fo:min-height="0.749cm" fo:min-width="0.499cm"/>
    </style:style>
    <style:style style:name="gr24" style:family="graphic" style:parent-style-name="standard">
      <style:graphic-properties draw:fill-color="#99ccff" draw:textarea-vertical-align="middle" draw:auto-grow-height="false" fo:min-height="0.749cm" fo:min-width="0.499cm"/>
    </style:style>
    <style:style style:name="gr25"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8" style:family="graphic" style:parent-style-name="standard" style:list-style-name="L3">
      <style:graphic-properties draw:stroke="none" draw:fill="none" fo:min-height="1.424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19.82cm"/>
    </style:style>
    <style:style style:name="gr30" style:family="graphic" style:parent-style-name="standard">
      <style:graphic-properties draw:stroke="none" draw:fill="none" fo:min-height="9.245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25.2cm"/>
    </style:style>
    <style:style style:name="gr32" style:family="graphic" style:parent-style-name="standard">
      <style:graphic-properties draw:fill="none"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24.45cm"/>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22.625cm"/>
    </style:style>
    <style:style style:name="gr35" style:family="graphic" style:parent-style-name="standard">
      <style:graphic-properties draw:stroke="none" draw:fill-color="#cccccc" draw:textarea-horizontal-align="justify" draw:textarea-vertical-align="middle" draw:auto-grow-height="false"/>
    </style:style>
    <style:style style:name="gr36"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7" style:family="graphic" style:parent-style-name="standard">
      <style:graphic-properties draw:stroke="none" draw:fill-color="#cccccc" draw:textarea-vertical-align="middle" draw:auto-grow-height="false" fo:min-height="0.749cm" fo:min-width="0.499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40" style:family="graphic" style:parent-style-name="standard">
      <style:graphic-properties draw:stroke="none" draw:fill="none" fo:min-height="1.02cm"/>
    </style:style>
    <style:style style:name="gr41" style:family="graphic" style:parent-style-name="standard">
      <style:graphic-properties draw:stroke="none" draw:fill-color="#cccccc" draw:textarea-horizontal-align="justify" draw:textarea-vertical-align="middle" draw:auto-grow-height="false"/>
    </style:style>
    <style:style style:name="gr42" style:family="graphic" style:parent-style-name="standard">
      <style:graphic-properties draw:fill-color="#ff6633" draw:textarea-horizontal-align="justify" draw:textarea-vertical-align="middle" draw:auto-grow-height="false"/>
    </style:style>
    <style:style style:name="gr43" style:family="graphic" style:parent-style-name="standard">
      <style:graphic-properties draw:stroke="none" draw:fill-color="#cccccc" draw:textarea-vertical-align="middle" draw:auto-grow-height="false" fo:min-height="0.749cm" fo:min-width="0.499cm"/>
    </style:style>
    <style:style style:name="gr44" style:family="graphic" style:parent-style-name="standard">
      <style:graphic-properties draw:fill-color="#ff0000" draw:textarea-vertical-align="middle" draw:auto-grow-height="false" fo:min-height="0.749cm" fo:min-width="0.499cm"/>
    </style:style>
    <style:style style:name="gr45"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6"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7"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8" style:family="graphic" style:parent-style-name="standard" style:list-style-name="L3">
      <style:graphic-properties draw:stroke="none" draw:fill="none" fo:min-height="3.75cm"/>
    </style:style>
    <style:style style:name="gr49" style:family="graphic" style:parent-style-name="standard">
      <style:graphic-properties draw:stroke="none" svg:stroke-color="#000000" draw:fill="solid" draw:fill-color="#ff9966" draw:auto-grow-height="true" draw:auto-grow-width="false" fo:max-height="0cm" fo:min-height="0cm"/>
    </style:style>
    <style:style style:name="gr50"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51" style:family="graphic" style:parent-style-name="standard">
      <style:graphic-properties draw:stroke="none" draw:fill="none" fo:min-height="1.424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25.535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1.678cm"/>
    </style:style>
    <style:style style:name="pr5" style:family="presentation" style:parent-style-name="Default-title">
      <style:graphic-properties draw:fill-color="#ffffff" fo:min-height="3.256cm"/>
    </style:style>
    <style:style style:name="pr6" style:family="presentation" style:parent-style-name="Default-title">
      <style:graphic-properties draw:fill-color="#ffffff" fo:min-height="1.637cm"/>
    </style:style>
    <style:style style:name="pr7" style:family="presentation" style:parent-style-name="Default-title">
      <style:graphic-properties draw:fill-color="#ffffff" fo:min-height="0.869cm"/>
    </style:style>
    <style:style style:name="pr8"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start" fo:text-indent="0cm"/>
    </style:style>
    <style:style style:name="P6" style:family="paragraph">
      <style:paragraph-properties fo:margin-left="0cm" fo:margin-right="0cm" fo:text-indent="0cm"/>
      <style:text-properties fo:font-family="Courier" style:font-family-generic="modern" style:font-pitch="fixed"/>
    </style:style>
    <style:style style:name="P7" style:family="paragraph">
      <style:paragraph-properties text:enable-numbering="false" fo:margin-left="0cm" fo:margin-right="0cm" fo:text-indent="0cm"/>
    </style:style>
    <style:style style:name="P8" style:family="paragraph">
      <style:paragraph-properties fo:margin-left="0cm" fo:margin-right="0cm" fo:text-align="center" fo:text-indent="0cm"/>
      <style:text-properties fo:font-size="14pt" fo:font-weight="bold" style:font-size-asian="18pt" style:font-size-complex="18pt"/>
    </style:style>
    <style:style style:name="P9" style:family="paragraph">
      <style:paragraph-properties fo:margin-left="0cm" fo:margin-right="0cm" fo:text-align="center" fo:text-indent="0cm"/>
      <style:text-properties fo:font-size="14pt" style:font-size-asian="18pt" style:font-size-complex="18pt"/>
    </style:style>
    <style:style style:name="P10" style:family="paragraph">
      <style:paragraph-properties text:enable-numbering="true" fo:margin-left="0cm" fo:margin-right="0cm" fo:text-indent="0cm"/>
    </style:style>
    <style:style style:name="P11" style:family="paragraph">
      <style:text-properties fo:font-family="Courier" style:font-family-generic="modern" style:font-pitch="fixed"/>
    </style:style>
    <style:style style:name="P12" style:family="paragraph">
      <style:paragraph-properties text:enable-numbering="true" fo:margin-left="0cm" fo:margin-right="0cm" fo:text-align="center" fo:text-indent="0cm"/>
    </style:style>
    <style:style style:name="P13" style:family="paragraph">
      <style:paragraph-properties fo:margin-left="0cm" fo:margin-right="0cm" fo:text-align="center" fo:text-indent="0cm"/>
      <style:text-properties fo:font-weight="bold" style:font-weight-asian="bold" style:font-weight-complex="bold"/>
    </style:style>
    <style:style style:name="P14" style:family="paragraph">
      <style:paragraph-properties text:enable-numbering="false" fo:margin-left="0cm" fo:margin-right="0cm" fo:text-align="center"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color="#00ae00"/>
    </style:style>
    <style:style style:name="T7" style:family="text">
      <style:text-properties fo:color="#804c19"/>
    </style:style>
    <style:style style:name="T8" style:family="text">
      <style:text-properties style:use-window-font-color="true"/>
    </style:style>
    <style:style style:name="T9" style:family="text">
      <style:text-properties fo:color="#5c8526"/>
    </style:style>
    <style:style style:name="T10" style:family="text">
      <style:text-properties style:use-window-font-color="true" fo:font-weight="bold" style:font-weight-asian="bold" style:font-weight-complex="bold"/>
    </style:style>
    <style:style style:name="T11" style:family="text">
      <style:text-properties fo:color="#dc2300"/>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4pt" fo:font-weight="bold" style:font-size-asian="18pt" style:font-size-complex="18pt"/>
    </style:style>
    <style:style style:name="T14" style:family="text">
      <style:text-properties fo:font-size="14pt" style:font-size-asian="18pt" style:font-size-complex="18pt"/>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family="Courier" style:font-family-generic="modern" style:font-pitch="fixed" fo:font-weight="bold" style:font-weight-asian="bold" style:font-weight-complex="bold"/>
    </style:style>
    <style:style style:name="T17" style:family="text">
      <style:text-properties fo:font-size="14pt"/>
    </style:style>
    <style:style style:name="T18" style:family="text">
      <style:text-properties fo:font-size="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text:start-value="0">
        <style:list-level-properties text:min-label-width="0.508cm"/>
        <style:text-properties style:use-window-font-color="true" fo:font-size="100%"/>
      </text:list-level-style-number>
      <text:list-level-style-number text:level="2" style:num-suffix="." style:num-format="1" text:start-value="0">
        <style:list-level-properties text:space-before="0.6cm" text:min-label-width="0.508cm"/>
        <style:text-properties style:use-window-font-color="true" fo:font-size="100%"/>
      </text:list-level-style-number>
      <text:list-level-style-number text:level="3" style:num-suffix="." style:num-format="1" text:start-value="0">
        <style:list-level-properties text:space-before="1.2cm" text:min-label-width="0.508cm"/>
        <style:text-properties style:use-window-font-color="true" fo:font-size="100%"/>
      </text:list-level-style-number>
      <text:list-level-style-number text:level="4" style:num-suffix="." style:num-format="1" text:start-value="0">
        <style:list-level-properties text:space-before="1.8cm" text:min-label-width="0.508cm"/>
        <style:text-properties style:use-window-font-color="true" fo:font-size="100%"/>
      </text:list-level-style-number>
      <text:list-level-style-number text:level="5" style:num-suffix="." style:num-format="1" text:start-value="0">
        <style:list-level-properties text:space-before="2.4cm" text:min-label-width="0.508cm"/>
        <style:text-properties style:use-window-font-color="true" fo:font-size="100%"/>
      </text:list-level-style-number>
      <text:list-level-style-number text:level="6" style:num-suffix="." style:num-format="1" text:start-value="0">
        <style:list-level-properties text:space-before="3cm" text:min-label-width="0.508cm"/>
        <style:text-properties style:use-window-font-color="true" fo:font-size="100%"/>
      </text:list-level-style-number>
      <text:list-level-style-number text:level="7" style:num-suffix="." style:num-format="1" text:start-value="0">
        <style:list-level-properties text:space-before="3.6cm" text:min-label-width="0.508cm"/>
        <style:text-properties style:use-window-font-color="true" fo:font-size="100%"/>
      </text:list-level-style-number>
      <text:list-level-style-number text:level="8" style:num-suffix="." style:num-format="1" text:start-value="0">
        <style:list-level-properties text:space-before="4.2cm" text:min-label-width="0.508cm"/>
        <style:text-properties style:use-window-font-color="true" fo:font-size="100%"/>
      </text:list-level-style-number>
      <text:list-level-style-number text:level="9" style:num-suffix="." style:num-format="1" text:start-value="0">
        <style:list-level-properties text:space-before="4.8cm" text:min-label-width="0.508cm"/>
        <style:text-properties style:use-window-font-color="true" fo:font-size="100%"/>
      </text:list-level-style-number>
      <text:list-level-style-number text:level="10" style:num-suffix="." style:num-format="1" text:start-value="0">
        <style:list-level-properties text:space-before="5.4cm" text:min-label-width="0.508cm"/>
        <style:text-properties style:use-window-font-color="true" fo:font-size="100%"/>
      </text:list-level-style-number>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p text:style-name="P1"><text:span text:style-name="T1">The Siml compiler translates a simulation program from the Siml language into the Python language. The translated program uses Numpy and Scipy for numerical computations.</text:span></text:p>
            <text:p text:style-name="P1"><text:span text:style-name="T1"/></text:p>
            <text:p text:style-name="P1"><text:span text:style-name="T2">Data Flattening and Code Collecting</text:span></text:p>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p text:style-name="P1"/>
            <text:p text:style-name="P1">The Siml compiler converts the simulation program to the form which solvers need. This process is called 'data flattening' and 'code collecting' in this document. </text:p>
            <text:p text:style-name="P1"/>
            <text:p text:style-name="P1"><text:span text:style-name="T2">The Simulation Object</text:span></text:p>
            <text:p text:style-name="P1">In Siml a dynamic system consists of one (root) simulation object, that contains all data and algorithms. The object supports three special methods that are called by the solver: </text:p>
            <text:list text:style-name="L1">
              <text:list-item>
                <text:p text:style-name="P1">'initial()' - called once at the beginning of the simulation, computes initial values. </text:p>
              </text:list-item>
              <text:list-item>
                <text:p text:style-name="P1">'dynamic()' - called repeatedly during the solution process, computes the derivatives.</text:p>
              </text:list-item>
              <text:list-item>
                <text:p text:style-name="P1">'final()' - called once at the end of the run, for displaying graphs.</text:p>
              </text:list-item>
            </text:list>
            <text:p text:style-name="P1"/>
            <text:p text:style-name="P1">The simulation program's code is restructured (collected) into these three functions. The conversion of the data into a one-dimensional vector is invisible to the user. </text:p>
            <text:p text:style-name="P1"/>
            <text:p text:style-name="P1">The generated Python object has an additional method to compute algebraic variables. Algebraic variables are ignored by the usual solvers, who only see the state variables.</text:p>
          </draw:text-box>
        </draw:frame>
        <presentation:notes draw:style-name="dp2">
          <draw:page-thumbnail draw:style-name="gr2" draw:layer="layout" svg:width="13.968cm" svg:height="10.476cm" svg:x="3.81cm" svg:y="2.123cm" draw:page-number="1" presentation:class="page"/>
          <draw:frame presentation:style-name="pr2" draw:text-style-name="P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3" draw:id="id2" draw:layer="layout" svg:width="0.635cm" svg:height="0.635cm" svg:x="7.581cm" svg:y="7.955cm">
            <text:p text:style-name="P3">d</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 draw:text-style-name="P3" draw:id="id4" draw:layer="layout" svg:width="0.635cm" svg:height="0.635cm" svg:x="8.281cm" svg:y="6.058cm">
            <text:p text:style-name="P3">b</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6.832cm" svg:y1="3.684cm" svg:x2="7.581cm" svg:y2="8.272cm" draw:start-shape="id1" draw:start-glue-point="8" draw:end-shape="id2" draw:end-glue-point="6" svg:d="m6832 3684v4588h749">
            <text:p/>
          </draw:connector>
          <draw:connector draw:style-name="gr4" draw:text-style-name="P4" draw:layer="layout" svg:x1="7.699cm" svg:y1="4.795cm" svg:x2="8.281cm" svg:y2="6.375cm" draw:start-shape="id3" draw:start-glue-point="8" draw:end-shape="id4" draw:end-glue-point="6" svg:d="m7699 4795v1580h582">
            <text:p/>
          </draw:connector>
          <draw:connector draw:style-name="gr4" draw:text-style-name="P4" draw:layer="layout" svg:x1="8.216cm" svg:y1="8.272cm" svg:x2="8.786cm" svg:y2="8.272cm" draw:start-shape="id2" draw:start-glue-point="10" draw:end-shape="id5" draw:end-glue-point="3" svg:d="m8216 8272h570">
            <text:p/>
          </draw:connector>
          <draw:connector draw:style-name="gr4" draw:text-style-name="P4" draw:layer="layout" svg:x1="8.916cm" svg:y1="6.375cm" svg:x2="9.355cm" svg:y2="6.375cm" draw:start-shape="id4" draw:start-glue-point="10" draw:end-shape="id6" draw:end-glue-point="3" svg:d="m8916 6375h439">
            <text:p/>
          </draw:connector>
          <draw:custom-shape draw:style-name="gr3" draw:text-style-name="P3" draw:id="id7" draw:layer="layout" svg:width="0.635cm" svg:height="0.635cm" svg:x="8.282cm" svg:y="5.015cm">
            <text:p text:style-name="P3">a</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8.917cm" svg:y1="5.332cm" svg:x2="9.31cm" svg:y2="5.332cm" draw:start-shape="id7" draw:start-glue-point="10" draw:end-shape="id8" draw:end-glue-point="3" svg:d="m8917 5332h393">
            <text:p/>
          </draw:connector>
          <draw:connector draw:style-name="gr4" draw:text-style-name="P4" draw:layer="layout" svg:x1="8.282cm" svg:y1="5.332cm" svg:x2="7.699cm" svg:y2="4.795cm" draw:start-shape="id7" draw:start-glue-point="6" draw:end-shape="id3" draw:end-glue-point="8" svg:d="m8282 5332h-583v-537">
            <text:p/>
          </draw:connector>
          <draw:custom-shape draw:style-name="gr3" draw:text-style-name="P3" draw:id="id1" draw:layer="layout" svg:width="1.905cm" svg:height="0.809cm" svg:x="5.88cm" svg:y="2.875cm">
            <text:p text:style-name="P3">sim1</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 draw:text-style-name="P3" draw:id="id3" draw:layer="layout" svg:width="0.635cm" svg:height="0.635cm" svg:x="7.382cm" svg:y="4.16cm">
            <text:p text:style-name="P3">c</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6.832cm" svg:y1="3.684cm" svg:x2="7.382cm" svg:y2="4.477cm" draw:start-shape="id1" draw:start-glue-point="8" draw:end-shape="id3" draw:end-glue-point="6" svg:d="m6832 3684v793h550">
            <text:p/>
          </draw:connector>
          <draw:custom-shape draw:style-name="gr5" draw:text-style-name="P3" draw:id="id9" draw:layer="layout" svg:width="5.715cm" svg:height="0.635cm" svg:x="8.252cm" svg:y="6.969cm">
            <text:p text:style-name="P3">foo(this, x:Real=0)</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1.109cm" svg:y1="7.604cm" svg:x2="14.372cm" svg:y2="8.156cm" draw:start-shape="id9" draw:end-shape="id10" draw:end-glue-point="3" svg:d="m11109 7604v552h3263">
            <text:p/>
          </draw:connector>
          <draw:custom-shape draw:style-name="gr6" draw:text-style-name="P5" draw:id="id10" draw:layer="layout" svg:width="3.175cm" svg:height="1.905cm" svg:x="14.372cm" svg:y="7.204cm">
            <text:p text:style-name="P5">a = 2*x</text:p>
            <text:p text:style-name="P5">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7.699cm" svg:y1="4.795cm" svg:x2="8.252cm" svg:y2="7.286cm" draw:start-shape="id3" draw:start-glue-point="8" draw:end-shape="id9" draw:end-glue-point="3" svg:d="m7699 4795v2491h553">
            <text:p/>
          </draw:connector>
          <draw:custom-shape draw:style-name="gr7" draw:text-style-name="P3" draw:id="id8" draw:layer="layout" svg:width="1.615cm" svg:height="0.841cm" svg:x="9.31cm" svg:y="4.912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id="id6" draw:layer="layout" svg:width="1.615cm" svg:height="0.841cm" svg:x="9.355cm" svg:y="5.955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id="id5" draw:layer="layout" svg:width="1.615cm" svg:height="0.841cm" svg:x="8.786cm" svg:y="7.852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4" draw:layer="layout" svg:width="0.635cm" svg:height="0.635cm" svg:x="6.91cm" svg:y="13.97cm">
              <text:p/>
              <draw:enhanced-geometry svg:viewBox="0 0 21600 21600" draw:type="rectangle" draw:enhanced-path="M 0 0 L 21600 0 21600 21600 0 21600 0 0 Z N"/>
            </draw:custom-shape>
            <draw:custom-shape draw:style-name="gr8" draw:text-style-name="P4" draw:layer="layout" svg:width="0.635cm" svg:height="0.635cm" svg:x="6.911cm" svg:y="14.607cm">
              <text:p/>
              <draw:enhanced-geometry svg:viewBox="0 0 21600 21600" draw:type="rectangle" draw:enhanced-path="M 0 0 L 21600 0 21600 21600 0 21600 0 0 Z N"/>
            </draw:custom-shape>
            <draw:custom-shape draw:style-name="gr8" draw:text-style-name="P4" draw:layer="layout" svg:width="0.635cm" svg:height="0.635cm" svg:x="6.911cm" svg:y="15.242cm">
              <text:p/>
              <draw:enhanced-geometry svg:viewBox="0 0 21600 21600" draw:type="rectangle" draw:enhanced-path="M 0 0 L 21600 0 21600 21600 0 21600 0 0 Z N"/>
            </draw:custom-shape>
            <draw:custom-shape draw:style-name="gr8" draw:text-style-name="P4" draw:layer="layout" svg:width="0.635cm" svg:height="0.635cm" svg:x="6.911cm" svg:y="15.877cm">
              <text:p/>
              <draw:enhanced-geometry svg:viewBox="0 0 21600 21600" draw:type="rectangle" draw:enhanced-path="M 0 0 L 21600 0 21600 21600 0 21600 0 0 Z N"/>
            </draw:custom-shape>
          </draw:g>
          <draw:custom-shape draw:style-name="gr5" draw:text-style-name="P3" draw:id="id12" draw:layer="layout" svg:width="3.81cm" svg:height="1.905cm" svg:x="8.715cm" svg:y="14.289cm">
            <text:p text:style-name="P3">System</text:p>
            <text:p text:style-name="P3">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4" draw:layer="layout" svg:width="0.635cm" svg:height="0.635cm" svg:x="13.71cm" svg:y="13.97cm">
              <text:p/>
              <draw:enhanced-geometry svg:viewBox="0 0 21600 21600" draw:type="rectangle" draw:enhanced-path="M 0 0 L 21600 0 21600 21600 0 21600 0 0 Z N"/>
            </draw:custom-shape>
            <draw:custom-shape draw:style-name="gr8" draw:text-style-name="P4" draw:layer="layout" svg:width="0.635cm" svg:height="0.635cm" svg:x="13.711cm" svg:y="14.607cm">
              <text:p/>
              <draw:enhanced-geometry svg:viewBox="0 0 21600 21600" draw:type="rectangle" draw:enhanced-path="M 0 0 L 21600 0 21600 21600 0 21600 0 0 Z N"/>
            </draw:custom-shape>
            <draw:custom-shape draw:style-name="gr8" draw:text-style-name="P4" draw:layer="layout" svg:width="0.635cm" svg:height="0.635cm" svg:x="13.711cm" svg:y="15.242cm">
              <text:p/>
              <draw:enhanced-geometry svg:viewBox="0 0 21600 21600" draw:type="rectangle" draw:enhanced-path="M 0 0 L 21600 0 21600 21600 0 21600 0 0 Z N"/>
            </draw:custom-shape>
            <draw:custom-shape draw:style-name="gr8" draw:text-style-name="P4" draw:layer="layout" svg:width="0.635cm" svg:height="0.635cm" svg:x="13.711cm" svg:y="15.877cm">
              <text:p/>
              <draw:enhanced-geometry svg:viewBox="0 0 21600 21600" draw:type="rectangle" draw:enhanced-path="M 0 0 L 21600 0 21600 21600 0 21600 0 0 Z N"/>
            </draw:custom-shape>
          </draw:g>
          <draw:custom-shape draw:style-name="gr9" draw:text-style-name="P3" draw:id="id14" draw:layer="layout" svg:width="3.81cm" svg:height="1.905cm" svg:x="8.715cm" svg:y="16.79cm">
            <text:p text:style-name="P3">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4" draw:layer="layout" svg:width="0.635cm" svg:height="0.635cm" svg:x="16.501cm" svg:y="17.27cm">
                <text:p/>
                <draw:enhanced-geometry svg:viewBox="0 0 21600 21600" draw:type="rectangle" draw:enhanced-path="M 0 0 L 21600 0 21600 21600 0 21600 0 0 Z N"/>
              </draw:custom-shape>
              <draw:custom-shape draw:style-name="gr8" draw:text-style-name="P4" draw:layer="layout" svg:width="0.635cm" svg:height="0.635cm" svg:x="16.502cm" svg:y="17.907cm">
                <text:p/>
                <draw:enhanced-geometry svg:viewBox="0 0 21600 21600" draw:type="rectangle" draw:enhanced-path="M 0 0 L 21600 0 21600 21600 0 21600 0 0 Z N"/>
              </draw:custom-shape>
              <draw:custom-shape draw:style-name="gr8" draw:text-style-name="P4" draw:layer="layout" svg:width="0.635cm" svg:height="0.635cm" svg:x="16.502cm" svg:y="18.542cm">
                <text:p/>
                <draw:enhanced-geometry svg:viewBox="0 0 21600 21600" draw:type="rectangle" draw:enhanced-path="M 0 0 L 21600 0 21600 21600 0 21600 0 0 Z N"/>
              </draw:custom-shape>
              <draw:custom-shape draw:style-name="gr8" draw:text-style-name="P4" draw:layer="layout" svg:width="0.635cm" svg:height="0.635cm" svg:x="16.502cm" svg:y="19.177cm">
                <text:p/>
                <draw:enhanced-geometry svg:viewBox="0 0 21600 21600" draw:type="rectangle" draw:enhanced-path="M 0 0 L 21600 0 21600 21600 0 21600 0 0 Z N"/>
              </draw:custom-shape>
            </draw:g>
            <draw:g>
              <draw:custom-shape draw:style-name="gr8" draw:text-style-name="P4" draw:layer="layout" svg:width="0.635cm" svg:height="0.635cm" svg:x="17.14cm" svg:y="17.27cm">
                <text:p/>
                <draw:enhanced-geometry svg:viewBox="0 0 21600 21600" draw:type="rectangle" draw:enhanced-path="M 0 0 L 21600 0 21600 21600 0 21600 0 0 Z N"/>
              </draw:custom-shape>
              <draw:custom-shape draw:style-name="gr8" draw:text-style-name="P4" draw:layer="layout" svg:width="0.635cm" svg:height="0.635cm" svg:x="17.141cm" svg:y="17.907cm">
                <text:p/>
                <draw:enhanced-geometry svg:viewBox="0 0 21600 21600" draw:type="rectangle" draw:enhanced-path="M 0 0 L 21600 0 21600 21600 0 21600 0 0 Z N"/>
              </draw:custom-shape>
              <draw:custom-shape draw:style-name="gr8" draw:text-style-name="P4" draw:layer="layout" svg:width="0.635cm" svg:height="0.635cm" svg:x="17.141cm" svg:y="18.542cm">
                <text:p/>
                <draw:enhanced-geometry svg:viewBox="0 0 21600 21600" draw:type="rectangle" draw:enhanced-path="M 0 0 L 21600 0 21600 21600 0 21600 0 0 Z N"/>
              </draw:custom-shape>
              <draw:custom-shape draw:style-name="gr8" draw:text-style-name="P4" draw:layer="layout" svg:width="0.635cm" svg:height="0.635cm" svg:x="17.141cm" svg:y="19.177cm">
                <text:p/>
                <draw:enhanced-geometry svg:viewBox="0 0 21600 21600" draw:type="rectangle" draw:enhanced-path="M 0 0 L 21600 0 21600 21600 0 21600 0 0 Z N"/>
              </draw:custom-shape>
            </draw:g>
            <draw:g>
              <draw:custom-shape draw:style-name="gr8" draw:text-style-name="P4" draw:layer="layout" svg:width="0.635cm" svg:height="0.635cm" svg:x="17.775cm" svg:y="17.27cm">
                <text:p/>
                <draw:enhanced-geometry svg:viewBox="0 0 21600 21600" draw:type="rectangle" draw:enhanced-path="M 0 0 L 21600 0 21600 21600 0 21600 0 0 Z N"/>
              </draw:custom-shape>
              <draw:custom-shape draw:style-name="gr8" draw:text-style-name="P4" draw:layer="layout" svg:width="0.635cm" svg:height="0.635cm" svg:x="17.776cm" svg:y="17.907cm">
                <text:p/>
                <draw:enhanced-geometry svg:viewBox="0 0 21600 21600" draw:type="rectangle" draw:enhanced-path="M 0 0 L 21600 0 21600 21600 0 21600 0 0 Z N"/>
              </draw:custom-shape>
              <draw:custom-shape draw:style-name="gr8" draw:text-style-name="P4" draw:layer="layout" svg:width="0.635cm" svg:height="0.635cm" svg:x="17.776cm" svg:y="18.542cm">
                <text:p/>
                <draw:enhanced-geometry svg:viewBox="0 0 21600 21600" draw:type="rectangle" draw:enhanced-path="M 0 0 L 21600 0 21600 21600 0 21600 0 0 Z N"/>
              </draw:custom-shape>
              <draw:custom-shape draw:style-name="gr8" draw:text-style-name="P4" draw:layer="layout" svg:width="0.635cm" svg:height="0.635cm" svg:x="17.776cm" svg:y="19.177cm">
                <text:p/>
                <draw:enhanced-geometry svg:viewBox="0 0 21600 21600" draw:type="rectangle" draw:enhanced-path="M 0 0 L 21600 0 21600 21600 0 21600 0 0 Z N"/>
              </draw:custom-shape>
            </draw:g>
            <draw:g>
              <draw:custom-shape draw:style-name="gr8" draw:text-style-name="P4" draw:layer="layout" svg:width="0.635cm" svg:height="0.635cm" svg:x="18.41cm" svg:y="17.27cm">
                <text:p/>
                <draw:enhanced-geometry svg:viewBox="0 0 21600 21600" draw:type="rectangle" draw:enhanced-path="M 0 0 L 21600 0 21600 21600 0 21600 0 0 Z N"/>
              </draw:custom-shape>
              <draw:custom-shape draw:style-name="gr8" draw:text-style-name="P4" draw:layer="layout" svg:width="0.635cm" svg:height="0.635cm" svg:x="18.411cm" svg:y="17.907cm">
                <text:p/>
                <draw:enhanced-geometry svg:viewBox="0 0 21600 21600" draw:type="rectangle" draw:enhanced-path="M 0 0 L 21600 0 21600 21600 0 21600 0 0 Z N"/>
              </draw:custom-shape>
              <draw:custom-shape draw:style-name="gr8" draw:text-style-name="P4" draw:layer="layout" svg:width="0.635cm" svg:height="0.635cm" svg:x="18.411cm" svg:y="18.542cm">
                <text:p/>
                <draw:enhanced-geometry svg:viewBox="0 0 21600 21600" draw:type="rectangle" draw:enhanced-path="M 0 0 L 21600 0 21600 21600 0 21600 0 0 Z N"/>
              </draw:custom-shape>
              <draw:custom-shape draw:style-name="gr8" draw:text-style-name="P4" draw:layer="layout" svg:width="0.635cm" svg:height="0.635cm" svg:x="18.411cm" svg:y="19.177cm">
                <text:p/>
                <draw:enhanced-geometry svg:viewBox="0 0 21600 21600" draw:type="rectangle" draw:enhanced-path="M 0 0 L 21600 0 21600 21600 0 21600 0 0 Z N"/>
              </draw:custom-shape>
            </draw:g>
            <draw:g>
              <draw:custom-shape draw:style-name="gr8" draw:text-style-name="P4" draw:layer="layout" svg:width="0.635cm" svg:height="0.635cm" svg:x="19.049cm" svg:y="17.27cm">
                <text:p/>
                <draw:enhanced-geometry svg:viewBox="0 0 21600 21600" draw:type="rectangle" draw:enhanced-path="M 0 0 L 21600 0 21600 21600 0 21600 0 0 Z N"/>
              </draw:custom-shape>
              <draw:custom-shape draw:style-name="gr8" draw:text-style-name="P4" draw:layer="layout" svg:width="0.635cm" svg:height="0.635cm" svg:x="19.05cm" svg:y="17.907cm">
                <text:p/>
                <draw:enhanced-geometry svg:viewBox="0 0 21600 21600" draw:type="rectangle" draw:enhanced-path="M 0 0 L 21600 0 21600 21600 0 21600 0 0 Z N"/>
              </draw:custom-shape>
              <draw:custom-shape draw:style-name="gr8" draw:text-style-name="P4" draw:layer="layout" svg:width="0.635cm" svg:height="0.635cm" svg:x="19.05cm" svg:y="18.542cm">
                <text:p/>
                <draw:enhanced-geometry svg:viewBox="0 0 21600 21600" draw:type="rectangle" draw:enhanced-path="M 0 0 L 21600 0 21600 21600 0 21600 0 0 Z N"/>
              </draw:custom-shape>
              <draw:custom-shape draw:style-name="gr8" draw:text-style-name="P4" draw:layer="layout" svg:width="0.635cm" svg:height="0.635cm" svg:x="19.05cm" svg:y="19.177cm">
                <text:p/>
                <draw:enhanced-geometry svg:viewBox="0 0 21600 21600" draw:type="rectangle" draw:enhanced-path="M 0 0 L 21600 0 21600 21600 0 21600 0 0 Z N"/>
              </draw:custom-shape>
            </draw:g>
            <draw:g>
              <draw:custom-shape draw:style-name="gr8" draw:text-style-name="P4" draw:layer="layout" svg:width="0.635cm" svg:height="0.635cm" svg:x="19.684cm" svg:y="17.27cm">
                <text:p/>
                <draw:enhanced-geometry svg:viewBox="0 0 21600 21600" draw:type="rectangle" draw:enhanced-path="M 0 0 L 21600 0 21600 21600 0 21600 0 0 Z N"/>
              </draw:custom-shape>
              <draw:custom-shape draw:style-name="gr8" draw:text-style-name="P4" draw:layer="layout" svg:width="0.635cm" svg:height="0.635cm" svg:x="19.685cm" svg:y="17.907cm">
                <text:p/>
                <draw:enhanced-geometry svg:viewBox="0 0 21600 21600" draw:type="rectangle" draw:enhanced-path="M 0 0 L 21600 0 21600 21600 0 21600 0 0 Z N"/>
              </draw:custom-shape>
              <draw:custom-shape draw:style-name="gr8" draw:text-style-name="P4" draw:layer="layout" svg:width="0.635cm" svg:height="0.635cm" svg:x="19.685cm" svg:y="18.542cm">
                <text:p/>
                <draw:enhanced-geometry svg:viewBox="0 0 21600 21600" draw:type="rectangle" draw:enhanced-path="M 0 0 L 21600 0 21600 21600 0 21600 0 0 Z N"/>
              </draw:custom-shape>
              <draw:custom-shape draw:style-name="gr8" draw:text-style-name="P4" draw:layer="layout" svg:width="0.635cm" svg:height="0.635cm" svg:x="19.685cm" svg:y="19.177cm">
                <text:p/>
                <draw:enhanced-geometry svg:viewBox="0 0 21600 21600" draw:type="rectangle" draw:enhanced-path="M 0 0 L 21600 0 21600 21600 0 21600 0 0 Z N"/>
              </draw:custom-shape>
            </draw:g>
            <draw:g>
              <draw:custom-shape draw:style-name="gr8" draw:text-style-name="P4" draw:layer="layout" svg:width="0.635cm" svg:height="0.635cm" svg:x="20.319cm" svg:y="17.27cm">
                <text:p/>
                <draw:enhanced-geometry svg:viewBox="0 0 21600 21600" draw:type="rectangle" draw:enhanced-path="M 0 0 L 21600 0 21600 21600 0 21600 0 0 Z N"/>
              </draw:custom-shape>
              <draw:custom-shape draw:style-name="gr8" draw:text-style-name="P4" draw:layer="layout" svg:width="0.635cm" svg:height="0.635cm" svg:x="20.32cm" svg:y="17.907cm">
                <text:p/>
                <draw:enhanced-geometry svg:viewBox="0 0 21600 21600" draw:type="rectangle" draw:enhanced-path="M 0 0 L 21600 0 21600 21600 0 21600 0 0 Z N"/>
              </draw:custom-shape>
              <draw:custom-shape draw:style-name="gr8" draw:text-style-name="P4" draw:layer="layout" svg:width="0.635cm" svg:height="0.635cm" svg:x="20.32cm" svg:y="18.542cm">
                <text:p/>
                <draw:enhanced-geometry svg:viewBox="0 0 21600 21600" draw:type="rectangle" draw:enhanced-path="M 0 0 L 21600 0 21600 21600 0 21600 0 0 Z N"/>
              </draw:custom-shape>
              <draw:custom-shape draw:style-name="gr8" draw:text-style-name="P4" draw:layer="layout" svg:width="0.635cm" svg:height="0.635cm" svg:x="20.32cm" svg:y="19.177cm">
                <text:p/>
                <draw:enhanced-geometry svg:viewBox="0 0 21600 21600" draw:type="rectangle" draw:enhanced-path="M 0 0 L 21600 0 21600 21600 0 21600 0 0 Z N"/>
              </draw:custom-shape>
            </draw:g>
            <draw:g>
              <draw:custom-shape draw:style-name="gr8" draw:text-style-name="P4" draw:layer="layout" svg:width="0.635cm" svg:height="0.635cm" svg:x="20.954cm" svg:y="17.27cm">
                <text:p/>
                <draw:enhanced-geometry svg:viewBox="0 0 21600 21600" draw:type="rectangle" draw:enhanced-path="M 0 0 L 21600 0 21600 21600 0 21600 0 0 Z N"/>
              </draw:custom-shape>
              <draw:custom-shape draw:style-name="gr8" draw:text-style-name="P4" draw:layer="layout" svg:width="0.635cm" svg:height="0.635cm" svg:x="20.955cm" svg:y="17.907cm">
                <text:p/>
                <draw:enhanced-geometry svg:viewBox="0 0 21600 21600" draw:type="rectangle" draw:enhanced-path="M 0 0 L 21600 0 21600 21600 0 21600 0 0 Z N"/>
              </draw:custom-shape>
              <draw:custom-shape draw:style-name="gr8" draw:text-style-name="P4" draw:layer="layout" svg:width="0.635cm" svg:height="0.635cm" svg:x="20.955cm" svg:y="18.542cm">
                <text:p/>
                <draw:enhanced-geometry svg:viewBox="0 0 21600 21600" draw:type="rectangle" draw:enhanced-path="M 0 0 L 21600 0 21600 21600 0 21600 0 0 Z N"/>
              </draw:custom-shape>
              <draw:custom-shape draw:style-name="gr8" draw:text-style-name="P4" draw:layer="layout" svg:width="0.635cm" svg:height="0.635cm" svg:x="20.955cm" svg:y="19.177cm">
                <text:p/>
                <draw:enhanced-geometry svg:viewBox="0 0 21600 21600" draw:type="rectangle" draw:enhanced-path="M 0 0 L 21600 0 21600 21600 0 21600 0 0 Z N"/>
              </draw:custom-shape>
            </draw:g>
          </draw:g>
          <draw:connector draw:style-name="gr10" draw:text-style-name="P4" draw:layer="layout" draw:type="line" svg:x1="7.546cm" svg:y1="15.241cm" svg:x2="8.715cm" svg:y2="15.241cm" draw:start-shape="id11" draw:start-glue-point="1" draw:end-shape="id12" draw:end-glue-point="3" svg:d="m7546 15241h1169">
            <text:p/>
          </draw:connector>
          <draw:connector draw:style-name="gr10" draw:text-style-name="P4" draw:layer="layout" draw:type="line" svg:x1="12.525cm" svg:y1="15.241cm" svg:x2="13.71cm" svg:y2="15.241cm" draw:start-shape="id12" draw:start-glue-point="1" draw:end-shape="id13" draw:end-glue-point="3" svg:d="m12525 15241h1185">
            <text:p/>
          </draw:connector>
          <draw:connector draw:style-name="gr10" draw:text-style-name="P4" draw:layer="layout" draw:type="curve" draw:line-skew="-0.379cm" svg:x1="8.715cm" svg:y1="17.742cm" svg:x2="6.91cm" svg:y2="15.241cm" draw:start-shape="id14" draw:start-glue-point="3" draw:end-shape="id11" draw:end-glue-point="3" svg:d="m8715 17742c-4027 0-3125-2501-1805-2501">
            <text:p/>
          </draw:connector>
          <draw:connector draw:style-name="gr10" draw:text-style-name="P4" draw:layer="layout" draw:type="curve" draw:line-skew="0.415cm" svg:x1="14.346cm" svg:y1="15.241cm" svg:x2="12.525cm" svg:y2="17.742cm" draw:start-shape="id13" draw:start-glue-point="1" draw:end-shape="id14" draw:end-glue-point="1" svg:d="m14346 15241c1371 0 2281 2501-1821 2501">
            <text:p/>
          </draw:connector>
          <draw:connector draw:style-name="gr10" draw:text-style-name="P4" draw:layer="layout" draw:type="curve" svg:x1="10.62cm" svg:y1="18.695cm" svg:x2="16.501cm" svg:y2="18.541cm" draw:start-shape="id14" draw:start-glue-point="2" draw:end-shape="id15" draw:end-glue-point="3" svg:d="m10620 18695c0 750 1947 625 2672 399s227-553 3209-553">
            <text:p/>
          </draw:connector>
        </draw:g>
        <draw:custom-shape draw:style-name="gr11" draw:text-style-name="P3" draw:layer="layout" svg:width="6.35cm" svg:height="3.175cm" svg:x="7.325cm" svg:y="9.86cm">
          <text:p text:style-name="P3">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3.175cm" svg:height="1.905cm" svg:x="1.27cm" svg:y="1.27cm">
          <text:p text:style-name="P3">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3.175cm" svg:height="1.905cm" svg:x="2.271cm" svg:y="11.271cm">
          <text:p text:style-name="P3">Single</text:p>
          <text:p text:style-name="P3">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6.194cm" svg:height="1.835cm" svg:x="11.586cm" svg:y="3.075cm">
          <text:p text:style-name="P1">Built in (Float) objects as leaves</text:p>
          <draw:enhanced-geometry svg:viewBox="0 0 21600 21600" draw:text-areas="800 800 20800 20800" draw:type="round-rectangular-callout" draw:modifiers="-3971.33171912833 24811.76470588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2.272cm" svg:height="1.168cm" svg:x="2.173cm" svg:y="14.707cm">
          <text:p text:style-name="P3">Float</text:p>
          <draw:enhanced-geometry svg:viewBox="0 0 21600 21600" draw:text-areas="800 800 20800 20800" draw:type="round-rectangular-callout" draw:modifiers="47343.2468103828 -6651.839178785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3.147cm" svg:height="1.168cm" svg:x="19.078cm" svg:y="14.707cm">
          <text:p text:style-name="P3">Solution</text:p>
          <draw:enhanced-geometry svg:viewBox="0 0 21600 21600" draw:text-areas="800 800 20800 20800" draw:type="round-rectangular-callout" draw:modifiers="-10209.9110546379 65649.95722840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6"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1.737cm" svg:x="1.471cm" svg:y="0.168cm" presentation:class="title" presentation:user-transformed="true">
          <draw:text-box>
            <text:p text:style-name="P1">Object Construction Semantics</text:p>
          </draw:text-box>
        </draw:frame>
        <draw:frame draw:style-name="gr14" draw:text-style-name="P1" draw:layer="layout" svg:width="26.67cm" svg:height="18.026cm" svg:x="0.678cm" svg:y="2.379cm">
          <draw:text-box>
            <text:p text:style-name="P1">The exact semantics of object construction have to be decided.</text:p>
            <text:p text:style-name="P1"/>
            <text:p text:style-name="P1">There are several alternatives:</text:p>
            <text:list text:style-name="L1">
              <text:list-item>
                <text:p text:style-name="P1"><text:span text:style-name="T2">Current semantics</text:span> (mix of Python and prototype language)</text:p>
                <text:list>
                  <text:list-item>
                    <text:p text:style-name="P1">Data and methods are defined in class body. <text:span text:style-name="T6">(important)</text:span></text:p>
                  </text:list-item>
                  <text:list-item>
                    <text:p text:style-name="P1">At instance construction only the data attributes are copied to the instance. <text:span text:style-name="T7">(strange)</text:span></text:p>
                  </text:list-item>
                  <text:list-item>
                    <text:p text:style-name="P1">The '__init__' method is called directly after construction with constructor arguments.</text:p>
                  </text:list-item>
                  <text:list-item>
                    <text:p text:style-name="P1">Data attributes are looked up in the instance.</text:p>
                  </text:list-item>
                  <text:list-item>
                    <text:p text:style-name="P1">Methods are looked up in the class. <text:span text:style-name="T7">(strange, like Python)</text:span></text:p>
                    <text:list>
                      <text:list-item>
                        <text:p text:style-name="P1">Methods are wrapped in 'bound methods' when they are accessed.</text:p>
                      </text:list-item>
                    </text:list>
                  </text:list-item>
                  <text:list-item>
                    <text:p text:style-name="P1">Easy to call methods of a base class: Base.method(this, a, b, c) <text:span text:style-name="T6">(important)</text:span></text:p>
                  </text:list-item>
                </text:list>
              </text:list-item>
              <text:list-item>
                <text:p text:style-name="P1"><text:span text:style-name="T2">More prototype like</text:span> semantics:</text:p>
                <text:list>
                  <text:list-item>
                    <text:p text:style-name="P1"><text:span text:style-name="T8">Data and functions are defined in class body.</text:span><text:span text:style-name="T9"> </text:span><text:span text:style-name="T6">(important)</text:span></text:p>
                  </text:list-item>
                  <text:list-item>
                    <text:p text:style-name="P1">At instance construction all attributes are copied to the instance.</text:p>
                    <text:list>
                      <text:list-item>
                        <text:p text:style-name="P1">Do methods need to be wrapped in bound methods? <text:span text:style-name="T7">(strange)</text:span></text:p>
                      </text:list-item>
                    </text:list>
                  </text:list-item>
                  <text:list-item>
                    <text:p text:style-name="P1">How are methods of the base class called? <text:span text:style-name="T7">(read up on prototype languages)</text:span></text:p>
                  </text:list-item>
                </text:list>
              </text:list-item>
              <text:list-item>
                <text:p text:style-name="P1"><text:span text:style-name="T10">Classes are really special factory functions</text:span><text:span text:style-name="T8"> (old class model)</text:span></text:p>
                <text:list>
                  <text:list-item>
                    <text:p text:style-name="P1"><text:span text:style-name="T8">Inheritance is difficult if there are constructor arguments. Class templates in C++ are similar.</text:span><text:span text:style-name="T7">(strange)</text:span><text:span text:style-name="T8"> </text:span></text:p>
                  </text:list-item>
                  <text:list-item>
                    <text:p text:style-name="P1"><text:span text:style-name="T8">No other language as an example, except for overly complicated C++. </text:span><text:span text:style-name="T7">(strange)</text:span></text:p>
                  </text:list-item>
                </text:list>
              </text:list-item>
              <text:list-item>
                <text:p text:style-name="P1"><text:span text:style-name="T10">Python semantics</text:span><text:span text:style-name="T8">:</text:span></text:p>
                <text:list>
                  <text:list-item>
                    <text:p text:style-name="P1"><text:span text:style-name="T8">Methods are defined in class body, data is defined in '__init__' function. </text:span><text:span text:style-name="T11">(inconvenient)</text:span></text:p>
                  </text:list-item>
                </text:list>
              </text:list-item>
              <text:list-item>
                <text:p text:style-name="P1"><text:span text:style-name="T10">C++ semantics</text:span><text:span text:style-name="T8">:</text:span></text:p>
                <text:list>
                  <text:list-item>
                    <text:p text:style-name="P1"><text:span text:style-name="T8">Data and methods are defined in class body.</text:span><text:span text:style-name="T9"> </text:span><text:span text:style-name="T6">(important)</text:span></text:p>
                  </text:list-item>
                  <text:list-item>
                    <text:p text:style-name="P1"><text:span text:style-name="T8">Constructors of data attributes have to be called in the instance's constructor. </text:span><text:span text:style-name="T11">(very bad)</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text-style-name="P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5" draw:text-style-name="P1" draw:layer="layout" svg:width="26.67cm" svg:height="3.473cm" svg:x="0.635cm" svg:y="0.854cm" presentation:class="title" presentation:user-transformed="true">
          <draw:text-box>
            <text:p text:style-name="P1">Overview <text:line-break/>From Siml to Python</text:p>
          </draw:text-box>
        </draw:frame>
        <draw:frame draw:style-name="gr15" draw:layer="layout" svg:width="22.497cm" svg:height="11.627cm" svg:x="3.625cm" svg:y="8.255cm">
          <draw:text-box>
            <text:list text:style-name="L1">
              <text:list-item>
                <text:p text:style-name="P1"><text:span text:style-name="T2">Parser:</text:span> Parse the program text -&gt; AST</text:p>
              </text:list-item>
              <text:list-item>
                <text:p text:style-name="P1"><text:span text:style-name="T2">Interpreter:</text:span> Execute AST -&gt; Interpreter objects (symbol table), compiled AST</text:p>
                <text:list>
                  <text:list-item>
                    <text:p text:style-name="P1">Compute constants</text:p>
                  </text:list-item>
                  <text:list-item>
                    <text:p text:style-name="P1">Set up objects</text:p>
                  </text:list-item>
                  <text:list-item>
                    <text:p text:style-name="P1">Create data tree of compiled object (part of symbol table)</text:p>
                  </text:list-item>
                  <text:list-item>
                    <text:p text:style-name="P1">Collect collect statements of main functions (compile AST)</text:p>
                  </text:list-item>
                  <text:list-item>
                    <text:p text:style-name="P1">Flatten data tree.</text:p>
                  </text:list-item>
                </text:list>
              </text:list-item>
              <text:list-item>
                <text:p text:style-name="P1"><text:span text:style-name="T2">Optimizer:</text:span></text:p>
                <text:list>
                  <text:list-item>
                    <text:p text:style-name="P1">Create data flow decorations</text:p>
                  </text:list-item>
                  <text:list-item>
                    <text:p text:style-name="P1">Check data usage errors</text:p>
                  </text:list-item>
                  <text:list-item>
                    <text:p text:style-name="P1">Reorder statements</text:p>
                  </text:list-item>
                  <text:list-item>
                    <text:p text:style-name="P1">Optimize</text:p>
                    <text:list>
                      <text:list-item>
                        <text:p text:style-name="P1">Remove variables that are used only once</text:p>
                      </text:list-item>
                      <text:list-item>
                        <text:p text:style-name="P1">Algebraic simplification of expressions</text:p>
                      </text:list-item>
                      <text:list-item>
                        <text:p text:style-name="P1">Attempting to find closed solutions to partial problems</text:p>
                      </text:list-item>
                    </text:list>
                  </text:list-item>
                </text:list>
              </text:list-item>
              <text:list-item>
                <text:p text:style-name="P1"><text:span text:style-name="T2">Code Generator:</text:span> Generate Code -&gt; Python (C in distant future)</text:p>
              </text:list-item>
            </text:list>
          </draw:text-box>
        </draw:frame>
        <presentation:notes draw:style-name="dp2">
          <draw:page-thumbnail draw:style-name="gr2" draw:layer="layout" svg:width="13.968cm" svg:height="10.476cm" svg:x="3.81cm" svg:y="2.123cm" draw:page-number="5" presentation:class="page"/>
          <draw:frame presentation:style-name="pr2" draw:text-style-name="P2"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Parser</text:p>
          </draw:text-box>
        </draw:frame>
        <draw:frame draw:style-name="gr15" draw:layer="layout" svg:width="8.304cm" svg:height="0.962cm" svg:x="2.54cm" svg:y="6.35cm">
          <draw:text-box>
            <text:p text:style-name="P1">The parser creates the AST</text:p>
          </draw:text-box>
        </draw:frame>
        <presentation:notes draw:style-name="dp2">
          <draw:page-thumbnail draw:style-name="gr2" draw:layer="layout" svg:width="13.968cm" svg:height="10.476cm" svg:x="3.81cm" svg:y="2.123cm" draw:page-number="6" presentation:class="page"/>
          <draw:frame presentation:style-name="pr2" draw:text-style-name="P2"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text-style-name="P1" draw:layer="layout" svg:width="25.199cm" svg:height="1.737cm" svg:x="1.4cm" svg:y="0.283cm" presentation:class="title" presentation:user-transformed="true">
          <draw:text-box>
            <text:p text:style-name="P1">The Interpreter</text:p>
          </draw:text-box>
        </draw:frame>
        <draw:frame draw:style-name="gr16" draw:text-style-name="P7" draw:layer="layout" svg:width="26.67cm" svg:height="8.072cm" svg:x="0.635cm" svg:y="3.142cm">
          <draw:text-box>
            <text:p text:style-name="P1"><text:span text:style-name="T1">The Interpreter receives the AST from the parser, and then executes the statements of the AST. Executing statements can </text:span><text:span text:style-name="T2">generate code as a side effect</text:span><text:span text:style-name="T1">. </text:span></text:p>
            <text:p text:style-name="P1"><text:span text:style-name="T1"/></text:p>
            <text:p text:style-name="P1"><text:span text:style-name="T1">The interpreter has the same object oriented view of the program that the programmer has. The output of the interpreter are flattened objects where all original objects are gone. </text:span></text:p>
            <text:p text:style-name="P1"><text:span text:style-name="T1"/></text:p>
            <text:p text:style-name="P1"><text:span text:style-name="T1">Main properties of </text:span><text:span text:style-name="T2">flattened objects</text:span><text:span text:style-name="T1">:</text:span></text:p>
            <text:list text:style-name="L3">
              <text:list-item>
                <text:p text:style-name="P1"><text:span text:style-name="T1">All </text:span><text:span text:style-name="T2">data</text:span><text:span text:style-name="T1"> attributes are instances of </text:span><text:span text:style-name="T2">built in classes</text:span><text:span text:style-name="T1"> (Float, Bool, String) </text:span></text:p>
              </text:list-item>
              <text:list-item>
                <text:p text:style-name="P1"><text:span text:style-name="T1">All </text:span><text:span text:style-name="T2">function calls</text:span><text:span text:style-name="T1"> go to </text:span><text:span text:style-name="T2">built in functions</text:span><text:span text:style-name="T1">. </text:span></text:p>
              </text:list-item>
              <text:list-item>
                <text:p text:style-name="P1"><text:span text:style-name="T1">These </text:span><text:span text:style-name="T2">built in functions</text:span><text:span text:style-name="T1"> are all </text:span><text:span text:style-name="T2">pure functions</text:span><text:span text:style-name="T1"> (no side effects).</text:span></text:p>
              </text:list-item>
              <text:list-item>
                <text:p text:style-name="P1"><text:span text:style-name="T1">No object oriented hierarchy. Data attributes have long names however. <text:s/></text:span></text:p>
              </text:list-item>
            </text:list>
          </draw:text-box>
        </draw:frame>
        <draw:frame draw:style-name="gr17" draw:layer="layout" svg:width="0.502cm" svg:height="1.187cm" svg:x="14.605cm" svg:y="16.998cm">
          <draw:text-box>
            <text:p/>
          </draw:text-box>
        </draw:frame>
        <draw:g>
          <draw:custom-shape draw:style-name="gr3" draw:text-style-name="P3" draw:id="id17" draw:layer="layout" svg:width="0.635cm" svg:height="0.635cm" svg:x="2.071cm" svg:y="18.217cm">
            <text:p text:style-name="P3">d</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 draw:text-style-name="P3" draw:id="id19" draw:layer="layout" svg:width="0.635cm" svg:height="0.635cm" svg:x="2.771cm" svg:y="16.32cm">
            <text:p text:style-name="P3">b</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322cm" svg:y1="13.946cm" svg:x2="2.071cm" svg:y2="18.534cm" draw:start-shape="id16" draw:start-glue-point="8" draw:end-shape="id17" draw:end-glue-point="6" svg:d="m1322 13946v4588h749">
            <text:p/>
          </draw:connector>
          <draw:connector draw:style-name="gr4" draw:text-style-name="P4" draw:layer="layout" svg:x1="2.189cm" svg:y1="15.057cm" svg:x2="2.771cm" svg:y2="16.637cm" draw:start-shape="id18" draw:start-glue-point="8" draw:end-shape="id19" draw:end-glue-point="6" svg:d="m2189 15057v1580h582">
            <text:p/>
          </draw:connector>
          <draw:connector draw:style-name="gr4" draw:text-style-name="P4" draw:layer="layout" svg:x1="2.706cm" svg:y1="18.534cm" svg:x2="3.276cm" svg:y2="18.534cm" draw:start-shape="id17" draw:start-glue-point="10" draw:end-shape="id20" draw:end-glue-point="3" svg:d="m2706 18534h570">
            <text:p/>
          </draw:connector>
          <draw:connector draw:style-name="gr4" draw:text-style-name="P4" draw:layer="layout" svg:x1="3.406cm" svg:y1="16.637cm" svg:x2="3.845cm" svg:y2="16.637cm" draw:start-shape="id19" draw:start-glue-point="10" draw:end-shape="id21" draw:end-glue-point="3" svg:d="m3406 16637h439">
            <text:p/>
          </draw:connector>
          <draw:custom-shape draw:style-name="gr3" draw:text-style-name="P3" draw:id="id22" draw:layer="layout" svg:width="0.635cm" svg:height="0.635cm" svg:x="2.772cm" svg:y="15.277cm">
            <text:p text:style-name="P3">a</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3.407cm" svg:y1="15.594cm" svg:x2="3.8cm" svg:y2="15.594cm" draw:start-shape="id22" draw:start-glue-point="10" draw:end-shape="id23" draw:end-glue-point="3" svg:d="m3407 15594h393">
            <text:p/>
          </draw:connector>
          <draw:connector draw:style-name="gr4" draw:text-style-name="P4" draw:layer="layout" svg:x1="2.772cm" svg:y1="15.594cm" svg:x2="2.189cm" svg:y2="15.057cm" draw:start-shape="id22" draw:start-glue-point="6" draw:end-shape="id18" draw:end-glue-point="8" svg:d="m2772 15594h-583v-537">
            <text:p/>
          </draw:connector>
          <draw:custom-shape draw:style-name="gr3" draw:text-style-name="P3" draw:id="id16" draw:layer="layout" svg:width="1.905cm" svg:height="0.809cm" svg:x="0.37cm" svg:y="13.137cm">
            <text:p text:style-name="P3">sim1</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 draw:text-style-name="P3" draw:id="id18" draw:layer="layout" svg:width="0.635cm" svg:height="0.635cm" svg:x="1.872cm" svg:y="14.422cm">
            <text:p text:style-name="P3">c</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322cm" svg:y1="13.946cm" svg:x2="1.872cm" svg:y2="14.739cm" draw:start-shape="id16" draw:start-glue-point="8" draw:end-shape="id18" draw:end-glue-point="6" svg:d="m1322 13946v793h550">
            <text:p/>
          </draw:connector>
          <draw:custom-shape draw:style-name="gr5" draw:text-style-name="P3" draw:id="id24" draw:layer="layout" svg:width="5.715cm" svg:height="0.635cm" svg:x="2.742cm" svg:y="17.231cm">
            <text:p text:style-name="P3">foo(this, x:Real=0)</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5.599cm" svg:y1="17.866cm" svg:x2="8.862cm" svg:y2="18.418cm" draw:start-shape="id24" draw:end-shape="id25" draw:end-glue-point="3" svg:d="m5599 17866v552h3263">
            <text:p/>
          </draw:connector>
          <draw:custom-shape draw:style-name="gr6" draw:text-style-name="P5" draw:id="id25" draw:layer="layout" svg:width="3.175cm" svg:height="1.905cm" svg:x="8.862cm" svg:y="17.466cm">
            <text:p text:style-name="P5">a = 2*x</text:p>
            <text:p text:style-name="P5">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2.189cm" svg:y1="15.057cm" svg:x2="2.742cm" svg:y2="17.548cm" draw:start-shape="id18" draw:start-glue-point="8" draw:end-shape="id24" draw:end-glue-point="3" svg:d="m2189 15057v2491h553">
            <text:p/>
          </draw:connector>
          <draw:custom-shape draw:style-name="gr7" draw:text-style-name="P3" draw:id="id23" draw:layer="layout" svg:width="1.615cm" svg:height="0.841cm" svg:x="3.8cm" svg:y="15.174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id="id21" draw:layer="layout" svg:width="1.615cm" svg:height="0.841cm" svg:x="3.845cm" svg:y="16.217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id="id20" draw:layer="layout" svg:width="1.615cm" svg:height="0.841cm" svg:x="3.276cm" svg:y="18.114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1" draw:text-style-name="P3" draw:layer="layout" svg:width="6.35cm" svg:height="3.175cm" draw:transform="rotate (1.56870193169221) translate (13.07cm 19.426cm)">
          <text:p text:style-name="P3">Interpreter</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 draw:text-style-name="P3" draw:id="id27" draw:layer="layout" svg:width="0.635cm" svg:height="0.635cm" svg:x="18.272cm" svg:y="16.346cm">
            <text:p text:style-name="P3">d</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 draw:text-style-name="P3" draw:id="id28" draw:layer="layout" svg:width="0.635cm" svg:height="0.635cm" svg:x="18.272cm" svg:y="15.32cm">
            <text:p text:style-name="P3">b</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7.723cm" svg:y1="13.746cm" svg:x2="18.272cm" svg:y2="16.663cm" draw:start-shape="id26" draw:start-glue-point="8" draw:end-shape="id27" draw:end-glue-point="6" svg:d="m17723 13746v2917h549">
            <text:p/>
          </draw:connector>
          <draw:connector draw:style-name="gr4" draw:text-style-name="P4" draw:layer="layout" svg:x1="17.723cm" svg:y1="13.746cm" svg:x2="18.272cm" svg:y2="15.637cm" draw:start-shape="id26" draw:start-glue-point="8" draw:end-shape="id28" draw:end-glue-point="6" svg:d="m17723 13746v1891h549">
            <text:p/>
          </draw:connector>
          <draw:connector draw:style-name="gr4" draw:text-style-name="P4" draw:layer="layout" svg:x1="18.907cm" svg:y1="16.663cm" svg:x2="19.477cm" svg:y2="16.663cm" draw:start-shape="id27" draw:start-glue-point="10" draw:end-shape="id29" draw:end-glue-point="3" svg:d="m18907 16663h570">
            <text:p/>
          </draw:connector>
          <draw:connector draw:style-name="gr4" draw:text-style-name="P4" draw:layer="layout" svg:x1="18.907cm" svg:y1="15.637cm" svg:x2="19.346cm" svg:y2="15.637cm" draw:start-shape="id28" draw:start-glue-point="10" draw:end-shape="id30" draw:end-glue-point="3" svg:d="m18907 15637h439">
            <text:p/>
          </draw:connector>
          <draw:custom-shape draw:style-name="gr3" draw:text-style-name="P3" draw:id="id31" draw:layer="layout" svg:width="0.635cm" svg:height="0.635cm" svg:x="18.273cm" svg:y="14.277cm">
            <text:p text:style-name="P3">a</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8.908cm" svg:y1="14.594cm" svg:x2="19.301cm" svg:y2="14.594cm" draw:start-shape="id31" draw:start-glue-point="10" draw:end-shape="id32" draw:end-glue-point="3" svg:d="m18908 14594h393">
            <text:p/>
          </draw:connector>
          <draw:connector draw:style-name="gr4" draw:text-style-name="P4" draw:layer="layout" svg:x1="18.273cm" svg:y1="14.594cm" svg:x2="17.723cm" svg:y2="13.746cm" draw:start-shape="id31" draw:start-glue-point="6" draw:end-shape="id26" draw:end-glue-point="8" svg:d="m18273 14594h-550v-848">
            <text:p/>
          </draw:connector>
          <draw:custom-shape draw:style-name="gr3" draw:text-style-name="P3" draw:id="id26" draw:layer="layout" svg:width="1.905cm" svg:height="0.809cm" svg:x="16.771cm" svg:y="12.937cm">
            <text:p text:style-name="P3">sim1</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5" draw:text-style-name="P3" draw:id="id33" draw:layer="layout" svg:width="5.715cm" svg:height="0.635cm" svg:x="18.343cm" svg:y="17.431cm">
            <text:p text:style-name="P3">dynamic(this)</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21.2cm" svg:y1="18.066cm" svg:x2="24.463cm" svg:y2="18.618cm" draw:start-shape="id33" draw:end-shape="id34" draw:end-glue-point="3" svg:d="m21200 18066v552h3263">
            <text:p/>
          </draw:connector>
          <draw:custom-shape draw:style-name="gr6" draw:text-style-name="P5" draw:id="id34" draw:layer="layout" svg:width="3.175cm" svg:height="1.905cm" svg:x="24.463cm" svg:y="17.666cm">
            <text:p text:style-name="P5">a = 2*x</text:p>
            <text:p text:style-name="P5">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7.723cm" svg:y1="13.746cm" svg:x2="18.343cm" svg:y2="17.748cm" draw:start-shape="id26" draw:start-glue-point="8" draw:end-shape="id33" draw:end-glue-point="3" svg:d="m17723 13746v4002h620">
            <text:p/>
          </draw:connector>
          <draw:custom-shape draw:style-name="gr7" draw:text-style-name="P3" draw:id="id32" draw:layer="layout" svg:width="1.615cm" svg:height="0.841cm" svg:x="19.301cm" svg:y="14.174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id="id30" draw:layer="layout" svg:width="1.615cm" svg:height="0.841cm" svg:x="19.346cm" svg:y="15.217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id="id29" draw:layer="layout" svg:width="1.615cm" svg:height="0.841cm" svg:x="19.477cm" svg:y="16.243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presentation:notes draw:style-name="dp2">
          <draw:page-thumbnail draw:style-name="gr2" draw:layer="layout" svg:width="13.968cm" svg:height="10.476cm" svg:x="3.81cm" svg:y="2.123cm" draw:page-number="7" presentation:class="page"/>
          <draw:frame presentation:style-name="pr2" draw:text-style-name="P2"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4" draw:text-style-name="P7" draw:layer="layout" svg:width="26.67cm" svg:height="16.604cm" svg:x="0.635cm" svg:y="3.845cm">
          <draw:text-box>
            <text:p text:style-name="P1">The Abstract Syntax Tree (AST) is created by the parser from the program's text. The AST is interpreted in a similar fashion like Python interprets a module. Special 'compile' statements create compiled code.</text:p>
            <text:p text:style-name="P1"/>
            <text:p text:style-name="P1">Values can be known or unknown at compile time. The interpreter can handle unevaluated expressions. All statements on module level must operate on values, that are known at compile time (constants). Only code that is called by the compile statement, can operate on variables.</text:p>
            <text:p text:style-name="P1"/>
            <text:list text:style-name="L1">
              <text:list-item>
                <text:p text:style-name="P1">For every file a 'module' with an own namespace is created. </text:p>
              </text:list-item>
              <text:list-item>
                <text:p text:style-name="P1">The module is the global namespace of the interpreter.</text:p>
              </text:list-item>
              <text:list-item>
                <text:p text:style-name="P1">'class' statements create class objects in the module.</text:p>
              </text:list-item>
              <text:list-item>
                <text:p text:style-name="P1">'func' statements create function objects.</text:p>
              </text:list-item>
              <text:list-item>
                <text:p text:style-name="P1">'data' statements create class instances (variables). </text:p>
              </text:list-item>
              <text:list-item>
                <text:p text:style-name="P1">'compile' statements create Python code. </text:p>
                <text:list>
                  <text:list-item>
                    <text:p text:style-name="P1">Initialize the collection infrastructure for unevaluated code.</text:p>
                  </text:list-item>
                  <text:list-item>
                    <text:p text:style-name="P1">Initialize infrastructure for data flattening</text:p>
                  </text:list-item>
                  <text:list-item>
                    <text:p text:style-name="P1">Call top level simulation functions ('initialize', 'dynamic', 'final'), and collect unevaluated code.</text:p>
                  </text:list-item>
                  <text:list-item>
                    <text:p text:style-name="P1">Send simulation object to code generator</text:p>
                  </text:list-item>
                </text:list>
              </text:list-item>
              <text:list-item>
                <text:p text:style-name="P1">Assignment ('=') statements call the __assign__ method of the class. <text:s/></text:p>
              </text:list-item>
              <text:list-item>
                <text:p text:style-name="P1">Expression statements (function calls) are executed, the return value is discarded.</text:p>
              </text:list-item>
            </text:list>
            <text:p text:style-name="P1"/>
          </draw:text-box>
        </draw:frame>
        <presentation:notes draw:style-name="dp2">
          <draw:page-thumbnail draw:style-name="gr2" draw:layer="layout" svg:width="13.968cm" svg:height="10.476cm" svg:x="3.81cm" svg:y="2.123cm" draw:page-number="8" presentation:class="page"/>
          <draw:frame presentation:style-name="pr2" draw:text-style-name="P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12">Structure of the Abstract Syntax Tree (AST)</text:span></text:p>
          </draw:text-box>
        </draw:frame>
        <draw:custom-shape draw:style-name="gr3" draw:text-style-name="P4" draw:id="id35" draw:layer="layout" svg:width="3.175cm" svg:height="1.27cm" svg:x="0.435cm" svg:y="1.44cm">
          <text:p text:style-name="P3">Program</text:p>
          <draw:enhanced-geometry svg:viewBox="0 0 21600 21600" draw:type="rectangle" draw:enhanced-path="M 0 0 L 21600 0 21600 21600 0 21600 0 0 Z N"/>
        </draw:custom-shape>
        <draw:connector draw:style-name="gr4" draw:text-style-name="P4" draw:layer="layout" svg:x1="2.022cm" svg:y1="2.71cm" svg:x2="2.575cm" svg:y2="19.57cm" draw:start-shape="id35" draw:start-glue-point="2" draw:end-shape="id36" draw:end-glue-point="3" svg:d="m2022 2710v16860h553">
          <text:p/>
        </draw:connector>
        <draw:custom-shape draw:style-name="gr3" draw:text-style-name="P4" draw:id="id37" draw:layer="layout" svg:width="1.905cm" svg:height="0.695cm" svg:x="2.54cm" svg:y="7.76cm">
          <text:p text:style-name="P3">Foo</text:p>
          <draw:enhanced-geometry svg:viewBox="0 0 21600 21600" draw:type="rectangle" draw:enhanced-path="M 0 0 L 21600 0 21600 21600 0 21600 0 0 Z N"/>
        </draw:custom-shape>
        <draw:connector draw:style-name="gr4" draw:text-style-name="P4" draw:layer="layout" svg:x1="3.492cm" svg:y1="8.455cm" svg:x2="4.446cm" svg:y2="9.011cm" draw:start-shape="id37" draw:start-glue-point="2" draw:end-shape="id38" draw:end-glue-point="6" svg:d="m3492 8455v556h954">
          <text:p/>
        </draw:connector>
        <draw:custom-shape draw:style-name="gr3" draw:text-style-name="P4" draw:id="id39" draw:layer="layout" svg:width="1.905cm" svg:height="0.695cm" svg:x="2.54cm" svg:y="12.63cm">
          <text:p text:style-name="P3">Bar</text:p>
          <draw:enhanced-geometry svg:viewBox="0 0 21600 21600" draw:type="rectangle" draw:enhanced-path="M 0 0 L 21600 0 21600 21600 0 21600 0 0 Z N"/>
        </draw:custom-shape>
        <draw:custom-shape draw:style-name="gr3" draw:text-style-name="P4" draw:id="id40" draw:layer="layout" svg:width="0.635cm" svg:height="0.635cm" svg:x="5.03cm" svg:y="13.535cm">
          <text:p text:style-name="P3">c</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41" draw:layer="layout" svg:width="0.635cm" svg:height="0.635cm" svg:x="5.03cm" svg:y="14.47cm">
          <text:p text:style-name="P3">d</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3.492cm" svg:y1="13.325cm" svg:x2="5.03cm" svg:y2="13.852cm" draw:start-shape="id39" draw:start-glue-point="2" draw:end-shape="id40" draw:end-glue-point="6" svg:d="m3492 13325v527h1538">
          <text:p/>
        </draw:connector>
        <draw:connector draw:style-name="gr4" draw:text-style-name="P4" draw:layer="layout" svg:x1="3.492cm" svg:y1="13.325cm" svg:x2="5.03cm" svg:y2="14.787cm" draw:start-shape="id39" draw:start-glue-point="2" draw:end-shape="id41" draw:end-glue-point="6" svg:d="m3492 13325v1462h1538">
          <text:p/>
        </draw:connector>
        <draw:custom-shape draw:style-name="gr3" draw:text-style-name="P4" draw:id="id42" draw:layer="layout" svg:width="1.905cm" svg:height="0.695cm" svg:x="6.1cm" svg:y="13.505cm">
          <text:p text:style-name="P3">Foo</text:p>
          <draw:enhanced-geometry svg:viewBox="0 0 21600 21600" draw:type="rectangle" draw:enhanced-path="M 0 0 L 21600 0 21600 21600 0 21600 0 0 Z N"/>
        </draw:custom-shape>
        <draw:custom-shape draw:style-name="gr18" draw:text-style-name="P3" draw:id="id43" draw:layer="layout" svg:width="1.905cm" svg:height="0.695cm" svg:x="6.1cm" svg:y="14.445cm">
          <text:p text:style-name="P3">Float</text:p>
          <draw:enhanced-geometry svg:viewBox="0 0 21600 21600" draw:type="rectangle" draw:enhanced-path="M 0 0 L 21600 0 21600 21600 0 21600 0 0 Z N"/>
        </draw:custom-shape>
        <draw:connector draw:style-name="gr4" draw:text-style-name="P4" draw:layer="layout" svg:x1="5.665cm" svg:y1="13.852cm" svg:x2="6.1cm" svg:y2="13.852cm" draw:start-shape="id40" draw:start-glue-point="10" draw:end-shape="id42" draw:end-glue-point="3" svg:d="m5665 13852h435">
          <text:p/>
        </draw:connector>
        <draw:connector draw:style-name="gr4" draw:text-style-name="P4" draw:layer="layout" svg:x1="5.665cm" svg:y1="14.787cm" svg:x2="6.1cm" svg:y2="14.792cm" draw:start-shape="id41" draw:start-glue-point="10" draw:end-shape="id43" draw:end-glue-point="3" svg:d="m5665 14787h217v5h218">
          <text:p/>
        </draw:connector>
        <draw:custom-shape draw:style-name="gr5" draw:text-style-name="P3" draw:id="id44" draw:layer="layout" svg:width="3.175cm" svg:height="0.635cm" svg:x="5.006cm" svg:y="15.354cm">
          <text:p text:style-name="P3">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5.006cm" svg:y1="15.671cm" svg:x2="3.492cm" svg:y2="13.325cm" draw:start-shape="id44" draw:start-glue-point="3" draw:end-shape="id39" draw:end-glue-point="2" svg:d="m5006 15671h-1514v-2346">
          <text:p/>
        </draw:connector>
        <draw:connector draw:style-name="gr4" draw:text-style-name="P4" draw:layer="layout" svg:x1="2.022cm" svg:y1="2.71cm" svg:x2="2.54cm" svg:y2="8.107cm" draw:start-shape="id35" draw:start-glue-point="2" draw:end-shape="id37" draw:end-glue-point="3" svg:d="m2022 2710v5397h518">
          <text:p/>
        </draw:connector>
        <draw:connector draw:style-name="gr4" draw:text-style-name="P4" draw:layer="layout" svg:x1="2.022cm" svg:y1="2.71cm" svg:x2="2.54cm" svg:y2="12.977cm" draw:start-shape="id35" draw:start-glue-point="2" draw:end-shape="id39" draw:end-glue-point="3" svg:d="m2022 2710v10267h518">
          <text:p/>
        </draw:connector>
        <draw:custom-shape draw:style-name="gr3" draw:text-style-name="P4" draw:id="id45" draw:layer="layout" svg:width="1.905cm" svg:height="0.695cm" svg:x="5.401cm" svg:y="19.223cm">
          <text:p text:style-name="P3">Bar</text:p>
          <draw:enhanced-geometry svg:viewBox="0 0 21600 21600" draw:type="rectangle" draw:enhanced-path="M 0 0 L 21600 0 21600 21600 0 21600 0 0 Z N"/>
        </draw:custom-shape>
        <draw:connector draw:style-name="gr4" draw:text-style-name="P4" draw:layer="layout" svg:x1="5.115cm" svg:y1="19.57cm" svg:x2="5.401cm" svg:y2="19.57cm" draw:start-shape="id36" draw:start-glue-point="1" draw:end-shape="id45" draw:end-glue-point="3" svg:d="m5115 19570h286">
          <text:p/>
        </draw:connector>
        <draw:custom-shape draw:style-name="gr3" draw:text-style-name="P4" draw:id="id38" draw:layer="layout" svg:width="1.47cm" svg:height="0.635cm" svg:x="4.446cm" svg:y="8.694cm">
          <text:p text:style-name="P3">a,b</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 draw:layer="layout" svg:width="1.905cm" svg:height="0.695cm" svg:x="6.416cm" svg:y="8.664cm">
          <text:p text:style-name="P3">Float</text:p>
          <draw:enhanced-geometry svg:viewBox="0 0 21600 21600" draw:type="rectangle" draw:enhanced-path="M 0 0 L 21600 0 21600 21600 0 21600 0 0 Z N"/>
        </draw:custom-shape>
        <draw:connector draw:style-name="gr4" draw:text-style-name="P4" draw:layer="layout" svg:x1="5.916cm" svg:y1="9.006cm" svg:x2="6.416cm" svg:y2="9.016cm" svg:d="m5916 9006h250v10h250">
          <text:p/>
        </draw:connector>
        <draw:custom-shape draw:style-name="gr5" draw:text-style-name="P3" draw:id="id46" draw:layer="layout" svg:width="5.715cm" svg:height="0.635cm" svg:x="4.48cm" svg:y="9.63cm">
          <text:p text:style-name="P3">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3.492cm" svg:y1="8.455cm" svg:x2="4.48cm" svg:y2="9.947cm" draw:start-shape="id37" draw:start-glue-point="2" draw:end-shape="id46" draw:end-glue-point="3" svg:d="m3492 8455v1492h988">
          <text:p/>
        </draw:connector>
        <draw:connector draw:style-name="gr4" draw:text-style-name="P4" draw:layer="layout" svg:x1="7.337cm" svg:y1="10.265cm" svg:x2="7.9cm" svg:y2="11.517cm" draw:start-shape="id46" draw:end-shape="id47" draw:end-glue-point="3" svg:d="m7337 10265v1252h563">
          <text:p/>
        </draw:connector>
        <draw:custom-shape draw:style-name="gr3" draw:text-style-name="P4" draw:id="id36" draw:layer="layout" svg:width="2.54cm" svg:height="1.27cm" svg:x="2.575cm" svg:y="18.935cm">
          <text:p text:style-name="P3">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3"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id="id47" draw:layer="layout" svg:width="3.175cm" svg:height="1.905cm" svg:x="7.9cm" svg:y="10.565cm">
          <text:p text:style-name="P5">a = 2*x</text:p>
          <text:p text:style-name="P5">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id="id49" draw:layer="layout" svg:width="1.905cm" svg:height="0.695cm" svg:x="5.401cm" svg:y="17.155cm">
          <text:p text:style-name="P3">Bar</text:p>
          <draw:enhanced-geometry svg:viewBox="0 0 21600 21600" draw:type="rectangle" draw:enhanced-path="M 0 0 L 21600 0 21600 21600 0 21600 0 0 Z N"/>
        </draw:custom-shape>
        <draw:connector draw:style-name="gr4" draw:text-style-name="P4" draw:layer="layout" svg:x1="4.816cm" svg:y1="17.501cm" svg:x2="5.401cm" svg:y2="17.502cm" draw:start-shape="id48" draw:start-glue-point="10" draw:end-shape="id49" draw:end-glue-point="3" svg:d="m4816 17501h292v1h293">
          <text:p/>
        </draw:connector>
        <draw:custom-shape draw:style-name="gr12" draw:text-style-name="P3"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4" draw:layer="layout" svg:x1="2.022cm" svg:y1="2.71cm" svg:x2="2.54cm" svg:y2="17.501cm" draw:start-shape="id35" draw:start-glue-point="2" draw:end-shape="id48" draw:end-glue-point="6" svg:d="m2022 2710v14791h518">
          <text:p/>
        </draw:connector>
        <draw:custom-shape draw:style-name="gr3" draw:text-style-name="P4" draw:id="id48" draw:layer="layout" svg:width="2.276cm" svg:height="1.254cm" svg:x="2.54cm" svg:y="16.875cm">
          <text:p text:style-name="P3">myBar</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50" draw:layer="layout" svg:width="0.635cm" svg:height="0.635cm" svg:x="2.54cm" svg:y="4.415cm">
          <text:p text:style-name="P3">g</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2.022cm" svg:y1="2.71cm" svg:x2="2.54cm" svg:y2="4.732cm" draw:start-shape="id35" draw:start-glue-point="2" draw:end-shape="id50" draw:end-glue-point="6" svg:d="m2022 2710v2022h518">
          <text:p/>
        </draw:connector>
        <draw:custom-shape draw:style-name="gr18" draw:text-style-name="P3" draw:id="id51" draw:layer="layout" svg:width="1.905cm" svg:height="0.695cm" svg:x="3.61cm" svg:y="4.385cm">
          <text:p text:style-name="P3">Float</text:p>
          <draw:enhanced-geometry svg:viewBox="0 0 21600 21600" draw:type="rectangle" draw:enhanced-path="M 0 0 L 21600 0 21600 21600 0 21600 0 0 Z N"/>
        </draw:custom-shape>
        <draw:connector draw:style-name="gr4" draw:text-style-name="P4" draw:layer="layout" svg:x1="3.175cm" svg:y1="4.732cm" svg:x2="3.61cm" svg:y2="4.732cm" draw:start-shape="id50" draw:start-glue-point="10" draw:end-shape="id51" draw:end-glue-point="3" svg:d="m3175 4732h435">
          <text:p/>
        </draw:connector>
        <draw:custom-shape draw:style-name="gr12" draw:text-style-name="P3"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9" presentation:class="page"/>
          <draw:frame presentation:style-name="pr2" draw:text-style-name="P2"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3" draw:text-style-name="P3" draw:id="id74" draw:layer="layout" svg:width="3.175cm" svg:height="1.905cm" svg:x="5.636cm" svg:y="2.141cm">
          <text:p text:style-name="P3">builtin</text:p>
          <draw:enhanced-geometry svg:viewBox="0 0 88 21600" draw:mirror-horizontal="false" draw:mirror-vertical="false"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1" draw:layer="layout" svg:width="25.199cm" svg:height="1.737cm" svg:x="1.608cm" svg:y="0.197cm" presentation:class="title" presentation:user-transformed="true">
          <draw:text-box>
            <text:p text:style-name="P1">Symbol Table – Root Namespace</text:p>
          </draw:text-box>
        </draw:frame>
        <draw:custom-shape draw:style-name="gr3" draw:text-style-name="P4" draw:id="id53" draw:layer="layout" svg:width="0.737cm" svg:height="0.848cm" svg:x="11.745cm" svg:y="6.081cm">
          <text:p text:style-name="P3">g</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1.239cm" svg:y1="5.545cm" svg:x2="11.745cm" svg:y2="6.504cm" draw:start-shape="id52" draw:start-glue-point="8" draw:end-shape="id53" draw:end-glue-point="6" svg:d="m11239 5545v959h506">
          <text:p/>
        </draw:connector>
        <draw:connector draw:style-name="gr4" draw:text-style-name="P4" draw:layer="layout" svg:x1="12.113cm" svg:y1="6.929cm" svg:x2="13.445cm" svg:y2="7.15cm" draw:start-shape="id53" draw:start-glue-point="8" draw:end-shape="id54" draw:end-glue-point="3" svg:d="m12113 6929v221h1332">
          <text:p/>
        </draw:connector>
        <draw:custom-shape draw:style-name="gr3" draw:text-style-name="P3" draw:id="id56" draw:layer="layout" svg:width="0.635cm" svg:height="0.635cm" svg:x="13.511cm" svg:y="19.316cm">
          <text:p text:style-name="P3">d</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 draw:text-style-name="P3" draw:id="id58" draw:layer="layout" svg:width="0.635cm" svg:height="0.635cm" svg:x="14.211cm" svg:y="17.419cm">
          <text:p text:style-name="P3">b</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2.762cm" svg:y1="15.045cm" svg:x2="13.511cm" svg:y2="19.633cm" draw:start-shape="id55" draw:start-glue-point="8" draw:end-shape="id56" draw:end-glue-point="6" svg:d="m12762 15045v4588h749">
          <text:p/>
        </draw:connector>
        <draw:connector draw:style-name="gr4" draw:text-style-name="P4" draw:layer="layout" svg:x1="13.629cm" svg:y1="16.156cm" svg:x2="14.211cm" svg:y2="17.736cm" draw:start-shape="id57" draw:start-glue-point="8" draw:end-shape="id58" draw:end-glue-point="6" svg:d="m13629 16156v1580h582">
          <text:p/>
        </draw:connector>
        <draw:connector draw:style-name="gr4" draw:text-style-name="P4" draw:layer="layout" svg:x1="14.146cm" svg:y1="19.633cm" svg:x2="14.716cm" svg:y2="19.633cm" draw:start-shape="id56" draw:start-glue-point="10" draw:end-shape="id59" draw:end-glue-point="3" svg:d="m14146 19633h570">
          <text:p/>
        </draw:connector>
        <draw:connector draw:style-name="gr4" draw:text-style-name="P4" draw:layer="layout" svg:x1="14.846cm" svg:y1="17.736cm" svg:x2="15.285cm" svg:y2="17.736cm" draw:start-shape="id58" draw:start-glue-point="10" draw:end-shape="id60" draw:end-glue-point="3" svg:d="m14846 17736h439">
          <text:p/>
        </draw:connector>
        <draw:custom-shape draw:style-name="gr3" draw:text-style-name="P3" draw:id="id61" draw:layer="layout" svg:width="0.635cm" svg:height="0.635cm" svg:x="14.212cm" svg:y="16.376cm">
          <text:p text:style-name="P3">a</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4.847cm" svg:y1="16.693cm" svg:x2="15.24cm" svg:y2="16.693cm" draw:start-shape="id61" draw:start-glue-point="10" draw:end-shape="id62" draw:end-glue-point="3" svg:d="m14847 16693h393">
          <text:p/>
        </draw:connector>
        <draw:connector draw:style-name="gr4" draw:text-style-name="P4" draw:layer="layout" svg:x1="14.212cm" svg:y1="16.693cm" svg:x2="13.629cm" svg:y2="16.156cm" draw:start-shape="id61" draw:start-glue-point="6" draw:end-shape="id57" draw:end-glue-point="8" svg:d="m14212 16693h-583v-537">
          <text:p/>
        </draw:connector>
        <draw:connector draw:style-name="gr4" draw:text-style-name="P4" draw:layer="layout" svg:x1="11.81cm" svg:y1="14.64cm" svg:x2="11.239cm" svg:y2="5.545cm" draw:start-shape="id55" draw:start-glue-point="6" draw:end-shape="id52" draw:end-glue-point="8" svg:d="m11810 14640h-571v-9095">
          <text:p/>
        </draw:connector>
        <draw:frame draw:style-name="gr17" draw:layer="layout" svg:width="0.502cm" svg:height="1.187cm" svg:x="-3.175cm" svg:y="13.269cm">
          <draw:text-box>
            <text:p/>
          </draw:text-box>
        </draw:frame>
        <draw:custom-shape draw:style-name="gr20" draw:text-style-name="P4" draw:id="id66" draw:layer="layout" svg:width="7.815cm" svg:height="1.838cm" svg:x="13.42cm" svg:y="8.055cm">
          <text:p text:style-name="P3">Implementation</text:p>
          <text:p text:style-name="P3">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1" draw:text-style-name="P4" draw:id="id52" draw:layer="layout" svg:width="1.27cm" svg:height="1.27cm" svg:x="10.605cm" svg:y="4.27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63" draw:layer="layout" svg:width="1.27cm" svg:height="0.809cm" svg:x="11.78cm" svg:y="7.881cm">
          <text:p text:style-name="P3">Foo</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1.78cm" svg:y1="8.285cm" svg:x2="11.239cm" svg:y2="5.545cm" draw:start-shape="id63" draw:start-glue-point="6" draw:end-shape="id52" draw:end-glue-point="8" svg:d="m11780 8285h-541v-2740">
          <text:p/>
        </draw:connector>
        <draw:custom-shape draw:style-name="gr3" draw:text-style-name="P4" draw:id="id55" draw:layer="layout" svg:width="1.905cm" svg:height="0.809cm" svg:x="11.81cm" svg:y="14.236cm">
          <text:p text:style-name="P3">sim1</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3" draw:id="id57" draw:layer="layout" svg:width="0.635cm" svg:height="0.635cm" svg:x="13.312cm" svg:y="15.521cm">
          <text:p text:style-name="P3">c</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2.762cm" svg:y1="15.045cm" svg:x2="13.312cm" svg:y2="15.838cm" draw:start-shape="id55" draw:start-glue-point="8" draw:end-shape="id57" draw:end-glue-point="6" svg:d="m12762 15045v793h550">
          <text:p/>
        </draw:connector>
        <draw:custom-shape draw:style-name="gr5" draw:text-style-name="P3" draw:id="id64" draw:layer="layout" svg:width="5.715cm" svg:height="0.635cm" svg:x="14.182cm" svg:y="18.33cm">
          <text:p text:style-name="P3">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7.039cm" svg:y1="18.965cm" svg:x2="20.302cm" svg:y2="19.517cm" draw:start-shape="id64" draw:end-shape="id65" draw:end-glue-point="3" svg:d="m17039 18965v552h3263">
          <text:p/>
        </draw:connector>
        <draw:custom-shape draw:style-name="gr6" draw:text-style-name="P4" draw:id="id65" draw:layer="layout" svg:width="3.175cm" svg:height="1.905cm" svg:x="20.302cm" svg:y="18.565cm">
          <text:p text:style-name="P5">a = 2*x</text:p>
          <text:p text:style-name="P5">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3.629cm" svg:y1="16.156cm" svg:x2="14.182cm" svg:y2="18.647cm" draw:start-shape="id57" draw:start-glue-point="8" draw:end-shape="id64" draw:end-glue-point="3" svg:d="m13629 16156v2491h553">
          <text:p/>
        </draw:connector>
        <draw:connector draw:style-name="gr4" draw:text-style-name="P4" draw:layer="layout" svg:x1="12.414cm" svg:y1="8.69cm" svg:x2="13.42cm" svg:y2="8.974cm" draw:start-shape="id63" draw:start-glue-point="8" draw:end-shape="id66" draw:end-glue-point="3" svg:d="m12414 8690v284h1006">
          <text:p/>
        </draw:connector>
        <draw:custom-shape draw:style-name="gr3" draw:text-style-name="P4" draw:id="id67" draw:layer="layout" svg:width="1.27cm" svg:height="0.809cm" svg:x="11.78cm" svg:y="9.381cm">
          <text:p text:style-name="P3">Bar</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2.414cm" svg:y1="10.19cm" svg:x2="13.841cm" svg:y2="10.431cm" draw:start-shape="id67" draw:start-glue-point="8" draw:end-shape="id68" draw:end-glue-point="3" svg:d="m12414 10190v241h1427">
          <text:p/>
        </draw:connector>
        <draw:connector draw:style-name="gr4" draw:text-style-name="P4" draw:layer="layout" svg:x1="11.239cm" svg:y1="5.545cm" svg:x2="11.78cm" svg:y2="9.785cm" draw:start-shape="id52" draw:start-glue-point="8" draw:end-shape="id67" draw:end-glue-point="6" svg:d="m11239 5545v4240h541">
          <text:p/>
        </draw:connector>
        <draw:custom-shape draw:style-name="gr3" draw:text-style-name="P3" draw:id="id69" draw:layer="layout" svg:width="1.905cm" svg:height="0.695cm" svg:x="5.405cm" svg:y="15.491cm">
          <text:p text:style-name="P3">Foo</text:p>
          <draw:enhanced-geometry svg:viewBox="0 0 21600 21600" draw:mirror-horizontal="false" draw:mirror-vertical="false" draw:type="rectangle" draw:enhanced-path="M 0 0 L 21600 0 21600 21600 0 21600 0 0 Z N"/>
        </draw:custom-shape>
        <draw:connector draw:style-name="gr22" draw:text-style-name="P4" draw:layer="layout" draw:type="curve" svg:x1="13.312cm" svg:y1="15.838cm" svg:x2="6.357cm" svg:y2="16.186cm" draw:start-shape="id57" draw:start-glue-point="6" draw:end-shape="id69" draw:end-glue-point="2" svg:d="m13312 15838c-4503 0-3752 428-4365 705s-2590 403-2590-357">
          <text:p/>
        </draw:connector>
        <draw:custom-shape draw:style-name="gr23" draw:text-style-name="P3" draw:id="id54" draw:layer="layout" svg:width="7.955cm" svg:height="1.27cm" svg:x="13.445cm" svg:y="6.515cm">
          <text:p text:style-name="P3">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id="id62" draw:layer="layout" svg:width="1.615cm" svg:height="0.841cm" svg:x="15.24cm" svg:y="16.273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id="id60" draw:layer="layout" svg:width="1.615cm" svg:height="0.841cm" svg:x="15.285cm" svg:y="17.316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3" draw:id="id59" draw:layer="layout" svg:width="1.615cm" svg:height="0.841cm" svg:x="14.716cm" svg:y="19.21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4" draw:id="id70" draw:layer="layout" svg:width="2.413cm" svg:height="0.809cm" svg:x="11.78cm" svg:y="10.981cm">
          <text:p text:style-name="P3">myBar</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2.986cm" svg:y1="11.79cm" svg:x2="13.842cm" svg:y2="12.032cm" draw:start-shape="id70" draw:start-glue-point="8" draw:end-shape="id71" draw:end-glue-point="3" svg:d="m12986 11790v242h856">
          <text:p/>
        </draw:connector>
        <draw:connector draw:style-name="gr4" draw:text-style-name="P4" draw:layer="layout" svg:x1="11.78cm" svg:y1="11.385cm" svg:x2="11.239cm" svg:y2="5.545cm" draw:start-shape="id70" draw:start-glue-point="6" draw:end-shape="id52" draw:end-glue-point="8" svg:d="m11780 11385h-541v-5840">
          <text:p/>
        </draw:connector>
        <draw:custom-shape draw:style-name="gr3" draw:text-style-name="P3" draw:id="id72" draw:layer="layout" svg:width="1.905cm" svg:height="0.829cm" svg:x="0.435cm" svg:y="1.27cm">
          <text:p text:style-name="P3">root</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387cm" svg:y1="2.099cm" svg:x2="9.635cm" svg:y2="4.593cm" draw:start-shape="id72" draw:start-glue-point="8" draw:end-shape="id73" draw:end-glue-point="6" svg:d="m1387 2099v2494h8248">
          <text:p/>
        </draw:connector>
        <draw:connector draw:style-name="gr4" draw:text-style-name="P4" draw:layer="layout" svg:x1="5.636cm" svg:y1="3.093cm" svg:x2="1.387cm" svg:y2="2.099cm" draw:start-shape="id74" draw:start-glue-point="6" draw:end-shape="id72" draw:end-glue-point="8" svg:d="m5636 3093h-4249v-994">
          <text:p/>
        </draw:connector>
        <draw:custom-shape draw:style-name="gr3" draw:text-style-name="P3" draw:id="id73" draw:layer="layout" svg:width="3.175cm" svg:height="1.905cm" svg:x="9.635cm" svg:y="3.641cm">
          <text:p text:style-name="P3">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3" draw:id="id68" draw:layer="layout" svg:width="1.615cm" svg:height="0.841cm" svg:x="13.841cm" svg:y="10.011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3" draw:id="id71" draw:layer="layout" svg:width="1.615cm" svg:height="0.841cm" svg:x="13.842cm" svg:y="11.612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5" draw:text-style-name="P4" draw:layer="layout" draw:type="curve" svg:x1="6.357cm" svg:y1="15.491cm" svg:x2="11.78cm" svg:y2="8.285cm" draw:start-shape="id69" draw:start-glue-point="0" draw:end-shape="id63" draw:end-glue-point="6" svg:d="m6357 15491c0-4804 1807-7206 5423-7206">
          <text:p/>
        </draw:connector>
        <draw:custom-shape draw:style-name="gr3" draw:text-style-name="P3" draw:id="id75" draw:layer="layout" svg:width="1.905cm" svg:height="0.695cm" svg:x="7.81cm" svg:y="14.293cm">
          <text:p text:style-name="P3">Bar</text:p>
          <draw:enhanced-geometry svg:viewBox="0 0 21600 21600" draw:mirror-horizontal="false" draw:mirror-vertical="false" draw:type="rectangle" draw:enhanced-path="M 0 0 L 21600 0 21600 21600 0 21600 0 0 Z N"/>
        </draw:custom-shape>
        <draw:connector draw:style-name="gr22" draw:text-style-name="P4" draw:layer="layout" draw:type="curve" svg:x1="11.81cm" svg:y1="14.64cm" svg:x2="8.762cm" svg:y2="14.988cm" draw:start-shape="id55" draw:start-glue-point="6" draw:end-shape="id75" draw:end-glue-point="2" svg:d="m11810 14640c-1572 0-1310 428-1679 705s-1369 403-1369-357">
          <text:p/>
        </draw:connector>
        <draw:connector draw:style-name="gr25" draw:text-style-name="P4" draw:layer="layout" draw:type="curve" svg:x1="8.762cm" svg:y1="14.293cm" svg:x2="11.78cm" svg:y2="9.785cm" draw:start-shape="id75" draw:start-glue-point="0" draw:end-shape="id67" draw:end-glue-point="6" svg:d="m8762 14293c0-3006 1006-4508 3018-4508">
          <text:p/>
        </draw:connector>
        <draw:custom-shape draw:style-name="gr9" draw:text-style-name="P3" draw:id="id76" draw:layer="layout" svg:width="1.905cm" svg:height="0.695cm" svg:x="5.506cm" svg:y="5.94cm">
          <text:p text:style-name="P3">Float</text:p>
          <draw:enhanced-geometry svg:viewBox="0 0 21600 21600" draw:mirror-horizontal="false" draw:mirror-vertical="false" draw:type="rectangle" draw:enhanced-path="M 0 0 L 21600 0 21600 21600 0 21600 0 0 Z N"/>
        </draw:custom-shape>
        <draw:connector draw:style-name="gr22" draw:text-style-name="P4" draw:layer="layout" draw:type="curve" svg:x1="11.745cm" svg:y1="6.504cm" svg:x2="6.458cm" svg:y2="6.635cm" draw:start-shape="id53" draw:start-glue-point="6" draw:end-shape="id76" draw:end-glue-point="2" svg:d="m11745 6504c-3252 0-2710 319-3218 542s-2069 349-2069-411">
          <text:p/>
        </draw:connector>
        <draw:connector draw:style-name="gr25" draw:text-style-name="P4" draw:layer="layout" draw:type="curve" svg:x1="6.458cm" svg:y1="5.94cm" svg:x2="6.457cm" svg:y2="4.445cm" draw:start-shape="id76" draw:start-glue-point="0" draw:end-shape="id77" draw:end-glue-point="8" svg:d="m6458 5940c0-1128-1-381-1-1495">
          <text:p/>
        </draw:connector>
        <draw:custom-shape draw:style-name="gr9" draw:text-style-name="P3" draw:id="id77" draw:layer="layout" svg:width="1.905cm" svg:height="0.809cm" svg:x="5.505cm" svg:y="3.636cm">
          <text:p text:style-name="P3">Float</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3"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2" draw:text-style-name="P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ExecutionEnvironment - Scope</text:p>
          </draw:text-box>
        </draw:frame>
        <draw:custom-shape draw:style-name="gr3" draw:text-style-name="P8" draw:layer="layout" svg:width="3.435cm" svg:height="0.515cm" svg:x="8.958cm" svg:y="14.597cm">
          <text:p text:style-name="P3"><text:span text:style-name="T13">Namespace</text:span></text:p>
          <draw:enhanced-geometry svg:viewBox="0 0 21600 21600" draw:mirror-horizontal="false" draw:mirror-vertical="false" draw:type="rectangle" draw:enhanced-path="M 0 0 L 21600 0 21600 21600 0 21600 0 0 Z N"/>
        </draw:custom-shape>
        <draw:custom-shape draw:style-name="gr3" draw:text-style-name="P9" draw:layer="layout" svg:width="3.435cm" svg:height="0.515cm" svg:x="8.958cm" svg:y="16.142cm">
          <text:p text:style-name="P3"><text:span text:style-name="T14">Global Scope</text:span></text:p>
          <draw:enhanced-geometry svg:viewBox="0 0 21600 21600" draw:mirror-horizontal="false" draw:mirror-vertical="false" draw:type="rectangle" draw:enhanced-path="M 0 0 L 21600 0 21600 21600 0 21600 0 0 Z N"/>
        </draw:custom-shape>
        <draw:custom-shape draw:style-name="gr3" draw:text-style-name="P9" draw:layer="layout" svg:width="3.435cm" svg:height="0.513cm" svg:x="8.958cm" svg:y="15.629cm">
          <text:p text:style-name="P3"><text:span text:style-name="T14">This Scope</text:span></text:p>
          <draw:enhanced-geometry svg:viewBox="0 0 21600 21600" draw:mirror-horizontal="false" draw:mirror-vertical="false" draw:type="rectangle" draw:enhanced-path="M 0 0 L 21600 0 21600 21600 0 21600 0 0 Z N"/>
        </draw:custom-shape>
        <draw:custom-shape draw:style-name="gr3" draw:text-style-name="P9" draw:layer="layout" svg:width="3.435cm" svg:height="0.515cm" svg:x="8.958cm" svg:y="15.11cm">
          <text:p text:style-name="P3"><text:span text:style-name="T14">Local Scope</text:span></text:p>
          <draw:enhanced-geometry svg:viewBox="0 0 21600 21600" draw:mirror-horizontal="false" draw:mirror-vertical="false" draw:type="rectangle" draw:enhanced-path="M 0 0 L 21600 0 21600 21600 0 21600 0 0 Z N"/>
        </draw:custom-shape>
        <draw:custom-shape draw:style-name="gr3" draw:text-style-name="P8" draw:layer="layout" svg:width="4.354cm" svg:height="0.507cm" svg:x="13.976cm" svg:y="6.837cm">
          <text:p text:style-name="P3"><text:span text:style-name="T13">Namespace</text:span></text:p>
          <draw:enhanced-geometry svg:viewBox="0 0 21600 21600" draw:type="rectangle" draw:enhanced-path="M 0 0 L 21600 0 21600 21600 0 21600 0 0 Z N"/>
        </draw:custom-shape>
        <draw:custom-shape draw:style-name="gr3" draw:text-style-name="P9" draw:layer="layout" svg:width="4.354cm" svg:height="0.507cm" svg:x="13.976cm" svg:y="7.344cm">
          <text:p text:style-name="P3"><text:span text:style-name="T14">attributes</text:span></text:p>
          <draw:enhanced-geometry svg:viewBox="0 0 21600 21600" draw:type="rectangle" draw:enhanced-path="M 0 0 L 21600 0 21600 21600 0 21600 0 0 Z N"/>
        </draw:custom-shape>
        <draw:frame draw:style-name="gr26" draw:text-style-name="P1" draw:layer="layout" svg:width="5.715cm" svg:height="1.187cm" svg:x="13.402cm" svg:y="6.99cm">
          <draw:text-box>
            <text:p/>
          </draw:text-box>
        </draw:frame>
        <presentation:notes draw:style-name="dp2">
          <draw:page-thumbnail draw:style-name="gr2" draw:layer="layout" svg:width="13.968cm" svg:height="10.476cm" svg:x="3.81cm" svg:y="2.123cm" draw:page-number="11" presentation:class="page"/>
          <draw:frame presentation:style-name="pr2" draw:text-style-name="P2"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Callable Objects</text:p>
          </draw:text-box>
        </draw:frame>
        <draw:frame draw:style-name="gr27" draw:text-style-name="P7" draw:layer="layout" svg:width="23.705cm" svg:height="3.409cm" svg:x="2.148cm" svg:y="4.618cm">
          <draw:text-box>
            <text:p text:style-name="P1"><text:span text:style-name="T15">Protocol</text:span></text:p>
            <text:list text:style-name="L1">
              <text:list-item>
                <text:p text:style-name="P1">Inherit from <text:span text:style-name="T2">interpreter.CallableObject</text:span></text:p>
              </text:list-item>
              <text:list-item>
                <text:p text:style-name="P1">Have Python method <text:span text:style-name="T2">__call__(self, *args, **kwargs)</text:span><text:span text:style-name="T1"> which executes the function's code.</text:span></text:p>
              </text:list-item>
            </text:list>
          </draw:text-box>
        </draw:frame>
        <draw:frame draw:style-name="gr28" draw:text-style-name="P10" draw:layer="layout" svg:width="23.705cm" svg:height="6.253cm" svg:x="2.148cm" svg:y="8.618cm">
          <draw:text-box>
            <text:p text:style-name="P1"><text:span text:style-name="T15">The <text:s/>__call__ method </text:span></text:p>
            <text:list text:style-name="L3">
              <text:list-item>
                <text:p text:style-name="P1"><text:span text:style-name="T2">Siml objects</text:span><text:span text:style-name="T1"> (InterpreterObject, ast.Node) are passed as </text:span><text:span text:style-name="T2">arguments</text:span><text:span text:style-name="T1">.</text:span></text:p>
                <text:list>
                  <text:list-item>
                    <text:p text:style-name="P1"><text:span text:style-name="T1">The arguments may be </text:span><text:span text:style-name="T2">unknown values</text:span><text:span text:style-name="T1"> or </text:span><text:span text:style-name="T2">unknown expressions</text:span><text:span text:style-name="T1">.</text:span></text:p>
                    <text:list>
                      <text:list-item>
                        <text:p text:style-name="P1"><text:span text:style-name="T1">If function can not handle unknowns, it must raise </text:span><text:span text:style-name="T2">UnknownArgumentsException</text:span><text:span text:style-name="T1"> (the interpreter then generates an unknown Expression)</text:span></text:p>
                      </text:list-item>
                    </text:list>
                  </text:list-item>
                  <text:list-item>
                    <text:p text:style-name="P1"><text:span text:style-name="T1">For wrong argument types a </text:span><text:span text:style-name="T2">IncompatibleTypeError</text:span><text:span text:style-name="T1"> is raised</text:span></text:p>
                  </text:list-item>
                </text:list>
              </text:list-item>
              <text:list-item>
                <text:p text:style-name="P1"><text:span text:style-name="T2">Return values</text:span><text:span text:style-name="T1"> must be InterpreterObject or ast.Node</text:span></text:p>
              </text:list-item>
            </text:list>
          </draw:text-box>
        </draw:frame>
        <draw:frame draw:style-name="gr29" draw:text-style-name="P1" draw:layer="layout" svg:width="23.705cm" svg:height="2.384cm" svg:x="2.33cm" svg:y="17.561cm">
          <draw:text-box>
            <text:p text:style-name="P1">Arguments are parsed with the <text:span text:style-name="T2">interpreter.Argument</text:span> class.</text:p>
            <text:p text:style-name="P1">The class works with positional and keyword arguments; it does type checking if types are given.</text:p>
          </draw:text-box>
        </draw:frame>
        <presentation:notes draw:style-name="dp2">
          <draw:page-thumbnail draw:style-name="gr2" draw:layer="layout" svg:width="13.968cm" svg:height="10.476cm" svg:x="3.81cm" svg:y="2.123cm" draw:page-number="12" presentation:class="page"/>
          <draw:frame presentation:style-name="pr2" draw:text-style-name="P2"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Zoo of Directly Callable Objects</text:p>
          </draw:text-box>
        </draw:frame>
        <draw:frame draw:style-name="gr30" draw:text-style-name="P10" draw:layer="layout" svg:width="21.987cm" svg:height="10.916cm" svg:x="2.54cm" svg:y="7.26cm">
          <draw:text-box>
            <text:p text:style-name="P1"><text:span text:style-name="T2">Different types of directly callable objects</text:span></text:p>
            <text:list text:style-name="L1">
              <text:list-item>
                <text:p text:style-name="P1">User defined (Siml) function:</text:p>
                <text:list>
                  <text:list-item>
                    <text:p text:style-name="P1">Parse arguments and check argument types. </text:p>
                  </text:list-item>
                  <text:list-item>
                    <text:p text:style-name="P1">Executes code in Siml language.</text:p>
                  </text:list-item>
                </text:list>
              </text:list-item>
              <text:list-item>
                <text:p text:style-name="P1">Built in function wrapper:</text:p>
                <text:list>
                  <text:list-item>
                    <text:p text:style-name="P1">Parse arguments and check argument types. </text:p>
                  </text:list-item>
                  <text:list-item>
                    <text:p text:style-name="P1">Call Python function </text:p>
                  </text:list-item>
                  <text:list-item>
                    <text:p text:style-name="P1">Raise UnknownArgumentsException if function can not handle unknown arguments.</text:p>
                  </text:list-item>
                  <text:list-item>
                    <text:p text:style-name="P1">Return unevaluated function call otherwise.</text:p>
                  </text:list-item>
                </text:list>
              </text:list-item>
              <text:list-item>
                <text:p text:style-name="P1">Method wrapper</text:p>
                <text:list>
                  <text:list-item>
                    <text:p text:style-name="P1">Call wrapped function with 'this' as first positional argument</text:p>
                  </text:list-item>
                </text:list>
              </text:list-item>
              <text:list-item>
                <text:p text:style-name="P1"/>
              </text:list-item>
              <text:list-item>
                <text:p text:style-name="P1"/>
              </text:list-item>
              <text:list-item>
                <text:p text:style-name="P1"><text:s/>Special objects, for example: print functio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2"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4" presentation:class="page"/>
          <draw:frame presentation:style-name="pr2" draw:text-style-name="P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if” Statement Semantics</text:p>
          </draw:text-box>
        </draw:frame>
        <draw:frame draw:style-name="gr31" draw:text-style-name="P7" draw:layer="layout" svg:width="26.67cm" svg:height="3.806cm" svg:x="0.635cm" svg:y="7.981cm">
          <draw:text-box>
            <text:p text:style-name="P1"><text:span text:style-name="T2">Special optimization:</text:span></text:p>
            <text:list text:style-name="L1">
              <text:list-item>
                <text:p text:style-name="P1">“if” statements that are completely <text:span text:style-name="T2">decidable at compile</text:span> time are <text:span text:style-name="T2">optimized away</text:span>. This is the case if the compiler has entered only one clause. Then the compiler inserts the statements of the single clause into the program and removes the if statement entirely.</text:p>
              </text:list-item>
              <text:list-item>
                <text:p text:style-name="P1"><text:span text:style-name="T2">'return'</text:span> statements are <text:span text:style-name="T2">illegal</text:span> inside 'if' statements. (To keep generated code simple.)</text:p>
              </text:list-item>
            </text:list>
          </draw:text-box>
        </draw:frame>
        <draw:g>
          <draw:g>
            <draw:frame draw:style-name="gr15" draw:text-style-name="P11" draw:layer="layout" svg:width="4.439cm" svg:height="3.147cm" svg:x="6.093cm" svg:y="17.023cm">
              <draw:text-box>
                <text:p text:style-name="P1"><text:span text:style-name="T3">if a&lt;1:</text:span></text:p>
                <text:p text:style-name="P1"><text:span text:style-name="T3"><text:tab/></text:span><text:span text:style-name="T3">b = 2</text:span></text:p>
                <text:p text:style-name="P1"><text:span text:style-name="T3">else:</text:span></text:p>
                <text:p text:style-name="P1"><text:span text:style-name="T3"><text:tab/></text:span><text:span text:style-name="T3">c = 3 <text:s/></text:span></text:p>
              </draw:text-box>
            </draw:frame>
            <draw:frame draw:style-name="gr15" draw:text-style-name="P11" draw:layer="layout" svg:width="4.439cm" svg:height="4.603cm" svg:x="17.223cm" svg:y="16.295cm">
              <draw:text-box>
                <text:p text:style-name="P1"><text:span text:style-name="T3">if a&lt;1:</text:span></text:p>
                <text:p text:style-name="P1"><text:span text:style-name="T3"><text:tab/></text:span><text:span text:style-name="T3">b = 2</text:span></text:p>
                <text:p text:style-name="P1"><text:span text:style-name="T3"><text:tab/></text:span><text:span text:style-name="T16">c = nan</text:span></text:p>
                <text:p text:style-name="P1"><text:span text:style-name="T3">else:</text:span></text:p>
                <text:p text:style-name="P1"><text:span text:style-name="T3"><text:tab/></text:span><text:span text:style-name="T3">c = 3 <text:s/></text:span></text:p>
                <text:p text:style-name="P1"><text:span text:style-name="T3"><text:tab/></text:span><text:span text:style-name="T16">b = nan</text:span></text:p>
              </draw:text-box>
            </draw:frame>
            <draw:custom-shape draw:style-name="gr32" draw:text-style-name="P4" draw:layer="layout" svg:width="6.35cm" svg:height="3.81cm" svg:x="10.258cm" svg:y="16.691cm">
              <text:p text:style-name="P3">Compiler inserts </text:p>
              <text:p text:style-name="P3">statemen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3" draw:text-style-name="P1" draw:layer="layout" svg:width="26.67cm" svg:height="4.517cm" svg:x="0.635cm" svg:y="12.405cm">
            <draw:text-box>
              <text:p text:style-name="P1"><text:span text:style-name="T2">Requirements for single/guaranteed assignment and statement reordering:</text:span></text:p>
              <text:list text:style-name="L1">
                <text:list-item>
                  <text:p text:style-name="P1">The <text:span text:style-name="T2">last condition</text:span> must evaluate to <text:span text:style-name="T2">True</text:span> at compile time (equivalent to 'else:', catch all clause).</text:p>
                </text:list-item>
                <text:list-item>
                  <text:p text:style-name="P1"><text:span text:style-name="T2">All clauses</text:span> of the 'if' statement must assign to the <text:span text:style-name="T2">same variables</text:span>. If a clause contains fewer assignments, the compiler creates the missing assignments automatically and inserts them into the clause.</text:p>
                </text:list-item>
              </text:list>
            </draw:text-box>
          </draw:frame>
        </draw:g>
        <draw:frame draw:style-name="gr34" draw:text-style-name="P1" draw:layer="layout" svg:width="26.67cm" svg:height="5.228cm" svg:x="0.635cm" svg:y="2.309cm">
          <draw:text-box>
            <text:p text:style-name="P1"><text:span text:style-name="T2">Algorithm for entering clauses and generating code:</text:span></text:p>
            <text:list text:style-name="L5">
              <text:list-item>
                <text:p text:style-name="P1">If the condition evaluates to <text:span text:style-name="T2">False</text:span> at compile time: do not enter clause, no code will be generated for clause.</text:p>
              </text:list-item>
              <text:list-item>
                <text:p text:style-name="P1">If the condition <text:span text:style-name="T2">can not be decided</text:span> at compile time (it contains variables or parameters): enter clause and generate code.</text:p>
              </text:list-item>
              <text:list-item>
                <text:p text:style-name="P1">If the condition evaluates to <text:span text:style-name="T2">True</text:span> at compile time: enter clause, generate code, don't enter any further clauses. An 'else:' clause is equivalent to an 'elif True:' clause.</text:p>
              </text:list-item>
            </text:list>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custom-shape draw:style-name="gr35" draw:text-style-name="P4" draw:layer="layout" svg:width="9.089cm" svg:height="2.53cm" svg:x="18.681cm" svg:y="5.09cm">
          <text:p/>
          <draw:enhanced-geometry svg:viewBox="0 0 21600 21600" draw:type="rectangle" draw:enhanced-path="M 0 0 L 21600 0 21600 21600 0 21600 0 0 Z N"/>
        </draw:custom-shape>
        <draw:frame presentation:style-name="pr6" draw:text-style-name="P1" draw:layer="layout" svg:width="25.199cm" svg:height="1.737cm" svg:x="1.4cm" svg:y="0.219cm" presentation:class="title" presentation:user-transformed="true">
          <draw:text-box>
            <text:p text:style-name="P1">Assemble Program Tree</text:p>
          </draw:text-box>
        </draw:frame>
        <draw:custom-shape draw:style-name="gr3" draw:text-style-name="P4" draw:id="id108" draw:layer="layout" svg:width="3.175cm" svg:height="1.27cm" svg:x="19.535cm" svg:y="3.541cm">
          <text:p text:style-name="P3">Program</text:p>
          <draw:enhanced-geometry svg:viewBox="0 0 21600 21600" draw:type="rectangle" draw:enhanced-path="M 0 0 L 21600 0 21600 21600 0 21600 0 0 Z N"/>
        </draw:custom-shape>
        <draw:custom-shape draw:style-name="gr3" draw:text-style-name="P4" draw:id="id78" draw:layer="layout" svg:width="1.27cm" svg:height="0.635cm" svg:x="19.84cm" svg:y="6.616cm">
          <text:p text:style-name="P3">pi</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3" draw:id="id109" draw:layer="layout" svg:width="1.905cm" svg:height="0.695cm" svg:x="19.84cm" svg:y="5.386cm">
          <text:p text:style-name="P3">Real</text:p>
          <draw:enhanced-geometry svg:viewBox="0 0 21600 21600" draw:type="rectangle" draw:enhanced-path="M 0 0 L 21600 0 21600 21600 0 21600 0 0 Z N"/>
        </draw:custom-shape>
        <draw:custom-shape draw:style-name="gr18" draw:text-style-name="P3" draw:id="id79" draw:layer="layout" svg:width="1.905cm" svg:height="0.695cm" svg:x="21.58cm" svg:y="6.581cm">
          <text:p text:style-name="P3">Real</text:p>
          <draw:enhanced-geometry svg:viewBox="0 0 21600 21600" draw:type="rectangle" draw:enhanced-path="M 0 0 L 21600 0 21600 21600 0 21600 0 0 Z N"/>
        </draw:custom-shape>
        <draw:connector draw:style-name="gr4" draw:text-style-name="P4" draw:layer="layout" svg:x1="21.11cm" svg:y1="6.933cm" svg:x2="21.58cm" svg:y2="6.928cm" draw:start-shape="id78" draw:start-glue-point="10" draw:end-shape="id79" draw:end-glue-point="3" svg:d="m21110 6933h235v-5h235">
          <text:p/>
        </draw:connector>
        <draw:custom-shape draw:style-name="gr3" draw:text-style-name="P4" draw:id="id80" draw:layer="layout" svg:width="1.905cm" svg:height="0.695cm" svg:x="19.82cm" svg:y="8.126cm">
          <text:p text:style-name="P3">Bar1</text:p>
          <draw:enhanced-geometry svg:viewBox="0 0 21600 21600" draw:type="rectangle" draw:enhanced-path="M 0 0 L 21600 0 21600 21600 0 21600 0 0 Z N"/>
        </draw:custom-shape>
        <draw:custom-shape draw:style-name="gr3" draw:text-style-name="P4" draw:id="id81" draw:layer="layout" svg:width="0.635cm" svg:height="0.635cm" svg:x="21.725cm" svg:y="9.056cm">
          <text:p text:style-name="P3">a</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82" draw:layer="layout" svg:width="0.635cm" svg:height="0.635cm" svg:x="21.725cm" svg:y="9.966cm">
          <text:p text:style-name="P3">b</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20.772cm" svg:y1="8.821cm" svg:x2="21.725cm" svg:y2="9.373cm" draw:start-shape="id80" draw:start-glue-point="2" draw:end-shape="id81" draw:end-glue-point="6" svg:d="m20772 8821v552h953">
          <text:p/>
        </draw:connector>
        <draw:connector draw:style-name="gr4" draw:text-style-name="P4" draw:layer="layout" svg:x1="20.772cm" svg:y1="8.821cm" svg:x2="21.725cm" svg:y2="10.283cm" draw:start-shape="id80" draw:start-glue-point="2" draw:end-shape="id82" draw:end-glue-point="6" svg:d="m20772 8821v1462h953">
          <text:p/>
        </draw:connector>
        <draw:custom-shape draw:style-name="gr18" draw:text-style-name="P3" draw:id="id83" draw:layer="layout" svg:width="1.905cm" svg:height="0.695cm" svg:x="22.795cm" svg:y="9.036cm">
          <text:p text:style-name="P3">Real</text:p>
          <draw:enhanced-geometry svg:viewBox="0 0 21600 21600" draw:type="rectangle" draw:enhanced-path="M 0 0 L 21600 0 21600 21600 0 21600 0 0 Z N"/>
        </draw:custom-shape>
        <draw:custom-shape draw:style-name="gr18" draw:text-style-name="P3" draw:id="id84" draw:layer="layout" svg:width="1.905cm" svg:height="0.695cm" svg:x="22.795cm" svg:y="9.941cm">
          <text:p text:style-name="P3">Real</text:p>
          <draw:enhanced-geometry svg:viewBox="0 0 21600 21600" draw:type="rectangle" draw:enhanced-path="M 0 0 L 21600 0 21600 21600 0 21600 0 0 Z N"/>
        </draw:custom-shape>
        <draw:connector draw:style-name="gr4" draw:text-style-name="P4" draw:layer="layout" svg:x1="22.36cm" svg:y1="9.373cm" svg:x2="22.795cm" svg:y2="9.383cm" draw:start-shape="id81" draw:start-glue-point="10" draw:end-shape="id83" draw:end-glue-point="3" svg:d="m22360 9373h217v10h218">
          <text:p/>
        </draw:connector>
        <draw:connector draw:style-name="gr4" draw:text-style-name="P4" draw:layer="layout" svg:x1="22.36cm" svg:y1="10.283cm" svg:x2="22.795cm" svg:y2="10.288cm" draw:start-shape="id82" draw:start-glue-point="10" draw:end-shape="id84" draw:end-glue-point="3" svg:d="m22360 10283h217v5h218">
          <text:p/>
        </draw:connector>
        <draw:custom-shape draw:style-name="gr3" draw:text-style-name="P4" draw:id="id85" draw:layer="layout" svg:width="3.925cm" svg:height="0.695cm" svg:x="19.825cm" svg:y="12.031cm">
          <text:p text:style-name="P3">Bar2 (Bar1)</text:p>
          <draw:enhanced-geometry svg:viewBox="0 0 21600 21600" draw:type="rectangle" draw:enhanced-path="M 0 0 L 21600 0 21600 21600 0 21600 0 0 Z N"/>
        </draw:custom-shape>
        <draw:custom-shape draw:style-name="gr3" draw:text-style-name="P4" draw:id="id86" draw:layer="layout" svg:width="0.635cm" svg:height="0.635cm" svg:x="22.33cm" svg:y="12.961cm">
          <text:p text:style-name="P3">c</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87" draw:layer="layout" svg:width="0.635cm" svg:height="0.635cm" svg:x="22.33cm" svg:y="13.871cm">
          <text:p text:style-name="P3">d</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21.787cm" svg:y1="12.726cm" svg:x2="22.33cm" svg:y2="13.278cm" draw:start-shape="id85" draw:start-glue-point="2" draw:end-shape="id86" draw:end-glue-point="6" svg:d="m21787 12726v552h543">
          <text:p/>
        </draw:connector>
        <draw:connector draw:style-name="gr4" draw:text-style-name="P4" draw:layer="layout" svg:x1="21.787cm" svg:y1="12.726cm" svg:x2="22.33cm" svg:y2="14.188cm" draw:start-shape="id85" draw:start-glue-point="2" draw:end-shape="id87" draw:end-glue-point="6" svg:d="m21787 12726v1462h543">
          <text:p/>
        </draw:connector>
        <draw:custom-shape draw:style-name="gr3" draw:text-style-name="P4" draw:id="id88" draw:layer="layout" svg:width="1.905cm" svg:height="0.695cm" svg:x="23.4cm" svg:y="12.906cm">
          <text:p text:style-name="P3">Foo</text:p>
          <draw:enhanced-geometry svg:viewBox="0 0 21600 21600" draw:type="rectangle" draw:enhanced-path="M 0 0 L 21600 0 21600 21600 0 21600 0 0 Z N"/>
        </draw:custom-shape>
        <draw:custom-shape draw:style-name="gr18" draw:text-style-name="P3" draw:id="id89" draw:layer="layout" svg:width="1.905cm" svg:height="0.695cm" svg:x="23.4cm" svg:y="13.846cm">
          <text:p text:style-name="P3">Real</text:p>
          <draw:enhanced-geometry svg:viewBox="0 0 21600 21600" draw:type="rectangle" draw:enhanced-path="M 0 0 L 21600 0 21600 21600 0 21600 0 0 Z N"/>
        </draw:custom-shape>
        <draw:connector draw:style-name="gr4" draw:text-style-name="P4" draw:layer="layout" svg:x1="22.965cm" svg:y1="13.278cm" svg:x2="23.4cm" svg:y2="13.253cm" draw:start-shape="id86" draw:start-glue-point="10" draw:end-shape="id88" draw:end-glue-point="3" svg:d="m22965 13278h217v-25h218">
          <text:p/>
        </draw:connector>
        <draw:connector draw:style-name="gr4" draw:text-style-name="P4" draw:layer="layout" svg:x1="22.965cm" svg:y1="14.188cm" svg:x2="23.4cm" svg:y2="14.193cm" draw:start-shape="id87" draw:start-glue-point="10" draw:end-shape="id89" draw:end-glue-point="3" svg:d="m22965 14188h217v5h218">
          <text:p/>
        </draw:connector>
        <draw:connector draw:style-name="gr36" draw:text-style-name="P4" draw:layer="layout" draw:type="curve" draw:line-skew="1.666cm" svg:x1="23.75cm" svg:y1="12.378cm" svg:x2="21.725cm" svg:y2="8.473cm" draw:start-shape="id85" draw:start-glue-point="1" draw:end-shape="id80" draw:end-glue-point="1" svg:d="m23750 12378c3247 0 4260-3905-2025-3905">
          <text:p/>
        </draw:connector>
        <draw:custom-shape draw:style-name="gr5" draw:text-style-name="P3" draw:id="id90" draw:layer="layout" svg:width="3.175cm" svg:height="0.635cm" svg:x="22.306cm" svg:y="14.755cm">
          <text:p text:style-name="P3">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22.306cm" svg:y1="15.072cm" svg:x2="21.787cm" svg:y2="12.726cm" draw:start-shape="id90" draw:start-glue-point="3" draw:end-shape="id85" draw:end-glue-point="2" svg:d="m22306 15072h-519v-2346">
          <text:p/>
        </draw:connector>
        <draw:custom-shape draw:style-name="gr5" draw:text-style-name="P3" draw:id="id91" draw:layer="layout" svg:width="3.175cm" svg:height="0.635cm" svg:x="21.807cm" svg:y="10.82cm">
          <text:p text:style-name="P3">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21.807cm" svg:y1="11.137cm" svg:x2="20.772cm" svg:y2="8.821cm" draw:start-shape="id91" draw:start-glue-point="3" draw:end-shape="id80" draw:end-glue-point="2" svg:d="m21807 11137h-1035v-2316">
          <text:p/>
        </draw:connector>
        <draw:custom-shape draw:style-name="gr3" draw:text-style-name="P4" draw:id="id92" draw:layer="layout" svg:width="3.175cm" svg:height="1.27cm" svg:x="0.935cm" svg:y="5.842cm">
          <text:p text:style-name="P3">Program</text:p>
          <draw:enhanced-geometry svg:viewBox="0 0 21600 21600" draw:type="rectangle" draw:enhanced-path="M 0 0 L 21600 0 21600 21600 0 21600 0 0 Z N"/>
        </draw:custom-shape>
        <draw:connector draw:style-name="gr4" draw:text-style-name="P4" draw:layer="layout" svg:x1="0.935cm" svg:y1="6.477cm" svg:x2="1.108cm" svg:y2="19.239cm" draw:start-shape="id92" draw:start-glue-point="3" draw:end-shape="id93" draw:end-glue-point="3" svg:d="m935 6477h-501v12762h674">
          <text:p/>
        </draw:connector>
        <draw:custom-shape draw:style-name="gr3" draw:text-style-name="P4" draw:id="id101" draw:layer="layout" svg:width="1.905cm" svg:height="0.695cm" svg:x="1.12cm" svg:y="8.527cm">
          <text:p text:style-name="P3">Bar1</text:p>
          <draw:enhanced-geometry svg:viewBox="0 0 21600 21600" draw:type="rectangle" draw:enhanced-path="M 0 0 L 21600 0 21600 21600 0 21600 0 0 Z N"/>
        </draw:custom-shape>
        <draw:custom-shape draw:style-name="gr3" draw:text-style-name="P4" draw:id="id94" draw:layer="layout" svg:width="3.925cm" svg:height="0.695cm" svg:x="1.125cm" svg:y="11.632cm">
          <text:p text:style-name="P3">Bar2 (Bar1)</text:p>
          <draw:enhanced-geometry svg:viewBox="0 0 21600 21600" draw:type="rectangle" draw:enhanced-path="M 0 0 L 21600 0 21600 21600 0 21600 0 0 Z N"/>
        </draw:custom-shape>
        <draw:custom-shape draw:style-name="gr3" draw:text-style-name="P4" draw:id="id95" draw:layer="layout" svg:width="0.635cm" svg:height="0.635cm" svg:x="3.63cm" svg:y="12.562cm">
          <text:p text:style-name="P3">c</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96" draw:layer="layout" svg:width="0.635cm" svg:height="0.635cm" svg:x="3.63cm" svg:y="13.472cm">
          <text:p text:style-name="P3">d</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3.087cm" svg:y1="12.327cm" svg:x2="3.63cm" svg:y2="12.879cm" draw:start-shape="id94" draw:start-glue-point="2" draw:end-shape="id95" draw:end-glue-point="6" svg:d="m3087 12327v552h543">
          <text:p/>
        </draw:connector>
        <draw:connector draw:style-name="gr4" draw:text-style-name="P4" draw:layer="layout" svg:x1="3.087cm" svg:y1="12.327cm" svg:x2="3.63cm" svg:y2="13.789cm" draw:start-shape="id94" draw:start-glue-point="2" draw:end-shape="id96" draw:end-glue-point="6" svg:d="m3087 12327v1462h543">
          <text:p/>
        </draw:connector>
        <draw:custom-shape draw:style-name="gr3" draw:text-style-name="P4" draw:id="id97" draw:layer="layout" svg:width="1.905cm" svg:height="0.695cm" svg:x="4.7cm" svg:y="12.507cm">
          <text:p text:style-name="P3">Foo</text:p>
          <draw:enhanced-geometry svg:viewBox="0 0 21600 21600" draw:type="rectangle" draw:enhanced-path="M 0 0 L 21600 0 21600 21600 0 21600 0 0 Z N"/>
        </draw:custom-shape>
        <draw:custom-shape draw:style-name="gr18" draw:text-style-name="P3" draw:id="id98" draw:layer="layout" svg:width="1.905cm" svg:height="0.695cm" svg:x="4.7cm" svg:y="13.447cm">
          <text:p text:style-name="P3">Real</text:p>
          <draw:enhanced-geometry svg:viewBox="0 0 21600 21600" draw:type="rectangle" draw:enhanced-path="M 0 0 L 21600 0 21600 21600 0 21600 0 0 Z N"/>
        </draw:custom-shape>
        <draw:connector draw:style-name="gr4" draw:text-style-name="P4" draw:layer="layout" svg:x1="4.265cm" svg:y1="12.879cm" svg:x2="4.7cm" svg:y2="12.854cm" draw:start-shape="id95" draw:start-glue-point="10" draw:end-shape="id97" draw:end-glue-point="3" svg:d="m4265 12879h217v-25h218">
          <text:p/>
        </draw:connector>
        <draw:connector draw:style-name="gr4" draw:text-style-name="P4" draw:layer="layout" svg:x1="4.265cm" svg:y1="13.789cm" svg:x2="4.7cm" svg:y2="13.794cm" draw:start-shape="id96" draw:start-glue-point="10" draw:end-shape="id98" draw:end-glue-point="3" svg:d="m4265 13789h217v5h218">
          <text:p/>
        </draw:connector>
        <draw:custom-shape draw:style-name="gr5" draw:text-style-name="P3" draw:id="id99" draw:layer="layout" svg:width="3.175cm" svg:height="0.635cm" svg:x="3.606cm" svg:y="14.356cm">
          <text:p text:style-name="P3">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3.606cm" svg:y1="14.673cm" svg:x2="3.087cm" svg:y2="12.327cm" draw:start-shape="id99" draw:start-glue-point="3" draw:end-shape="id94" draw:end-glue-point="2" svg:d="m3606 14673h-519v-2346">
          <text:p/>
        </draw:connector>
        <draw:custom-shape draw:style-name="gr5" draw:text-style-name="P3" draw:id="id100" draw:layer="layout" svg:width="3.175cm" svg:height="0.635cm" svg:x="3.107cm" svg:y="10.421cm">
          <text:p text:style-name="P3">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3.107cm" svg:y1="10.738cm" svg:x2="2.072cm" svg:y2="9.222cm" draw:start-shape="id100" draw:start-glue-point="3" draw:end-shape="id101" draw:end-glue-point="2" svg:d="m3107 10738h-1035v-1516">
          <text:p/>
        </draw:connector>
        <draw:custom-shape draw:style-name="gr5" draw:text-style-name="P3" draw:id="id93" draw:layer="layout" svg:width="4.932cm" svg:height="0.635cm" svg:x="1.108cm" svg:y="18.922cm">
          <text:p text:style-name="P3">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id="id107" draw:layer="layout" svg:width="6.582cm" svg:height="0.635cm" svg:x="1.108cm" svg:y="7.623cm">
          <text:p text:style-name="P3">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9.667cm" svg:height="0.962cm" svg:x="0.205cm" svg:y="1.846cm">
          <draw:text-box>
            <text:p text:style-name="P1">Parse tree from main source file:</text:p>
          </draw:text-box>
        </draw:frame>
        <draw:custom-shape draw:style-name="gr37" draw:text-style-name="P4" draw:layer="layout" svg:width="7.53cm" svg:height="2.54cm" svg:x="9.615cm" svg:y="5.651cm">
          <text:p text:style-name="P3">resolve imports</text:p>
          <text:p text:style-name="P3">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8" draw:text-style-name="P4" draw:layer="layout" svg:width="0.635cm" svg:height="0.635cm" svg:x="10.16cm" svg:y="6.35cm">
          <text:p/>
          <draw:enhanced-geometry svg:viewBox="0 0 780 907" draw:type="non-primitive" draw:enhanced-path="M 390 0 L 492 276 780 228 594 457 780 679 492 631 390 907 288 631 0 679 186 457 0 228 288 276 390 0 Z N"/>
        </draw:custom-shape>
        <draw:frame draw:style-name="gr39" draw:text-style-name="P1" draw:layer="layout" svg:width="5.415cm" svg:height="0.962cm" svg:x="22.39cm" svg:y="5.112cm">
          <draw:text-box>
            <text:p text:style-name="P1">standard library</text:p>
          </draw:text-box>
        </draw:frame>
        <draw:frame draw:style-name="gr14" draw:text-style-name="P1" draw:layer="layout" svg:width="11.96cm" svg:height="1.673cm" svg:x="0.74cm" svg:y="3.21cm">
          <draw:text-box>
            <text:list text:style-name="L1">
              <text:list-item>
                <text:p text:style-name="P1">Set default data roles.</text:p>
              </text:list-item>
              <text:list-item>
                <text:p text:style-name="P1">Interpret top level statements.?</text:p>
              </text:list-item>
            </text:list>
          </draw:text-box>
        </draw:frame>
        <draw:custom-shape draw:style-name="gr5" draw:text-style-name="P3" draw:id="id102" draw:layer="layout" svg:width="3.321cm" svg:height="0.635cm" svg:x="24.009cm" svg:y="6.6cm">
          <text:p text:style-name="P3">=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23.485cm" svg:y1="6.928cm" svg:x2="24.009cm" svg:y2="6.917cm" draw:start-shape="id79" draw:start-glue-point="1" draw:end-shape="id102" draw:end-glue-point="3" svg:d="m23485 6928h261v-11h263">
          <text:p/>
        </draw:connector>
        <draw:frame draw:style-name="gr14" draw:text-style-name="P1" draw:layer="layout" svg:width="10.39cm" svg:height="3.806cm" svg:x="8.09cm" svg:y="10.925cm">
          <draw:text-box>
            <text:list text:style-name="L1">
              <text:list-item>
                <text:p text:style-name="P1">Build symbol table?</text:p>
              </text:list-item>
              <text:list-item>
                <text:p text:style-name="P1">Check semantic?</text:p>
                <text:list>
                  <text:list-item>
                    <text:p text:style-name="P1">duplicate (inherited) symbols</text:p>
                  </text:list-item>
                  <text:list-item>
                    <text:p text:style-name="P1">assignments to constants</text:p>
                  </text:list-item>
                  <text:list-item>
                    <text:p text:style-name="P1">access to attributes</text:p>
                  </text:list-item>
                </text:list>
              </text:list-item>
            </text:list>
          </draw:text-box>
        </draw:frame>
        <draw:custom-shape draw:style-name="gr38" draw:text-style-name="P4" draw:layer="layout" svg:width="0.635cm" svg:height="0.635cm" svg:x="8.161cm" svg:y="9.511cm">
          <text:p/>
          <draw:enhanced-geometry svg:viewBox="0 0 780 907" draw:type="non-primitive" draw:enhanced-path="M 390 0 L 492 276 780 228 594 457 780 679 492 631 390 907 288 631 0 679 186 457 0 228 288 276 390 0 Z N"/>
        </draw:custom-shape>
        <draw:frame draw:style-name="gr40" draw:text-style-name="P1" draw:layer="layout" svg:width="12.065cm" svg:height="1.673cm" svg:x="6.65cm" svg:y="16.245cm">
          <draw:text-box>
            <text:p text:style-name="P1">Build a recursive tree of data definitions. The leaves must be built in types.</text:p>
          </draw:text-box>
        </draw:frame>
        <draw:custom-shape draw:style-name="gr38" draw:text-style-name="P4" draw:layer="layout" svg:width="0.635cm" svg:height="0.635cm" svg:x="13.762cm" svg:y="11.752cm">
          <text:p/>
          <draw:enhanced-geometry svg:viewBox="0 0 780 907" draw:type="non-primitive" draw:enhanced-path="M 390 0 L 492 276 780 228 594 457 780 679 492 631 390 907 288 631 0 679 186 457 0 228 288 276 390 0 Z N"/>
        </draw:custom-shape>
        <draw:custom-shape draw:style-name="gr3" draw:text-style-name="P4" draw:id="id103" draw:layer="layout" svg:width="1.47cm" svg:height="0.635cm" svg:x="3.045cm" svg:y="9.492cm">
          <text:p text:style-name="P3">a,b</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2.072cm" svg:y1="9.222cm" svg:x2="3.045cm" svg:y2="9.809cm" draw:start-shape="id101" draw:start-glue-point="2" draw:end-shape="id103" draw:end-glue-point="6" svg:d="m2072 9222v587h973">
          <text:p/>
        </draw:connector>
        <draw:custom-shape draw:style-name="gr18" draw:text-style-name="P3" draw:id="id104" draw:layer="layout" svg:width="1.905cm" svg:height="0.695cm" svg:x="5.015cm" svg:y="9.472cm">
          <text:p text:style-name="P3">Real</text:p>
          <draw:enhanced-geometry svg:viewBox="0 0 21600 21600" draw:type="rectangle" draw:enhanced-path="M 0 0 L 21600 0 21600 21600 0 21600 0 0 Z N"/>
        </draw:custom-shape>
        <draw:connector draw:style-name="gr4" draw:text-style-name="P4" draw:layer="layout" svg:x1="4.515cm" svg:y1="9.809cm" svg:x2="5.015cm" svg:y2="9.819cm" draw:start-shape="id103" draw:start-glue-point="10" draw:end-shape="id104" draw:end-glue-point="3" svg:d="m4515 9809h250v10h250">
          <text:p/>
        </draw:connector>
        <draw:frame draw:style-name="gr15" draw:layer="layout" svg:width="11.479cm" svg:height="0.962cm" svg:x="16.406cm" svg:y="1.846cm">
          <draw:text-box>
            <text:p text:style-name="P1">Complete parse tree of whole program:</text:p>
          </draw:text-box>
        </draw:frame>
        <draw:custom-shape draw:style-name="gr3" draw:text-style-name="P4" draw:id="id105" draw:layer="layout" svg:width="2.819cm" svg:height="1.034cm" svg:x="1.071cm" svg:y="16.564cm">
          <text:p text:style-name="P3">myBar2</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06" draw:layer="layout" svg:width="1.905cm" svg:height="0.695cm" svg:x="4.401cm" svg:y="16.734cm">
          <text:p text:style-name="P3">Bar2</text:p>
          <draw:enhanced-geometry svg:viewBox="0 0 21600 21600" draw:type="rectangle" draw:enhanced-path="M 0 0 L 21600 0 21600 21600 0 21600 0 0 Z N"/>
        </draw:custom-shape>
        <draw:connector draw:style-name="gr4" draw:text-style-name="P4" draw:layer="layout" svg:x1="3.89cm" svg:y1="17.08cm" svg:x2="4.401cm" svg:y2="17.081cm" draw:start-shape="id105" draw:start-glue-point="10" draw:end-shape="id106" draw:end-glue-point="3" svg:d="m3890 17080h255v1h256">
          <text:p/>
        </draw:connector>
        <draw:connector draw:style-name="gr4" draw:text-style-name="P4" draw:layer="layout" svg:x1="0.935cm" svg:y1="6.477cm" svg:x2="1.108cm" svg:y2="7.94cm" draw:start-shape="id92" draw:start-glue-point="3" draw:end-shape="id107" draw:end-glue-point="3" svg:d="m935 6477h-501v1463h674">
          <text:p/>
        </draw:connector>
        <draw:connector draw:style-name="gr4" draw:text-style-name="P4" draw:layer="layout" svg:x1="0.935cm" svg:y1="6.477cm" svg:x2="1.12cm" svg:y2="8.874cm" draw:start-shape="id92" draw:start-glue-point="3" draw:end-shape="id101" draw:end-glue-point="3" svg:d="m935 6477h-501v2397h686">
          <text:p/>
        </draw:connector>
        <draw:connector draw:style-name="gr4" draw:text-style-name="P4" draw:layer="layout" svg:x1="0.935cm" svg:y1="6.477cm" svg:x2="1.125cm" svg:y2="11.979cm" draw:start-shape="id92" draw:start-glue-point="3" draw:end-shape="id94" draw:end-glue-point="3" svg:d="m935 6477h-501v5502h691">
          <text:p/>
        </draw:connector>
        <draw:connector draw:style-name="gr4" draw:text-style-name="P4" draw:layer="layout" svg:x1="0.935cm" svg:y1="6.477cm" svg:x2="1.071cm" svg:y2="17.08cm" draw:start-shape="id92" draw:start-glue-point="3" draw:end-shape="id105" draw:end-glue-point="6" svg:d="m935 6477h-501v10603h637">
          <text:p/>
        </draw:connector>
        <draw:connector draw:style-name="gr4" draw:text-style-name="P4" draw:layer="layout" svg:x1="19.535cm" svg:y1="4.176cm" svg:x2="19.84cm" svg:y2="5.733cm" draw:start-shape="id108" draw:start-glue-point="3" draw:end-shape="id109" draw:end-glue-point="3" svg:d="m19535 4176h-501v1557h806">
          <text:p/>
        </draw:connector>
        <draw:connector draw:style-name="gr4" draw:text-style-name="P4" draw:layer="layout" svg:x1="19.535cm" svg:y1="4.176cm" svg:x2="19.84cm" svg:y2="6.933cm" draw:start-shape="id108" draw:start-glue-point="3" draw:end-shape="id78" draw:end-glue-point="6" svg:d="m19535 4176h-501v2757h806">
          <text:p/>
        </draw:connector>
        <draw:connector draw:style-name="gr4" draw:text-style-name="P4" draw:layer="layout" svg:x1="19.535cm" svg:y1="4.176cm" svg:x2="19.82cm" svg:y2="8.473cm" draw:start-shape="id108" draw:start-glue-point="3" draw:end-shape="id80" draw:end-glue-point="3" svg:d="m19535 4176h-501v4297h786">
          <text:p/>
        </draw:connector>
        <draw:connector draw:style-name="gr4" draw:text-style-name="P4" draw:layer="layout" svg:x1="19.535cm" svg:y1="4.176cm" svg:x2="19.825cm" svg:y2="12.378cm" draw:start-shape="id108" draw:start-glue-point="3" draw:end-shape="id85" draw:end-glue-point="3" svg:d="m19535 4176h-501v8202h791">
          <text:p/>
        </draw:connector>
        <draw:frame draw:style-name="gr40"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41" draw:text-style-name="P4" draw:id="id110" draw:layer="layout" svg:width="7.62cm" svg:height="3.875cm" svg:x="19.685cm" svg:y="16.51cm">
          <text:p text:style-name="P3">See following slides</text:p>
          <draw:enhanced-geometry svg:viewBox="0 0 21600 21600" draw:type="rectangle" draw:enhanced-path="M 0 0 L 21600 0 21600 21600 0 21600 0 0 Z N"/>
        </draw:custom-shape>
        <draw:connector draw:style-name="gr4" draw:text-style-name="P4" draw:layer="layout" svg:x1="19.535cm" svg:y1="4.176cm" svg:x2="19.685cm" svg:y2="18.447cm" draw:start-shape="id108" draw:start-glue-point="3" draw:end-shape="id110" draw:end-glue-point="3" svg:d="m19535 4176h-501v14271h651">
          <text:p/>
        </draw:connector>
        <draw:custom-shape draw:style-name="gr41" draw:text-style-name="P12" draw:layer="layout" svg:width="11.43cm" svg:height="1.705cm" svg:x="8.89cm" svg:y="8.99cm">
          <text:p text:style-name="P1">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3" draw:layer="layout" svg:width="15.88cm" svg:height="1.905cm" draw:transform="skewX (6.15360171638232E-017) rotate (0.357268897883172) translate (4.777cm 12.539cm)">
          <text:p text:style-name="P3"><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2" draw:text-style-name="P2"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1T19">
        <office:forms form:automatic-focus="false" form:apply-design-mode="false"/>
        <draw:custom-shape draw:style-name="gr37" draw:text-style-name="P4" draw:layer="layout" svg:width="8.755cm" svg:height="1.57cm" svg:x="5.215cm" svg:y="7.62cm">
          <text:p text:style-name="P3">Build tree</text:p>
          <text:p text:style-name="P3">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6" draw:text-style-name="P1" draw:layer="layout" svg:width="25.199cm" svg:height="1.737cm" svg:x="1.4cm" svg:y="0.219cm" presentation:class="title" presentation:user-transformed="true">
          <draw:text-box>
            <text:p text:style-name="P1">Build Recursive Data Tree</text:p>
          </draw:text-box>
        </draw:frame>
        <draw:custom-shape draw:style-name="gr41" draw:text-style-name="P4" draw:layer="layout" svg:width="3.605cm" svg:height="1.905cm" svg:x="8.955cm" svg:y="16.91cm">
          <text:p text:style-name="P3">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3" draw:layer="layout" svg:width="3.605cm" svg:height="1.905cm" svg:x="8.955cm" svg:y="13.011cm">
          <text:p text:style-name="P3">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4" draw:layer="layout" svg:width="5.159cm" svg:height="6.018cm" draw:transform="rotate (1.5713199255702) translate (21.79cm 18.782cm)">
          <text:p/>
          <draw:enhanced-geometry svg:viewBox="0 0 841 854" draw:mirror-horizontal="false" draw:mirror-vertical="false" draw:type="non-primitive" draw:enhanced-path="M 517 247 L 517 415 264 415 264 0 0 0 0 680 517 680 517 854 841 547 517 247 Z N"/>
        </draw:custom-shape>
        <draw:custom-shape draw:style-name="gr44" draw:text-style-name="P4" draw:layer="layout" svg:width="1.855cm" svg:height="1.905cm" svg:x="6.235cm" svg:y="7.01cm">
          <text:p text:style-name="P3">3</text:p>
          <draw:enhanced-geometry svg:viewBox="0 0 780 907" draw:type="non-primitive" draw:enhanced-path="M 390 0 L 492 276 780 228 594 457 780 679 492 631 390 907 288 631 0 679 186 457 0 228 288 276 390 0 Z N"/>
        </draw:custom-shape>
        <draw:g>
          <draw:custom-shape draw:style-name="gr35" draw:text-style-name="P4" draw:layer="layout" svg:width="4.65cm" svg:height="3.046cm" svg:x="12.849cm" svg:y="15.969cm">
            <text:p/>
            <draw:enhanced-geometry svg:viewBox="0 0 21600 21600" draw:type="rectangle" draw:enhanced-path="M 0 0 L 21600 0 21600 21600 0 21600 0 0 Z N"/>
          </draw:custom-shape>
          <draw:custom-shape draw:style-name="gr35" draw:text-style-name="P4" draw:layer="layout" svg:width="4.65cm" svg:height="3.046cm" svg:x="12.849cm" svg:y="12.629cm">
            <text:p/>
            <draw:enhanced-geometry svg:viewBox="0 0 21600 21600" draw:type="rectangle" draw:enhanced-path="M 0 0 L 21600 0 21600 21600 0 21600 0 0 Z N"/>
          </draw:custom-shape>
          <draw:custom-shape draw:style-name="gr3" draw:text-style-name="P4" draw:id="id112" draw:layer="layout" svg:width="0.635cm" svg:height="0.635cm" svg:x="13.93cm" svg:y="16.262cm">
            <text:p text:style-name="P3">c</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13" draw:layer="layout" svg:width="0.635cm" svg:height="0.635cm" svg:x="13.93cm" svg:y="17.172cm">
            <text:p text:style-name="P3">d</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3.165cm" svg:y1="12.312cm" svg:x2="13.93cm" svg:y2="16.579cm" draw:start-shape="id111" draw:start-glue-point="8" draw:end-shape="id112" draw:end-glue-point="6" svg:d="m13165 12312v4267h765">
            <text:p/>
          </draw:connector>
          <draw:connector draw:style-name="gr4" draw:text-style-name="P4" draw:layer="layout" svg:x1="13.165cm" svg:y1="12.312cm" svg:x2="13.93cm" svg:y2="17.489cm" draw:start-shape="id111" draw:start-glue-point="8" draw:end-shape="id113" draw:end-glue-point="6" svg:d="m13165 12312v5177h765">
            <text:p/>
          </draw:connector>
          <draw:custom-shape draw:style-name="gr3" draw:text-style-name="P4" draw:id="id114" draw:layer="layout" svg:width="1.905cm" svg:height="0.695cm" svg:x="15cm" svg:y="16.247cm">
            <text:p text:style-name="P3">Foo</text:p>
            <draw:enhanced-geometry svg:viewBox="0 0 21600 21600" draw:type="rectangle" draw:enhanced-path="M 0 0 L 21600 0 21600 21600 0 21600 0 0 Z N"/>
          </draw:custom-shape>
          <draw:custom-shape draw:style-name="gr18" draw:text-style-name="P3" draw:id="id115" draw:layer="layout" svg:width="1.905cm" svg:height="0.695cm" svg:x="15cm" svg:y="17.147cm">
            <text:p text:style-name="P3">Real</text:p>
            <draw:enhanced-geometry svg:viewBox="0 0 21600 21600" draw:type="rectangle" draw:enhanced-path="M 0 0 L 21600 0 21600 21600 0 21600 0 0 Z N"/>
          </draw:custom-shape>
          <draw:connector draw:style-name="gr4" draw:text-style-name="P4" draw:layer="layout" svg:x1="14.565cm" svg:y1="16.579cm" svg:x2="15cm" svg:y2="16.594cm" draw:start-shape="id112" draw:start-glue-point="10" draw:end-shape="id114" draw:end-glue-point="3" svg:d="m14565 16579h217v15h218">
            <text:p/>
          </draw:connector>
          <draw:connector draw:style-name="gr4" draw:text-style-name="P4" draw:layer="layout" svg:x1="14.565cm" svg:y1="17.489cm" svg:x2="15cm" svg:y2="17.494cm" draw:start-shape="id113" draw:start-glue-point="10" draw:end-shape="id115" draw:end-glue-point="3" svg:d="m14565 17489h217v5h218">
            <text:p/>
          </draw:connector>
          <draw:custom-shape draw:style-name="gr5" draw:text-style-name="P3" draw:id="id116" draw:layer="layout" svg:width="3.175cm" svg:height="0.635cm" svg:x="13.906cm" svg:y="18.056cm">
            <text:p text:style-name="P3">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3.906cm" svg:y1="18.373cm" svg:x2="13.165cm" svg:y2="12.312cm" draw:start-shape="id116" draw:start-glue-point="3" draw:end-shape="id111" draw:end-glue-point="8" svg:d="m13906 18373h-741v-6061">
            <text:p/>
          </draw:connector>
          <draw:custom-shape draw:style-name="gr3" draw:text-style-name="P4" draw:id="id117" draw:layer="layout" svg:width="0.635cm" svg:height="0.635cm" svg:x="13.925cm" svg:y="12.976cm">
            <text:p text:style-name="P3">a</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18" draw:layer="layout" svg:width="0.635cm" svg:height="0.635cm" svg:x="13.925cm" svg:y="13.886cm">
            <text:p text:style-name="P3">b</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3.165cm" svg:y1="12.312cm" svg:x2="13.925cm" svg:y2="13.293cm" draw:start-shape="id111" draw:start-glue-point="8" draw:end-shape="id117" draw:end-glue-point="6" svg:d="m13165 12312v981h760">
            <text:p/>
          </draw:connector>
          <draw:connector draw:style-name="gr4" draw:text-style-name="P4" draw:layer="layout" svg:x1="13.165cm" svg:y1="12.312cm" svg:x2="13.925cm" svg:y2="14.203cm" draw:start-shape="id111" draw:start-glue-point="8" draw:end-shape="id118" draw:end-glue-point="6" svg:d="m13165 12312v1891h760">
            <text:p/>
          </draw:connector>
          <draw:custom-shape draw:style-name="gr18" draw:text-style-name="P3" draw:id="id119" draw:layer="layout" svg:width="1.905cm" svg:height="0.695cm" svg:x="14.995cm" svg:y="12.956cm">
            <text:p text:style-name="P3">Real</text:p>
            <draw:enhanced-geometry svg:viewBox="0 0 21600 21600" draw:type="rectangle" draw:enhanced-path="M 0 0 L 21600 0 21600 21600 0 21600 0 0 Z N"/>
          </draw:custom-shape>
          <draw:custom-shape draw:style-name="gr18" draw:text-style-name="P3" draw:id="id120" draw:layer="layout" svg:width="1.905cm" svg:height="0.695cm" svg:x="14.995cm" svg:y="13.861cm">
            <text:p text:style-name="P3">Real</text:p>
            <draw:enhanced-geometry svg:viewBox="0 0 21600 21600" draw:type="rectangle" draw:enhanced-path="M 0 0 L 21600 0 21600 21600 0 21600 0 0 Z N"/>
          </draw:custom-shape>
          <draw:connector draw:style-name="gr4" draw:text-style-name="P4" draw:layer="layout" svg:x1="14.56cm" svg:y1="13.293cm" svg:x2="14.995cm" svg:y2="13.303cm" draw:start-shape="id117" draw:start-glue-point="10" draw:end-shape="id119" draw:end-glue-point="3" svg:d="m14560 13293h217v10h218">
            <text:p/>
          </draw:connector>
          <draw:connector draw:style-name="gr4" draw:text-style-name="P4" draw:layer="layout" svg:x1="14.56cm" svg:y1="14.203cm" svg:x2="14.995cm" svg:y2="14.208cm" draw:start-shape="id118" draw:start-glue-point="10" draw:end-shape="id120" draw:end-glue-point="3" svg:d="m14560 14203h217v5h218">
            <text:p/>
          </draw:connector>
          <draw:custom-shape draw:style-name="gr5" draw:text-style-name="P3" draw:id="id121" draw:layer="layout" svg:width="3.175cm" svg:height="0.635cm" svg:x="14.007cm" svg:y="14.74cm">
            <text:p text:style-name="P3">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4.007cm" svg:y1="15.057cm" svg:x2="13.165cm" svg:y2="12.312cm" draw:start-shape="id121" draw:start-glue-point="3" draw:end-shape="id111" draw:end-glue-point="8" svg:d="m14007 15057h-842v-2745">
            <text:p/>
          </draw:connector>
          <draw:frame draw:style-name="gr15" draw:layer="layout" svg:width="6.107cm" svg:height="0.962cm" svg:x="18.64cm" svg:y="12.7cm">
            <draw:text-box>
              <text:p text:style-name="P1">interpret statements</text:p>
            </draw:text-box>
          </draw:frame>
          <draw:custom-shape draw:style-name="gr44" draw:text-style-name="P4" draw:layer="layout" svg:width="1.626cm" svg:height="1.832cm" svg:x="17.075cm" svg:y="12.388cm">
            <text:p text:style-name="P3">1.2</text:p>
            <draw:enhanced-geometry svg:viewBox="0 0 780 907" draw:type="non-primitive" draw:enhanced-path="M 390 0 L 492 276 780 228 594 457 780 679 492 631 390 907 288 631 0 679 186 457 0 228 288 276 390 0 Z N"/>
          </draw:custom-shape>
          <draw:custom-shape draw:style-name="gr38" draw:text-style-name="P4" draw:layer="layout" svg:width="0.635cm" svg:height="0.635cm" svg:x="17.553cm" svg:y="14.605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8" draw:text-style-name="P4" draw:layer="layout" svg:width="0.635cm" svg:height="0.635cm" svg:x="17.553cm" svg:y="13.906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8" draw:text-style-name="P4" draw:layer="layout" svg:width="0.635cm" svg:height="0.635cm" svg:x="17.553cm" svg:y="16.306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8" draw:text-style-name="P4" draw:layer="layout" svg:width="0.635cm" svg:height="0.635cm" svg:x="17.553cm" svg:y="18.007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4" draw:id="id111" draw:layer="layout" svg:width="3.279cm" svg:height="0.986cm" svg:x="11.526cm" svg:y="11.326cm">
            <text:p text:style-name="P3">myBar2</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22" draw:layer="layout" svg:width="2.154cm" svg:height="0.758cm" svg:x="15.626cm" svg:y="11.43cm">
            <text:p text:style-name="P3">Bar2</text:p>
            <draw:enhanced-geometry svg:viewBox="0 0 21600 21600" draw:type="rectangle" draw:enhanced-path="M 0 0 L 21600 0 21600 21600 0 21600 0 0 Z N"/>
          </draw:custom-shape>
          <draw:connector draw:style-name="gr4" draw:text-style-name="P4" draw:layer="layout" svg:x1="14.805cm" svg:y1="11.818cm" svg:x2="15.626cm" svg:y2="11.809cm" draw:start-shape="id111" draw:start-glue-point="10" draw:end-shape="id122" draw:end-glue-point="3" svg:d="m14805 11818h410v-9h411">
            <text:p/>
          </draw:connector>
          <draw:custom-shape draw:style-name="gr44" draw:text-style-name="P4" draw:layer="layout" svg:width="1.626cm" svg:height="1.832cm" svg:x="17.075cm" svg:y="15.588cm">
            <text:p text:style-name="P3">2.2</text:p>
            <draw:enhanced-geometry svg:viewBox="0 0 780 907" draw:type="non-primitive" draw:enhanced-path="M 390 0 L 492 276 780 228 594 457 780 679 492 631 390 907 288 631 0 679 186 457 0 228 288 276 390 0 Z N"/>
          </draw:custom-shape>
          <draw:custom-shape draw:style-name="gr38" draw:text-style-name="P4" draw:layer="layout" svg:width="0.635cm" svg:height="0.635cm" svg:x="17.553cm" svg:y="17.107cm">
            <text:p/>
            <draw:enhanced-geometry svg:viewBox="0 0 780 907" draw:mirror-horizontal="false" draw:mirror-vertical="false" draw:type="non-primitive" draw:enhanced-path="M 390 0 L 492 276 780 228 594 457 780 679 492 631 390 907 288 631 0 679 186 457 0 228 288 276 390 0 Z N"/>
          </draw:custom-shape>
          <draw:frame draw:style-name="gr15" draw:layer="layout" svg:width="6.107cm" svg:height="0.962cm" svg:x="18.641cm" svg:y="15.9cm">
            <draw:text-box>
              <text:p text:style-name="P1">interpret statements</text:p>
            </draw:text-box>
          </draw:frame>
        </draw:g>
        <draw:custom-shape draw:style-name="gr44" draw:text-style-name="P4" draw:layer="layout" svg:width="1.855cm" svg:height="1.905cm" svg:x="7.836cm" svg:y="12.211cm">
          <text:p text:style-name="P3">1.1</text:p>
          <draw:enhanced-geometry svg:viewBox="0 0 780 907" draw:type="non-primitive" draw:enhanced-path="M 390 0 L 492 276 780 228 594 457 780 679 492 631 390 907 288 631 0 679 186 457 0 228 288 276 390 0 Z N"/>
        </draw:custom-shape>
        <draw:custom-shape draw:style-name="gr44" draw:text-style-name="P4" draw:layer="layout" svg:width="1.855cm" svg:height="1.905cm" svg:x="7.837cm" svg:y="16.112cm">
          <text:p text:style-name="P3">2.1</text:p>
          <draw:enhanced-geometry svg:viewBox="0 0 780 907" draw:type="non-primitive" draw:enhanced-path="M 390 0 L 492 276 780 228 594 457 780 679 492 631 390 907 288 631 0 679 186 457 0 228 288 276 390 0 Z N"/>
        </draw:custom-shape>
        <draw:g>
          <draw:custom-shape draw:style-name="gr3" draw:text-style-name="P4" draw:id="id123" draw:layer="layout" svg:width="3.175cm" svg:height="1.27cm" svg:x="1.235cm" svg:y="2.641cm">
            <text:p text:style-name="P3">Program</text:p>
            <draw:enhanced-geometry svg:viewBox="0 0 21600 21600" draw:type="rectangle" draw:enhanced-path="M 0 0 L 21600 0 21600 21600 0 21600 0 0 Z N"/>
          </draw:custom-shape>
          <draw:connector draw:style-name="gr4" draw:text-style-name="P4" draw:layer="layout" svg:x1="1.235cm" svg:y1="3.276cm" svg:x2="1.37cm" svg:y2="20.079cm" draw:start-shape="id123" draw:start-glue-point="3" draw:end-shape="id124" draw:end-glue-point="6" svg:d="m1235 3276h-501v16803h636">
            <text:p/>
          </draw:connector>
          <draw:custom-shape draw:style-name="gr3" draw:text-style-name="P4" draw:id="id125" draw:layer="layout" svg:width="1.905cm" svg:height="0.695cm" svg:x="1.64cm" svg:y="8.661cm">
            <text:p text:style-name="P3">Foo</text:p>
            <draw:enhanced-geometry svg:viewBox="0 0 21600 21600" draw:type="rectangle" draw:enhanced-path="M 0 0 L 21600 0 21600 21600 0 21600 0 0 Z N"/>
          </draw:custom-shape>
          <draw:custom-shape draw:style-name="gr3" draw:text-style-name="P4" draw:id="id126" draw:layer="layout" svg:width="0.635cm" svg:height="0.635cm" svg:x="3.545cm" svg:y="9.591cm">
            <text:p text:style-name="P3">a</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27" draw:layer="layout" svg:width="0.635cm" svg:height="0.635cm" svg:x="3.545cm" svg:y="10.501cm">
            <text:p text:style-name="P3">b</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30" draw:layer="layout" svg:width="1.27cm" svg:height="0.635cm" svg:x="1.64cm" svg:y="5.716cm">
            <text:p text:style-name="P3">pi</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2.592cm" svg:y1="9.356cm" svg:x2="3.545cm" svg:y2="9.908cm" draw:start-shape="id125" draw:start-glue-point="2" draw:end-shape="id126" draw:end-glue-point="6" svg:d="m2592 9356v552h953">
            <text:p/>
          </draw:connector>
          <draw:connector draw:style-name="gr4" draw:text-style-name="P4" draw:layer="layout" svg:x1="2.592cm" svg:y1="9.356cm" svg:x2="3.545cm" svg:y2="10.818cm" draw:start-shape="id125" draw:start-glue-point="2" draw:end-shape="id127" draw:end-glue-point="6" svg:d="m2592 9356v1462h953">
            <text:p/>
          </draw:connector>
          <draw:custom-shape draw:style-name="gr18" draw:text-style-name="P3" draw:id="id145" draw:layer="layout" svg:width="1.905cm" svg:height="0.695cm" svg:x="1.64cm" svg:y="4.486cm">
            <text:p text:style-name="P3">Real</text:p>
            <draw:enhanced-geometry svg:viewBox="0 0 21600 21600" draw:type="rectangle" draw:enhanced-path="M 0 0 L 21600 0 21600 21600 0 21600 0 0 Z N"/>
          </draw:custom-shape>
          <draw:custom-shape draw:style-name="gr18" draw:text-style-name="P3" draw:id="id128" draw:layer="layout" svg:width="1.905cm" svg:height="0.695cm" svg:x="4.615cm" svg:y="9.571cm">
            <text:p text:style-name="P3">Real</text:p>
            <draw:enhanced-geometry svg:viewBox="0 0 21600 21600" draw:type="rectangle" draw:enhanced-path="M 0 0 L 21600 0 21600 21600 0 21600 0 0 Z N"/>
          </draw:custom-shape>
          <draw:custom-shape draw:style-name="gr18" draw:text-style-name="P3" draw:id="id129" draw:layer="layout" svg:width="1.905cm" svg:height="0.695cm" svg:x="4.615cm" svg:y="10.476cm">
            <text:p text:style-name="P3">Real</text:p>
            <draw:enhanced-geometry svg:viewBox="0 0 21600 21600" draw:type="rectangle" draw:enhanced-path="M 0 0 L 21600 0 21600 21600 0 21600 0 0 Z N"/>
          </draw:custom-shape>
          <draw:connector draw:style-name="gr4" draw:text-style-name="P4" draw:layer="layout" svg:x1="4.18cm" svg:y1="9.908cm" svg:x2="4.615cm" svg:y2="9.918cm" draw:start-shape="id126" draw:start-glue-point="10" draw:end-shape="id128" draw:end-glue-point="3" svg:d="m4180 9908h217v10h218">
            <text:p/>
          </draw:connector>
          <draw:connector draw:style-name="gr4" draw:text-style-name="P4" draw:layer="layout" svg:x1="4.18cm" svg:y1="10.818cm" svg:x2="4.615cm" svg:y2="10.823cm" draw:start-shape="id127" draw:start-glue-point="10" draw:end-shape="id129" draw:end-glue-point="3" svg:d="m4180 10818h217v5h218">
            <text:p/>
          </draw:connector>
          <draw:custom-shape draw:style-name="gr18" draw:text-style-name="P3" draw:id="id131" draw:layer="layout" svg:width="1.905cm" svg:height="0.695cm" svg:x="3.28cm" svg:y="5.681cm">
            <text:p text:style-name="P3">Real</text:p>
            <draw:enhanced-geometry svg:viewBox="0 0 21600 21600" draw:type="rectangle" draw:enhanced-path="M 0 0 L 21600 0 21600 21600 0 21600 0 0 Z N"/>
          </draw:custom-shape>
          <draw:connector draw:style-name="gr4" draw:text-style-name="P4" draw:layer="layout" svg:x1="2.91cm" svg:y1="6.033cm" svg:x2="3.28cm" svg:y2="6.028cm" draw:start-shape="id130" draw:start-glue-point="10" draw:end-shape="id131" draw:end-glue-point="3" svg:d="m2910 6033h185v-5h185">
            <text:p/>
          </draw:connector>
          <draw:custom-shape draw:style-name="gr3" draw:text-style-name="P4" draw:id="id132" draw:layer="layout" svg:width="1.905cm" svg:height="0.695cm" svg:x="1.62cm" svg:y="11.626cm">
            <text:p text:style-name="P3">Bar1</text:p>
            <draw:enhanced-geometry svg:viewBox="0 0 21600 21600" draw:type="rectangle" draw:enhanced-path="M 0 0 L 21600 0 21600 21600 0 21600 0 0 Z N"/>
          </draw:custom-shape>
          <draw:custom-shape draw:style-name="gr3" draw:text-style-name="P4" draw:id="id133" draw:layer="layout" svg:width="0.635cm" svg:height="0.635cm" svg:x="3.525cm" svg:y="12.556cm">
            <text:p text:style-name="P3">a</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34" draw:layer="layout" svg:width="0.635cm" svg:height="0.635cm" svg:x="3.525cm" svg:y="13.466cm">
            <text:p text:style-name="P3">b</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2.572cm" svg:y1="12.321cm" svg:x2="3.525cm" svg:y2="12.873cm" draw:start-shape="id132" draw:start-glue-point="2" draw:end-shape="id133" draw:end-glue-point="6" svg:d="m2572 12321v552h953">
            <text:p/>
          </draw:connector>
          <draw:connector draw:style-name="gr4" draw:text-style-name="P4" draw:layer="layout" svg:x1="2.572cm" svg:y1="12.321cm" svg:x2="3.525cm" svg:y2="13.783cm" draw:start-shape="id132" draw:start-glue-point="2" draw:end-shape="id134" draw:end-glue-point="6" svg:d="m2572 12321v1462h953">
            <text:p/>
          </draw:connector>
          <draw:custom-shape draw:style-name="gr18" draw:text-style-name="P3" draw:id="id135" draw:layer="layout" svg:width="1.905cm" svg:height="0.695cm" svg:x="4.595cm" svg:y="12.536cm">
            <text:p text:style-name="P3">Real</text:p>
            <draw:enhanced-geometry svg:viewBox="0 0 21600 21600" draw:type="rectangle" draw:enhanced-path="M 0 0 L 21600 0 21600 21600 0 21600 0 0 Z N"/>
          </draw:custom-shape>
          <draw:custom-shape draw:style-name="gr18" draw:text-style-name="P3" draw:id="id136" draw:layer="layout" svg:width="1.905cm" svg:height="0.695cm" svg:x="4.595cm" svg:y="13.441cm">
            <text:p text:style-name="P3">Real</text:p>
            <draw:enhanced-geometry svg:viewBox="0 0 21600 21600" draw:type="rectangle" draw:enhanced-path="M 0 0 L 21600 0 21600 21600 0 21600 0 0 Z N"/>
          </draw:custom-shape>
          <draw:connector draw:style-name="gr4" draw:text-style-name="P4" draw:layer="layout" svg:x1="4.16cm" svg:y1="12.873cm" svg:x2="4.595cm" svg:y2="12.883cm" draw:start-shape="id133" draw:start-glue-point="10" draw:end-shape="id135" draw:end-glue-point="3" svg:d="m4160 12873h217v10h218">
            <text:p/>
          </draw:connector>
          <draw:connector draw:style-name="gr4" draw:text-style-name="P4" draw:layer="layout" svg:x1="4.16cm" svg:y1="13.783cm" svg:x2="4.595cm" svg:y2="13.788cm" draw:start-shape="id134" draw:start-glue-point="10" draw:end-shape="id136" draw:end-glue-point="3" svg:d="m4160 13783h217v5h218">
            <text:p/>
          </draw:connector>
          <draw:custom-shape draw:style-name="gr3" draw:text-style-name="P4" draw:id="id137" draw:layer="layout" svg:width="3.925cm" svg:height="0.695cm" svg:x="1.625cm" svg:y="15.531cm">
            <text:p text:style-name="P3">Bar2 (Bar1)</text:p>
            <draw:enhanced-geometry svg:viewBox="0 0 21600 21600" draw:type="rectangle" draw:enhanced-path="M 0 0 L 21600 0 21600 21600 0 21600 0 0 Z N"/>
          </draw:custom-shape>
          <draw:custom-shape draw:style-name="gr3" draw:text-style-name="P4" draw:id="id138" draw:layer="layout" svg:width="0.635cm" svg:height="0.635cm" svg:x="4.13cm" svg:y="16.461cm">
            <text:p text:style-name="P3">c</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39" draw:layer="layout" svg:width="0.635cm" svg:height="0.635cm" svg:x="4.13cm" svg:y="17.371cm">
            <text:p text:style-name="P3">d</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3.587cm" svg:y1="16.226cm" svg:x2="4.13cm" svg:y2="16.778cm" draw:start-shape="id137" draw:start-glue-point="2" draw:end-shape="id138" draw:end-glue-point="6" svg:d="m3587 16226v552h543">
            <text:p/>
          </draw:connector>
          <draw:connector draw:style-name="gr4" draw:text-style-name="P4" draw:layer="layout" svg:x1="3.587cm" svg:y1="16.226cm" svg:x2="4.13cm" svg:y2="17.688cm" draw:start-shape="id137" draw:start-glue-point="2" draw:end-shape="id139" draw:end-glue-point="6" svg:d="m3587 16226v1462h543">
            <text:p/>
          </draw:connector>
          <draw:custom-shape draw:style-name="gr3" draw:text-style-name="P4" draw:id="id140" draw:layer="layout" svg:width="1.905cm" svg:height="0.695cm" svg:x="5.2cm" svg:y="16.446cm">
            <text:p text:style-name="P3">Foo</text:p>
            <draw:enhanced-geometry svg:viewBox="0 0 21600 21600" draw:type="rectangle" draw:enhanced-path="M 0 0 L 21600 0 21600 21600 0 21600 0 0 Z N"/>
          </draw:custom-shape>
          <draw:custom-shape draw:style-name="gr18" draw:text-style-name="P3" draw:id="id141" draw:layer="layout" svg:width="1.905cm" svg:height="0.695cm" svg:x="5.2cm" svg:y="17.346cm">
            <text:p text:style-name="P3">Real</text:p>
            <draw:enhanced-geometry svg:viewBox="0 0 21600 21600" draw:type="rectangle" draw:enhanced-path="M 0 0 L 21600 0 21600 21600 0 21600 0 0 Z N"/>
          </draw:custom-shape>
          <draw:connector draw:style-name="gr4" draw:text-style-name="P4" draw:layer="layout" svg:x1="4.765cm" svg:y1="16.778cm" svg:x2="5.2cm" svg:y2="16.793cm" draw:start-shape="id138" draw:start-glue-point="10" draw:end-shape="id140" draw:end-glue-point="3" svg:d="m4765 16778h217v15h218">
            <text:p/>
          </draw:connector>
          <draw:connector draw:style-name="gr4" draw:text-style-name="P4" draw:layer="layout" svg:x1="4.765cm" svg:y1="17.688cm" svg:x2="5.2cm" svg:y2="17.693cm" draw:start-shape="id139" draw:start-glue-point="10" draw:end-shape="id141" draw:end-glue-point="3" svg:d="m4765 17688h217v5h218">
            <text:p/>
          </draw:connector>
          <draw:custom-shape draw:style-name="gr5" draw:text-style-name="P3" draw:id="id142" draw:layer="layout" svg:width="3.175cm" svg:height="0.635cm" svg:x="4.106cm" svg:y="18.255cm">
            <text:p text:style-name="P3">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4.106cm" svg:y1="18.572cm" svg:x2="3.587cm" svg:y2="16.226cm" draw:start-shape="id142" draw:start-glue-point="3" draw:end-shape="id137" draw:end-glue-point="2" svg:d="m4106 18572h-519v-2346">
            <text:p/>
          </draw:connector>
          <draw:custom-shape draw:style-name="gr5" draw:text-style-name="P3" draw:id="id143" draw:layer="layout" svg:width="3.175cm" svg:height="0.635cm" svg:x="3.607cm" svg:y="14.32cm">
            <text:p text:style-name="P3">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3.607cm" svg:y1="14.637cm" svg:x2="2.572cm" svg:y2="12.321cm" draw:start-shape="id143" draw:start-glue-point="3" draw:end-shape="id132" draw:end-glue-point="2" svg:d="m3607 14637h-1035v-2316">
            <text:p/>
          </draw:connector>
          <draw:custom-shape draw:style-name="gr44" draw:text-style-name="P4" draw:layer="layout" svg:width="1.27cm" svg:height="1.27cm" svg:x="6.735cm" svg:y="19.45cm">
            <text:p text:style-name="P3">0</text:p>
            <draw:enhanced-geometry svg:viewBox="0 0 780 907" draw:type="non-primitive" draw:enhanced-path="M 390 0 L 492 276 780 228 594 457 780 679 492 631 390 907 288 631 0 679 186 457 0 228 288 276 390 0 Z N"/>
          </draw:custom-shape>
          <draw:custom-shape draw:style-name="gr5" draw:text-style-name="P3" draw:id="id144" draw:layer="layout" svg:width="3.321cm" svg:height="0.635cm" svg:x="5.51cm" svg:y="5.72cm">
            <text:p text:style-name="P3">=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5.51cm" svg:y1="6.037cm" svg:x2="5.185cm" svg:y2="6.028cm" draw:start-shape="id144" draw:start-glue-point="3" draw:end-shape="id131" draw:end-glue-point="1" svg:d="m5510 6037h-163v-9h-162">
            <text:p/>
          </draw:connector>
          <draw:connector draw:style-name="gr4" draw:text-style-name="P4" draw:layer="layout" svg:x1="1.235cm" svg:y1="3.276cm" svg:x2="1.64cm" svg:y2="4.833cm" draw:start-shape="id123" draw:start-glue-point="3" draw:end-shape="id145" draw:end-glue-point="3" svg:d="m1235 3276h-501v1557h906">
            <text:p/>
          </draw:connector>
          <draw:connector draw:style-name="gr4" draw:text-style-name="P4" draw:layer="layout" svg:x1="1.235cm" svg:y1="3.276cm" svg:x2="1.64cm" svg:y2="6.033cm" draw:start-shape="id123" draw:start-glue-point="3" draw:end-shape="id130" draw:end-glue-point="6" svg:d="m1235 3276h-501v2757h906">
            <text:p/>
          </draw:connector>
          <draw:connector draw:style-name="gr4" draw:text-style-name="P4" draw:layer="layout" svg:x1="1.235cm" svg:y1="3.276cm" svg:x2="1.64cm" svg:y2="9.008cm" draw:start-shape="id123" draw:start-glue-point="3" draw:end-shape="id125" draw:end-glue-point="3" svg:d="m1235 3276h-501v5732h906">
            <text:p/>
          </draw:connector>
          <draw:connector draw:style-name="gr4" draw:text-style-name="P4" draw:layer="layout" svg:x1="1.235cm" svg:y1="3.276cm" svg:x2="1.62cm" svg:y2="11.973cm" draw:start-shape="id123" draw:start-glue-point="3" draw:end-shape="id132" draw:end-glue-point="3" svg:d="m1235 3276h-501v8697h886">
            <text:p/>
          </draw:connector>
          <draw:connector draw:style-name="gr4" draw:text-style-name="P4" draw:layer="layout" svg:x1="1.235cm" svg:y1="3.276cm" svg:x2="1.625cm" svg:y2="15.878cm" draw:start-shape="id123" draw:start-glue-point="3" draw:end-shape="id137" draw:end-glue-point="3" svg:d="m1235 3276h-501v12602h891">
            <text:p/>
          </draw:connector>
          <draw:connector draw:style-name="gr45" draw:text-style-name="P4" draw:layer="layout" draw:type="curve" draw:line-skew="-0.597cm" svg:x1="1.625cm" svg:y1="15.878cm" svg:x2="1.62cm" svg:y2="11.973cm" draw:start-shape="id137" draw:start-glue-point="3" draw:end-shape="id132" draw:end-glue-point="3" svg:d="m1625 15878c-1654 0-1652-3905-5-3905">
            <text:p/>
          </draw:connector>
          <draw:custom-shape draw:style-name="gr3" draw:text-style-name="P4" draw:id="id124" draw:layer="layout" svg:width="2.819cm" svg:height="1.034cm" svg:x="1.37cm" svg:y="19.563cm">
            <text:p text:style-name="P3">myBar2</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46" draw:layer="layout" svg:width="1.905cm" svg:height="0.695cm" svg:x="4.7cm" svg:y="19.747cm">
            <text:p text:style-name="P3">Bar2</text:p>
            <draw:enhanced-geometry svg:viewBox="0 0 21600 21600" draw:type="rectangle" draw:enhanced-path="M 0 0 L 21600 0 21600 21600 0 21600 0 0 Z N"/>
          </draw:custom-shape>
          <draw:connector draw:style-name="gr4" draw:text-style-name="P4" draw:layer="layout" svg:x1="4.189cm" svg:y1="20.079cm" svg:x2="4.7cm" svg:y2="20.094cm" draw:start-shape="id124" draw:start-glue-point="10" draw:end-shape="id146" draw:end-glue-point="3" svg:d="m4189 20079h255v15h256">
            <text:p/>
          </draw:connector>
        </draw:g>
        <draw:g>
          <draw:custom-shape draw:style-name="gr46" draw:text-style-name="P4" draw:layer="layout" svg:width="17.7cm" svg:height="8.197cm" svg:x="9.67cm" svg:y="2.765cm">
            <text:p/>
            <draw:enhanced-geometry svg:viewBox="0 0 21600 21600" draw:type="rectangle" draw:enhanced-path="M 0 0 L 21600 0 21600 21600 0 21600 0 0 Z N"/>
          </draw:custom-shape>
          <draw:custom-shape draw:style-name="gr35" draw:text-style-name="P4" draw:layer="layout" svg:width="8.039cm" svg:height="3.046cm" svg:x="15.95cm" svg:y="6.389cm">
            <text:p/>
            <draw:enhanced-geometry svg:viewBox="0 0 21600 21600" draw:type="rectangle" draw:enhanced-path="M 0 0 L 21600 0 21600 21600 0 21600 0 0 Z N"/>
          </draw:custom-shape>
          <draw:custom-shape draw:style-name="gr3" draw:text-style-name="P4" draw:id="id148" draw:layer="layout" svg:width="0.635cm" svg:height="0.635cm" svg:x="12.63cm" svg:y="6.663cm">
            <text:p text:style-name="P3">c</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49" draw:layer="layout" svg:width="0.635cm" svg:height="0.635cm" svg:x="12.63cm" svg:y="9.873cm">
            <text:p text:style-name="P3">d</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1.866cm" svg:y1="4.012cm" svg:x2="12.63cm" svg:y2="6.98cm" draw:start-shape="id147" draw:start-glue-point="8" draw:end-shape="id148" draw:end-glue-point="6" svg:d="m11866 4012v2968h764">
            <text:p/>
          </draw:connector>
          <draw:connector draw:style-name="gr4" draw:text-style-name="P4" draw:layer="layout" svg:x1="11.866cm" svg:y1="4.012cm" svg:x2="12.63cm" svg:y2="10.19cm" draw:start-shape="id147" draw:start-glue-point="8" draw:end-shape="id149" draw:end-glue-point="6" svg:d="m11866 4012v6178h764">
            <text:p/>
          </draw:connector>
          <draw:custom-shape draw:style-name="gr3" draw:text-style-name="P4" draw:id="id150" draw:layer="layout" svg:width="1.905cm" svg:height="0.695cm" svg:x="13.7cm" svg:y="6.648cm">
            <text:p text:style-name="P3">Foo</text:p>
            <draw:enhanced-geometry svg:viewBox="0 0 21600 21600" draw:type="rectangle" draw:enhanced-path="M 0 0 L 21600 0 21600 21600 0 21600 0 0 Z N"/>
          </draw:custom-shape>
          <draw:custom-shape draw:style-name="gr18" draw:text-style-name="P3" draw:id="id151" draw:layer="layout" svg:width="1.905cm" svg:height="0.695cm" svg:x="13.7cm" svg:y="9.848cm">
            <text:p text:style-name="P3">Real</text:p>
            <draw:enhanced-geometry svg:viewBox="0 0 21600 21600" draw:type="rectangle" draw:enhanced-path="M 0 0 L 21600 0 21600 21600 0 21600 0 0 Z N"/>
          </draw:custom-shape>
          <draw:connector draw:style-name="gr4" draw:text-style-name="P4" draw:layer="layout" svg:x1="13.265cm" svg:y1="6.98cm" svg:x2="13.7cm" svg:y2="6.995cm" draw:start-shape="id148" draw:start-glue-point="10" draw:end-shape="id150" draw:end-glue-point="3" svg:d="m13265 6980h217v15h218">
            <text:p/>
          </draw:connector>
          <draw:connector draw:style-name="gr4" draw:text-style-name="P4" draw:layer="layout" svg:x1="13.265cm" svg:y1="10.19cm" svg:x2="13.7cm" svg:y2="10.195cm" draw:start-shape="id149" draw:start-glue-point="10" draw:end-shape="id151" draw:end-glue-point="3" svg:d="m13265 10190h217v5h218">
            <text:p/>
          </draw:connector>
          <draw:custom-shape draw:style-name="gr3" draw:text-style-name="P4" draw:id="id152" draw:layer="layout" svg:width="0.635cm" svg:height="0.635cm" svg:x="12.625cm" svg:y="4.477cm">
            <text:p text:style-name="P3">a</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53" draw:layer="layout" svg:width="0.635cm" svg:height="0.635cm" svg:x="12.625cm" svg:y="5.387cm">
            <text:p text:style-name="P3">b</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1.866cm" svg:y1="4.012cm" svg:x2="12.625cm" svg:y2="4.794cm" draw:start-shape="id147" draw:start-glue-point="8" draw:end-shape="id152" draw:end-glue-point="6" svg:d="m11866 4012v782h759">
            <text:p/>
          </draw:connector>
          <draw:connector draw:style-name="gr4" draw:text-style-name="P4" draw:layer="layout" svg:x1="11.866cm" svg:y1="4.012cm" svg:x2="12.625cm" svg:y2="5.704cm" draw:start-shape="id147" draw:start-glue-point="8" draw:end-shape="id153" draw:end-glue-point="6" svg:d="m11866 4012v1692h759">
            <text:p/>
          </draw:connector>
          <draw:custom-shape draw:style-name="gr18" draw:text-style-name="P3" draw:id="id154" draw:layer="layout" svg:width="1.905cm" svg:height="0.695cm" svg:x="13.695cm" svg:y="4.453cm">
            <text:p text:style-name="P3">Real</text:p>
            <draw:enhanced-geometry svg:viewBox="0 0 21600 21600" draw:type="rectangle" draw:enhanced-path="M 0 0 L 21600 0 21600 21600 0 21600 0 0 Z N"/>
          </draw:custom-shape>
          <draw:custom-shape draw:style-name="gr18" draw:text-style-name="P3" draw:id="id155" draw:layer="layout" svg:width="1.905cm" svg:height="0.695cm" svg:x="13.695cm" svg:y="5.362cm">
            <text:p text:style-name="P3">Real</text:p>
            <draw:enhanced-geometry svg:viewBox="0 0 21600 21600" draw:type="rectangle" draw:enhanced-path="M 0 0 L 21600 0 21600 21600 0 21600 0 0 Z N"/>
          </draw:custom-shape>
          <draw:connector draw:style-name="gr4" draw:text-style-name="P4" draw:layer="layout" svg:x1="13.26cm" svg:y1="4.794cm" svg:x2="13.695cm" svg:y2="4.8cm" draw:start-shape="id152" draw:start-glue-point="10" draw:end-shape="id154" draw:end-glue-point="3" svg:d="m13260 4794h217v6h218">
            <text:p/>
          </draw:connector>
          <draw:connector draw:style-name="gr4" draw:text-style-name="P4" draw:layer="layout" svg:x1="13.26cm" svg:y1="5.704cm" svg:x2="13.695cm" svg:y2="5.709cm" draw:start-shape="id153" draw:start-glue-point="10" draw:end-shape="id155" draw:end-glue-point="3" svg:d="m13260 5704h217v5h218">
            <text:p/>
          </draw:connector>
          <draw:custom-shape draw:style-name="gr18" draw:text-style-name="P3" draw:id="id156" draw:layer="layout" svg:width="1.905cm" svg:height="0.695cm" svg:x="16.196cm" svg:y="4.454cm">
            <text:p text:style-name="P3">Real</text:p>
            <draw:enhanced-geometry svg:viewBox="0 0 21600 21600" draw:type="rectangle" draw:enhanced-path="M 0 0 L 21600 0 21600 21600 0 21600 0 0 Z N"/>
          </draw:custom-shape>
          <draw:custom-shape draw:style-name="gr18" draw:text-style-name="P3" draw:id="id157" draw:layer="layout" svg:width="1.905cm" svg:height="0.695cm" svg:x="16.197cm" svg:y="5.359cm">
            <text:p text:style-name="P3">Real</text:p>
            <draw:enhanced-geometry svg:viewBox="0 0 21600 21600" draw:type="rectangle" draw:enhanced-path="M 0 0 L 21600 0 21600 21600 0 21600 0 0 Z N"/>
          </draw:custom-shape>
          <draw:custom-shape draw:style-name="gr18" draw:text-style-name="P3" draw:id="id158" draw:layer="layout" svg:width="1.905cm" svg:height="0.695cm" svg:x="16.198cm" svg:y="9.842cm">
            <text:p text:style-name="P3">Real</text:p>
            <draw:enhanced-geometry svg:viewBox="0 0 21600 21600" draw:type="rectangle" draw:enhanced-path="M 0 0 L 21600 0 21600 21600 0 21600 0 0 Z N"/>
          </draw:custom-shape>
          <draw:connector draw:style-name="gr4" draw:text-style-name="P4" draw:layer="layout" svg:x1="15.6cm" svg:y1="4.8cm" svg:x2="16.196cm" svg:y2="4.801cm" draw:start-shape="id154" draw:start-glue-point="1" draw:end-shape="id156" draw:end-glue-point="3" svg:d="m15600 4800h297v1h299">
            <text:p/>
          </draw:connector>
          <draw:connector draw:style-name="gr4" draw:text-style-name="P4" draw:layer="layout" svg:x1="15.6cm" svg:y1="5.709cm" svg:x2="16.197cm" svg:y2="5.706cm" draw:start-shape="id155" draw:start-glue-point="1" draw:end-shape="id157" draw:end-glue-point="3" svg:d="m15600 5709h298v-3h299">
            <text:p/>
          </draw:connector>
          <draw:connector draw:style-name="gr4" draw:text-style-name="P4" draw:layer="layout" svg:x1="15.605cm" svg:y1="10.195cm" svg:x2="16.198cm" svg:y2="10.189cm" draw:start-shape="id151" draw:start-glue-point="1" draw:end-shape="id158" draw:end-glue-point="3" svg:d="m15605 10195h296v-6h297">
            <text:p/>
          </draw:connector>
          <draw:custom-shape draw:style-name="gr3" draw:text-style-name="P4" draw:id="id159" draw:layer="layout" svg:width="1.905cm" svg:height="0.695cm" svg:x="16.2cm" svg:y="6.661cm">
            <text:p text:style-name="P3">Foo</text:p>
            <draw:enhanced-geometry svg:viewBox="0 0 21600 21600" draw:type="rectangle" draw:enhanced-path="M 0 0 L 21600 0 21600 21600 0 21600 0 0 Z N"/>
          </draw:custom-shape>
          <draw:custom-shape draw:style-name="gr3" draw:text-style-name="P4" draw:id="id160" draw:layer="layout" svg:width="0.635cm" svg:height="0.635cm" svg:x="18.105cm" svg:y="7.591cm">
            <text:p text:style-name="P3">a</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61" draw:layer="layout" svg:width="0.635cm" svg:height="0.635cm" svg:x="18.105cm" svg:y="8.501cm">
            <text:p text:style-name="P3">b</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4" draw:text-style-name="P4" draw:layer="layout" svg:x1="17.152cm" svg:y1="7.356cm" svg:x2="18.105cm" svg:y2="7.908cm" draw:start-shape="id159" draw:start-glue-point="2" draw:end-shape="id160" draw:end-glue-point="6" svg:d="m17152 7356v552h953">
            <text:p/>
          </draw:connector>
          <draw:connector draw:style-name="gr4" draw:text-style-name="P4" draw:layer="layout" svg:x1="17.152cm" svg:y1="7.356cm" svg:x2="18.105cm" svg:y2="8.818cm" draw:start-shape="id159" draw:start-glue-point="2" draw:end-shape="id161" draw:end-glue-point="6" svg:d="m17152 7356v1462h953">
            <text:p/>
          </draw:connector>
          <draw:custom-shape draw:style-name="gr18" draw:text-style-name="P3" draw:id="id162" draw:layer="layout" svg:width="1.905cm" svg:height="0.695cm" svg:x="19.175cm" svg:y="7.571cm">
            <text:p text:style-name="P3">Real</text:p>
            <draw:enhanced-geometry svg:viewBox="0 0 21600 21600" draw:type="rectangle" draw:enhanced-path="M 0 0 L 21600 0 21600 21600 0 21600 0 0 Z N"/>
          </draw:custom-shape>
          <draw:custom-shape draw:style-name="gr18" draw:text-style-name="P3" draw:id="id163" draw:layer="layout" svg:width="1.905cm" svg:height="0.695cm" svg:x="19.175cm" svg:y="8.476cm">
            <text:p text:style-name="P3">Real</text:p>
            <draw:enhanced-geometry svg:viewBox="0 0 21600 21600" draw:type="rectangle" draw:enhanced-path="M 0 0 L 21600 0 21600 21600 0 21600 0 0 Z N"/>
          </draw:custom-shape>
          <draw:connector draw:style-name="gr4" draw:text-style-name="P4" draw:layer="layout" svg:x1="18.74cm" svg:y1="7.908cm" svg:x2="19.175cm" svg:y2="7.918cm" draw:start-shape="id160" draw:start-glue-point="10" draw:end-shape="id162" draw:end-glue-point="3" svg:d="m18740 7908h217v10h218">
            <text:p/>
          </draw:connector>
          <draw:connector draw:style-name="gr4" draw:text-style-name="P4" draw:layer="layout" svg:x1="18.74cm" svg:y1="8.818cm" svg:x2="19.175cm" svg:y2="8.823cm" draw:start-shape="id161" draw:start-glue-point="10" draw:end-shape="id163" draw:end-glue-point="3" svg:d="m18740 8818h217v5h218">
            <text:p/>
          </draw:connector>
          <draw:connector draw:style-name="gr4" draw:text-style-name="P4" draw:layer="layout" svg:x1="15.605cm" svg:y1="6.995cm" svg:x2="16.2cm" svg:y2="7.008cm" draw:start-shape="id150" draw:start-glue-point="1" draw:end-shape="id159" draw:end-glue-point="3" svg:d="m15605 6995h297v13h298">
            <text:p/>
          </draw:connector>
          <draw:custom-shape draw:style-name="gr5" draw:text-style-name="P3" draw:id="id164" draw:layer="layout" svg:width="2.157cm" svg:height="0.635cm" svg:x="18.608cm" svg:y="4.48cm">
            <text:p text:style-name="P3">=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8.101cm" svg:y1="4.801cm" svg:x2="18.608cm" svg:y2="4.797cm" draw:start-shape="id156" draw:start-glue-point="1" draw:end-shape="id164" draw:end-glue-point="3" svg:d="m18101 4801h253v-4h254">
            <text:p/>
          </draw:connector>
          <draw:custom-shape draw:style-name="gr5" draw:text-style-name="P3" draw:id="id165" draw:layer="layout" svg:width="2.157cm" svg:height="0.635cm" svg:x="21.508cm" svg:y="7.599cm">
            <text:p text:style-name="P3">=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21.08cm" svg:y1="7.918cm" svg:x2="21.508cm" svg:y2="7.916cm" draw:start-shape="id162" draw:start-glue-point="1" draw:end-shape="id165" draw:end-glue-point="3" svg:d="m21080 7918h213v-2h215">
            <text:p/>
          </draw:connector>
          <draw:frame draw:style-name="gr47" draw:text-style-name="P1" draw:layer="layout" svg:width="5.045cm" svg:height="2.783cm" svg:x="22.055cm" svg:y="3.475cm">
            <draw:text-box>
              <text:p text:style-name="P1">Attach values to constants.</text:p>
              <text:p text:style-name="P1"><text:span text:style-name="T17">(Could also be done after flattening.)</text:span></text:p>
            </draw:text-box>
          </draw:frame>
          <draw:custom-shape draw:style-name="gr44" draw:text-style-name="P4" draw:layer="layout" svg:width="1.855cm" svg:height="1.905cm" svg:x="20.336cm" svg:y="2.911cm">
            <text:p text:style-name="P3">4</text:p>
            <draw:enhanced-geometry svg:viewBox="0 0 780 907" draw:type="non-primitive" draw:enhanced-path="M 390 0 L 492 276 780 228 594 457 780 679 492 631 390 907 288 631 0 679 186 457 0 228 288 276 390 0 Z N"/>
          </draw:custom-shape>
          <draw:frame draw:style-name="gr15" draw:layer="layout" svg:width="6.005cm" svg:height="0.962cm" svg:x="9.74cm" svg:y="1.84cm">
            <draw:text-box>
              <text:p text:style-name="P1">Tree for one object.</text:p>
            </draw:text-box>
          </draw:frame>
          <draw:custom-shape draw:style-name="gr3" draw:text-style-name="P4" draw:id="id147" draw:layer="layout" svg:width="3.279cm" svg:height="0.986cm" svg:x="10.227cm" svg:y="3.026cm">
            <text:p text:style-name="P3">out_Bar2</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4" draw:id="id166" draw:layer="layout" svg:width="3.925cm" svg:height="0.695cm" svg:x="14.327cm" svg:y="3.193cm">
            <text:p text:style-name="P3">Bar2 (Bar1)</text:p>
            <draw:enhanced-geometry svg:viewBox="0 0 21600 21600" draw:type="rectangle" draw:enhanced-path="M 0 0 L 21600 0 21600 21600 0 21600 0 0 Z N"/>
          </draw:custom-shape>
          <draw:connector draw:style-name="gr4" draw:text-style-name="P4" draw:layer="layout" svg:x1="13.506cm" svg:y1="3.518cm" svg:x2="14.327cm" svg:y2="3.54cm" draw:start-shape="id147" draw:start-glue-point="10" draw:end-shape="id166" draw:end-glue-point="3" svg:d="m13506 3518h410v22h411">
            <text:p/>
          </draw:connector>
        </draw:g>
        <draw:custom-shape draw:style-name="gr43" draw:text-style-name="P4" draw:layer="layout" svg:width="1.531cm" svg:height="2.995cm" draw:transform="rotate (1.5713199255702) translate (8.29cm 20.382cm)">
          <text:p/>
          <draw:enhanced-geometry svg:viewBox="0 0 841 854" draw:mirror-horizontal="false" draw:mirror-vertical="false" draw:type="non-primitive" draw:enhanced-path="M 517 247 L 517 415 264 415 264 0 0 0 0 680 517 680 517 854 841 547 517 247 Z N"/>
        </draw:custom-shape>
        <draw:custom-shape draw:style-name="gr42" draw:text-style-name="P13" draw:layer="layout" svg:width="15.875cm" svg:height="1.905cm" draw:transform="rotate (0.315730061685715) translate (7.178cm 11.524cm)">
          <text:p text:style-name="P3"><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2" draw:text-style-name="P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Collect Inherited Attributes</text:p>
          </draw:text-box>
        </draw:frame>
        <draw:frame draw:style-name="gr14" draw:text-style-name="P1" draw:layer="layout" svg:width="26.67cm" svg:height="1.673cm" svg:x="0.635cm" svg:y="4.445cm">
          <draw:text-box>
            <text:p text:style-name="P1">Create an augmented AST where each object contains all inherited data and all inherited methods???</text:p>
          </draw:text-box>
        </draw:frame>
        <draw:frame draw:style-name="gr48" draw:text-style-name="P10" draw:layer="layout" svg:width="26.67cm" svg:height="8.783cm" svg:x="0.635cm" svg:y="10.655cm">
          <draw:text-box>
            <text:list text:style-name="L3">
              <text:list-item>
                <text:p text:style-name="P1">Collect inherited data.</text:p>
                <text:list>
                  <text:list-item>
                    <text:p text:style-name="P1">Data can not be overloaded or overridden: Giving a data attribute the same name like an inherited attribute is an error. (The error is shown in the child class.)</text:p>
                  </text:list-item>
                </text:list>
              </text:list-item>
              <text:list-item>
                <text:p text:style-name="P1">Collect inherited methods.</text:p>
                <text:list>
                  <text:list-item>
                    <text:p text:style-name="P1">Methods can be overridden: When a parent class and a child class use the same name for a method, the parent class' method becomes invisible and must be called with the full name.</text:p>
                  </text:list-item>
                  <text:list-item>
                    <text:p text:style-name="P1">Overloading (method selection based on different argument types) (like C++ or Java) are future extensions.</text:p>
                  </text:list-item>
                  <text:list-item>
                    <text:p text:style-name="P1">Creation of “this” argument. Adding correct type specifier for future extension. </text:p>
                  </text:list-item>
                </text:list>
              </text:list-item>
              <text:list-item>
                <text:p text:style-name="P1">Intelligent clustering of data may give the ability to keep non static functions separate. (Contrary to inlining every function which is straight forward with flattening)</text:p>
              </text:list-item>
            </text:list>
          </draw:text-box>
        </draw:frame>
        <draw:frame draw:style-name="gr49" draw:text-style-name="P1" draw:layer="layout" svg:width="26.67cm" svg:height="2.384cm" svg:x="0.635cm" svg:y="6.35cm">
          <draw:text-box>
            <text:p text:style-name="P1">Terminology for multiple methods with the same name: </text:p>
            <text:list text:style-name="L1">
              <text:list-item>
                <text:p text:style-name="P1">Overloading: Different methods are selected based on type and number of parameters.</text:p>
              </text:list-item>
              <text:list-item>
                <text:p text:style-name="P1">Overriding: Other methods of the same name become invisible.</text:p>
              </text:list-item>
            </text:list>
          </draw:text-box>
        </draw:frame>
        <draw:custom-shape draw:style-name="gr42" draw:text-style-name="P13" draw:layer="layout" svg:width="15.875cm" svg:height="1.905cm" draw:transform="rotate (0.315730061685715) translate (7.178cm 11.524cm)">
          <text:p text:style-name="P3"><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2" draw:text-style-name="P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5" draw:text-style-name="P14" draw:layer="layout" svg:width="25.199cm" svg:height="3.473cm" svg:x="1.4cm" svg:y="0.854cm" presentation:class="title" presentation:user-transformed="true">
          <draw:text-box>
            <text:p text:style-name="P3"><text:span text:style-name="T18">Collect Attributes of Submodels Recursively</text:span></text:p>
          </draw:text-box>
        </draw:frame>
        <presentation:notes draw:style-name="dp2">
          <draw:page-thumbnail draw:style-name="gr2" draw:layer="layout" svg:width="13.968cm" svg:height="10.476cm" svg:x="3.81cm" svg:y="2.123cm" draw:page-number="19" presentation:class="page"/>
          <draw:frame presentation:style-name="pr2" draw:text-style-name="P2"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Flattening Process</text:p>
          </draw:text-box>
        </draw:frame>
        <draw:frame draw:style-name="gr14" draw:text-style-name="P10" draw:layer="layout" svg:width="26.67cm" svg:height="2.384cm" svg:x="0.635cm" svg:y="10.16cm">
          <draw:text-box>
            <text:list text:style-name="L1">
              <text:list-item>
                <text:p text:style-name="P1">Flatten the tree structure</text:p>
              </text:list-item>
              <text:list-item>
                <text:p text:style-name="P1">Inline all code, and make it use the right data. </text:p>
              </text:list-item>
              <text:list-item>
                <text:p text:style-name="P1">Collect global data and functions. </text:p>
              </text:list-item>
            </text:list>
          </draw:text-box>
        </draw:frame>
        <draw:frame draw:style-name="gr14" draw:text-style-name="P1" draw:layer="layout" svg:width="24.13cm" svg:height="0.962cm" svg:x="1.905cm" svg:y="14.605cm">
          <draw:text-box>
            <text:list text:style-name="L1">
              <text:list-item>
                <text:p text:style-name="P1">Create instances of all entities. </text:p>
              </text:list-item>
            </text:list>
          </draw:text-box>
        </draw:frame>
        <presentation:notes draw:style-name="dp2">
          <draw:page-thumbnail draw:style-name="gr2" draw:layer="layout" svg:width="13.968cm" svg:height="10.476cm" svg:x="3.81cm" svg:y="2.123cm" draw:page-number="20" presentation:class="page"/>
          <draw:frame presentation:style-name="pr2" draw:text-style-name="P2"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21" presentation:class="page"/>
          <draw:frame presentation:style-name="pr2" draw:text-style-name="P2"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2" presentation:class="page"/>
          <draw:frame presentation:style-name="pr2" draw:text-style-name="P2"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Partial Differential Equations</text:p>
          </draw:text-box>
        </draw:frame>
        <presentation:notes draw:style-name="dp2">
          <draw:page-thumbnail draw:style-name="gr2" draw:layer="layout" svg:width="13.968cm" svg:height="10.476cm" svg:x="3.81cm" svg:y="2.123cm" draw:page-number="23" presentation:class="page"/>
          <draw:frame presentation:style-name="pr2" draw:text-style-name="P2"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Reordering Equations</text:p>
          </draw:text-box>
        </draw:frame>
        <draw:frame draw:style-name="gr50"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4" presentation:class="page"/>
          <draw:frame presentation:style-name="pr2" draw:text-style-name="P2"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More</text:p>
          </draw:text-box>
        </draw:frame>
        <draw:frame draw:style-name="gr51" draw:text-style-name="P10" draw:layer="layout" svg:width="26.641cm" svg:height="5.939cm" svg:x="0.751cm" svg:y="8.103cm">
          <draw:text-box>
            <text:list text:style-name="L1">
              <text:list-item>
                <text:p text:style-name="P1">Partition data into state vector, differential (return) vector, and other data; that stays constant during the simulation (parameters, constants).</text:p>
              </text:list-item>
              <text:list-item>
                <text:p text:style-name="P1">Automatic differentiation, for higher solution speeds and for optimizers.</text:p>
                <text:list>
                  <text:list-item>
                    <text:p text:style-name="P1"><text:a xlink:href="http://en.wikipedia.org/wiki/Automatic_differentiation">http://en.wikipedia.org/wiki/Automatic_differentiation</text:a></text:p>
                  </text:list-item>
                  <text:list-item>
                    <text:p text:style-name="P1"><text:a xlink:href="http://justindomke.wordpress.com/">http://justindomke.wordpress.com/</text:a></text:p>
                  </text:list-item>
                  <text:list-item>
                    <text:p text:style-name="P1">ADOL-C: <text:a xlink:href="http://www.math.tu-dresden.de/~adol-c/">http://www.math.tu-dresden.de/~adol-c/</text:a> automatic differentiation for large systems. </text:p>
                  </text:list-item>
                  <text:list-item>
                    <text:p text:style-name="P1">Python bindings for ADOL-C: <text:a xlink:href="http://github.com/b45ch1/pyadolc/tree/master">http://github.com/b45ch1/pyadolc/tree/master</text:a></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2" draw:text-style-name="P2"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9">
        <office:forms form:automatic-focus="false" form:apply-design-mode="false"/>
        <draw:frame presentation:style-name="pr1" draw:text-style-name="P1" draw:layer="layout" svg:width="25.199cm" svg:height="1.737cm" svg:x="1.27cm" svg:y="0.635cm" presentation:class="title" presentation:user-transformed="true">
          <draw:text-box>
            <text:p text:style-name="P1">Storing Simulation Results</text:p>
          </draw:text-box>
        </draw:frame>
        <draw:frame draw:style-name="gr52" draw:text-style-name="P1" draw:layer="layout" svg:width="26.67cm" svg:height="5.939cm" svg:x="0.635cm" svg:y="3.662cm">
          <draw:text-box>
            <text:p text:style-name="P1"><text:span text:style-name="T2">Meta data for attributes:</text:span> </text:p>
            <text:p text:style-name="P1">A list of these objects needs to be contained in the result storage object.</text:p>
            <text:p text:style-name="P1">AttributeDescriptor:</text:p>
            <text:list text:style-name="L1">
              <text:list-item>
                <text:p text:style-name="P1">name = 'x'</text:p>
              </text:list-item>
              <text:list-item>
                <text:p text:style-name="P1">unit = 'm/s'</text:p>
              </text:list-item>
              <text:list-item>
                <text:p text:style-name="P1">slice = slice(3, 4) #Describes what part of the state/data vector are occupied by the variable</text:p>
              </text:list-item>
              <text:list-item>
                <text:p text:style-name="P1">grid = ??? #On what grid is the distributed variable placed.</text:p>
              </text:list-item>
              <text:list-item>
                <text:p text:style-name="P1">Parameter = ??? #additional information to identify parameters.</text:p>
              </text:list-item>
            </text:list>
          </draw:text-box>
        </draw:frame>
        <draw:frame draw:style-name="gr52" draw:text-style-name="P1" draw:layer="layout" svg:width="26.67cm" svg:height="7.361cm" svg:x="0.635cm" svg:y="12.065cm">
          <draw:text-box>
            <text:p text:style-name="P1"><text:span text:style-name="T2">Protocol for storage class:</text:span></text:p>
            <text:list text:style-name="L1">
              <text:list-item>
                <text:p text:style-name="P1"><text:span text:style-name="T2">get_attribute(string()) → array</text:span>() #return the time course of one variable</text:p>
              </text:list-item>
              <text:list-item>
                <text:p text:style-name="P1"><text:span text:style-name="T2">add_step_vars(array())</text:span> #add the variables of one time step to the storage.</text:p>
              </text:list-item>
              <text:list-item>
                <text:p text:style-name="P1">save(filename)</text:p>
              </text:list-item>
              <text:list-item>
                <text:p text:style-name="P1">load(filename)</text:p>
              </text:list-item>
              <text:list-item>
                <text:p text:style-name="P1"><text:span text:style-name="T2">init_attribute_types([AttributeDescriptor()])</text:span> ??? #There must be some way to tell the storage object how the data vector is structured internally. </text:p>
              </text:list-item>
              <text:list-item>
                <text:p text:style-name="P1">set_param(string(), float()) #there must be a way to put the parameter values into the storage object.</text:p>
              </text:list-item>
            </text:list>
            <text:p text:style-name="P1"/>
          </draw:text-box>
        </draw:frame>
        <presentation:notes draw:style-name="dp2">
          <draw:page-thumbnail draw:style-name="gr2" draw:layer="layout" svg:width="13.968cm" svg:height="10.476cm" svg:x="3.81cm" svg:y="2.123cm" draw:page-number="26" presentation:class="page"/>
          <draw:frame presentation:style-name="pr2" draw:text-style-name="P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21$Build-9319</meta:generator>
    <meta:initial-creator>Eike Welk</meta:initial-creator>
    <meta:creation-date>2008-05-04T16:50:35</meta:creation-date>
    <dc:creator>Eike Welk</dc:creator>
    <dc:date>2010-05-04T16:11:27</dc:date>
    <meta:printed-by>Eike Welk</meta:printed-by>
    <meta:print-date>2008-05-31T02:15:58</meta:print-date>
    <dc:language>en-US</dc:language>
    <meta:editing-cycles>156</meta:editing-cycles>
    <meta:editing-duration>PT479H56M11S</meta:editing-duration>
    <meta:document-statistic meta:object-count="576"/>
    <meta:user-defined meta:name="Info 1"/>
    <meta:user-defined meta:name="Info 2"/>
    <meta:user-defined meta:name="Info 3"/>
    <meta:user-defined meta:name="Info 4"/>
  </office:meta>
</office:document-meta>
</file>